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652.05pt" svg:height="336.56pt" svg:x="237.91pt" svg:y="2584.86pt">
            <draw:object draw:notify-on-update-of-ranges="'MedicionAutomatica1.0'.A1:'MedicionAutomatica1.0'.A1 'MedicionAutomatica1.0'.A2:'MedicionAutomatica1.0'.A451 'MedicionAutomatica1.0'.B1:'MedicionAutomatica1.0'.B1 'MedicionAutomatica1.0'.B2:'MedicionAutomatica1.0'.B451 'MedicionAutomatica1.0'.A1:'MedicionAutomatica1.0'.A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53.44208" calcext:value-type="float">
            <text:p>1053.44208</text:p>
          </table:table-cell>
          <table:table-cell office:value-type="float" office:value="0.090814" calcext:value-type="float">
            <text:p>0.090814</text:p>
          </table:table-cell>
          <table:table-cell/>
        </table:table-row>
        <table:table-row table:style-name="ro1">
          <table:table-cell office:value-type="float" office:value="1048.992607" calcext:value-type="float">
            <text:p>1048.992607</text:p>
          </table:table-cell>
          <table:table-cell office:value-type="float" office:value="0.09208" calcext:value-type="float">
            <text:p>0.09208</text:p>
          </table:table-cell>
          <table:table-cell/>
        </table:table-row>
        <table:table-row table:style-name="ro1">
          <table:table-cell office:value-type="float" office:value="1045.586107" calcext:value-type="float">
            <text:p>1045.586107</text:p>
          </table:table-cell>
          <table:table-cell office:value-type="float" office:value="0.093196" calcext:value-type="float">
            <text:p>0.093196</text:p>
          </table:table-cell>
          <table:table-cell/>
        </table:table-row>
        <table:table-row table:style-name="ro1">
          <table:table-cell office:value-type="float" office:value="1042.22772" calcext:value-type="float">
            <text:p>1042.22772</text:p>
          </table:table-cell>
          <table:table-cell office:value-type="float" office:value="0.093701" calcext:value-type="float">
            <text:p>0.093701</text:p>
          </table:table-cell>
          <table:table-cell/>
        </table:table-row>
        <table:table-row table:style-name="ro1">
          <table:table-cell office:value-type="float" office:value="1037.787543" calcext:value-type="float">
            <text:p>1037.787543</text:p>
          </table:table-cell>
          <table:table-cell office:value-type="float" office:value="0.093201" calcext:value-type="float">
            <text:p>0.093201</text:p>
          </table:table-cell>
          <table:table-cell/>
        </table:table-row>
        <table:table-row table:style-name="ro1">
          <table:table-cell office:value-type="float" office:value="1034.36248" calcext:value-type="float">
            <text:p>1034.36248</text:p>
          </table:table-cell>
          <table:table-cell office:value-type="float" office:value="0.091794" calcext:value-type="float">
            <text:p>0.091794</text:p>
          </table:table-cell>
          <table:table-cell/>
        </table:table-row>
        <table:table-row table:style-name="ro1">
          <table:table-cell office:value-type="float" office:value="1031.032697" calcext:value-type="float">
            <text:p>1031.032697</text:p>
          </table:table-cell>
          <table:table-cell office:value-type="float" office:value="0.089892" calcext:value-type="float">
            <text:p>0.089892</text:p>
          </table:table-cell>
          <table:table-cell/>
        </table:table-row>
        <table:table-row table:style-name="ro1">
          <table:table-cell office:value-type="float" office:value="1027.630047" calcext:value-type="float">
            <text:p>1027.630047</text:p>
          </table:table-cell>
          <table:table-cell office:value-type="float" office:value="0.087301" calcext:value-type="float">
            <text:p>0.087301</text:p>
          </table:table-cell>
          <table:table-cell/>
        </table:table-row>
        <table:table-row table:style-name="ro1">
          <table:table-cell office:value-type="float" office:value="1024.25079" calcext:value-type="float">
            <text:p>1024.25079</text:p>
          </table:table-cell>
          <table:table-cell office:value-type="float" office:value="0.083851" calcext:value-type="float">
            <text:p>0.083851</text:p>
          </table:table-cell>
          <table:table-cell/>
        </table:table-row>
        <table:table-row table:style-name="ro1">
          <table:table-cell office:value-type="float" office:value="1018.66189" calcext:value-type="float">
            <text:p>1018.66189</text:p>
          </table:table-cell>
          <table:table-cell office:value-type="float" office:value="0.079544" calcext:value-type="float">
            <text:p>0.079544</text:p>
          </table:table-cell>
          <table:table-cell/>
        </table:table-row>
        <table:table-row table:style-name="ro1">
          <table:table-cell office:value-type="float" office:value="1016.386007" calcext:value-type="float">
            <text:p>1016.386007</text:p>
          </table:table-cell>
          <table:table-cell office:value-type="float" office:value="0.074542" calcext:value-type="float">
            <text:p>0.074542</text:p>
          </table:table-cell>
          <table:table-cell/>
        </table:table-row>
        <table:table-row table:style-name="ro1">
          <table:table-cell office:value-type="float" office:value="1011.869303" calcext:value-type="float">
            <text:p>1011.869303</text:p>
          </table:table-cell>
          <table:table-cell office:value-type="float" office:value="0.068869" calcext:value-type="float">
            <text:p>0.068869</text:p>
          </table:table-cell>
          <table:table-cell/>
        </table:table-row>
        <table:table-row table:style-name="ro1">
          <table:table-cell office:value-type="float" office:value="1007.397507" calcext:value-type="float">
            <text:p>1007.397507</text:p>
          </table:table-cell>
          <table:table-cell office:value-type="float" office:value="0.062317" calcext:value-type="float">
            <text:p>0.062317</text:p>
          </table:table-cell>
          <table:table-cell/>
        </table:table-row>
        <table:table-row table:style-name="ro1">
          <table:table-cell office:value-type="float" office:value="1005.12298" calcext:value-type="float">
            <text:p>1005.12298</text:p>
          </table:table-cell>
          <table:table-cell office:value-type="float" office:value="0.055124" calcext:value-type="float">
            <text:p>0.055124</text:p>
          </table:table-cell>
          <table:table-cell/>
        </table:table-row>
        <table:table-row table:style-name="ro1">
          <table:table-cell office:value-type="float" office:value="999.587884" calcext:value-type="float">
            <text:p>999.587884</text:p>
          </table:table-cell>
          <table:table-cell office:value-type="float" office:value="0.047995" calcext:value-type="float">
            <text:p>0.047995</text:p>
          </table:table-cell>
          <table:table-cell/>
        </table:table-row>
        <table:table-row table:style-name="ro1">
          <table:table-cell office:value-type="float" office:value="996.204275" calcext:value-type="float">
            <text:p>996.204275</text:p>
          </table:table-cell>
          <table:table-cell office:value-type="float" office:value="0.040889" calcext:value-type="float">
            <text:p>0.040889</text:p>
          </table:table-cell>
          <table:table-cell/>
        </table:table-row>
        <table:table-row table:style-name="ro1">
          <table:table-cell office:value-type="float" office:value="991.696909" calcext:value-type="float">
            <text:p>991.696909</text:p>
          </table:table-cell>
          <table:table-cell office:value-type="float" office:value="0.03336" calcext:value-type="float">
            <text:p>0.03336</text:p>
          </table:table-cell>
          <table:table-cell/>
        </table:table-row>
        <table:table-row table:style-name="ro1">
          <table:table-cell office:value-type="float" office:value="989.391064" calcext:value-type="float">
            <text:p>989.391064</text:p>
          </table:table-cell>
          <table:table-cell office:value-type="float" office:value="0.027031" calcext:value-type="float">
            <text:p>0.027031</text:p>
          </table:table-cell>
          <table:table-cell/>
        </table:table-row>
        <table:table-row table:style-name="ro1">
          <table:table-cell office:value-type="float" office:value="984.90881" calcext:value-type="float">
            <text:p>984.90881</text:p>
          </table:table-cell>
          <table:table-cell office:value-type="float" office:value="0.022079" calcext:value-type="float">
            <text:p>0.022079</text:p>
          </table:table-cell>
          <table:table-cell/>
        </table:table-row>
        <table:table-row table:style-name="ro1">
          <table:table-cell office:value-type="float" office:value="981.519903" calcext:value-type="float">
            <text:p>981.519903</text:p>
          </table:table-cell>
          <table:table-cell office:value-type="float" office:value="0.018248" calcext:value-type="float">
            <text:p>0.018248</text:p>
          </table:table-cell>
          <table:table-cell/>
        </table:table-row>
        <table:table-row table:style-name="ro1">
          <table:table-cell office:value-type="float" office:value="977.137284" calcext:value-type="float">
            <text:p>977.137284</text:p>
          </table:table-cell>
          <table:table-cell office:value-type="float" office:value="0.015097" calcext:value-type="float">
            <text:p>0.015097</text:p>
          </table:table-cell>
          <table:table-cell/>
        </table:table-row>
        <table:table-row table:style-name="ro1">
          <table:table-cell office:value-type="float" office:value="972.689732" calcext:value-type="float">
            <text:p>972.689732</text:p>
          </table:table-cell>
          <table:table-cell office:value-type="float" office:value="0.012999" calcext:value-type="float">
            <text:p>0.012999</text:p>
          </table:table-cell>
          <table:table-cell/>
        </table:table-row>
        <table:table-row table:style-name="ro1">
          <table:table-cell office:value-type="float" office:value="970.27629" calcext:value-type="float">
            <text:p>970.27629</text:p>
          </table:table-cell>
          <table:table-cell office:value-type="float" office:value="0.01189" calcext:value-type="float">
            <text:p>0.01189</text:p>
          </table:table-cell>
          <table:table-cell/>
        </table:table-row>
        <table:table-row table:style-name="ro1">
          <table:table-cell office:value-type="float" office:value="966.925007" calcext:value-type="float">
            <text:p>966.925007</text:p>
          </table:table-cell>
          <table:table-cell office:value-type="float" office:value="0.011579" calcext:value-type="float">
            <text:p>0.011579</text:p>
          </table:table-cell>
          <table:table-cell/>
        </table:table-row>
        <table:table-row table:style-name="ro1">
          <table:table-cell office:value-type="float" office:value="962.444301" calcext:value-type="float">
            <text:p>962.444301</text:p>
          </table:table-cell>
          <table:table-cell office:value-type="float" office:value="0.012005" calcext:value-type="float">
            <text:p>0.012005</text:p>
          </table:table-cell>
          <table:table-cell/>
        </table:table-row>
        <table:table-row table:style-name="ro1">
          <table:table-cell office:value-type="float" office:value="959.053928" calcext:value-type="float">
            <text:p>959.053928</text:p>
          </table:table-cell>
          <table:table-cell office:value-type="float" office:value="0.013291" calcext:value-type="float">
            <text:p>0.013291</text:p>
          </table:table-cell>
          <table:table-cell/>
        </table:table-row>
        <table:table-row table:style-name="ro1">
          <table:table-cell office:value-type="float" office:value="954.6141" calcext:value-type="float">
            <text:p>954.6141</text:p>
          </table:table-cell>
          <table:table-cell office:value-type="float" office:value="0.015444" calcext:value-type="float">
            <text:p>0.015444</text:p>
          </table:table-cell>
          <table:table-cell/>
        </table:table-row>
        <table:table-row table:style-name="ro1">
          <table:table-cell office:value-type="float" office:value="952.323677" calcext:value-type="float">
            <text:p>952.323677</text:p>
          </table:table-cell>
          <table:table-cell office:value-type="float" office:value="0.018636" calcext:value-type="float">
            <text:p>0.018636</text:p>
          </table:table-cell>
          <table:table-cell/>
        </table:table-row>
        <table:table-row table:style-name="ro1">
          <table:table-cell office:value-type="float" office:value="947.854984" calcext:value-type="float">
            <text:p>947.854984</text:p>
          </table:table-cell>
          <table:table-cell office:value-type="float" office:value="0.022798" calcext:value-type="float">
            <text:p>0.022798</text:p>
          </table:table-cell>
          <table:table-cell/>
        </table:table-row>
        <table:table-row table:style-name="ro1">
          <table:table-cell office:value-type="float" office:value="944.493796" calcext:value-type="float">
            <text:p>944.493796</text:p>
          </table:table-cell>
          <table:table-cell office:value-type="float" office:value="0.027872" calcext:value-type="float">
            <text:p>0.027872</text:p>
          </table:table-cell>
          <table:table-cell/>
        </table:table-row>
        <table:table-row table:style-name="ro1">
          <table:table-cell office:value-type="float" office:value="940.034029" calcext:value-type="float">
            <text:p>940.034029</text:p>
          </table:table-cell>
          <table:table-cell office:value-type="float" office:value="0.033507" calcext:value-type="float">
            <text:p>0.033507</text:p>
          </table:table-cell>
          <table:table-cell/>
        </table:table-row>
        <table:table-row table:style-name="ro1">
          <table:table-cell office:value-type="float" office:value="936.60845" calcext:value-type="float">
            <text:p>936.60845</text:p>
          </table:table-cell>
          <table:table-cell office:value-type="float" office:value="0.039798" calcext:value-type="float">
            <text:p>0.039798</text:p>
          </table:table-cell>
          <table:table-cell/>
        </table:table-row>
        <table:table-row table:style-name="ro1">
          <table:table-cell office:value-type="float" office:value="933.237953" calcext:value-type="float">
            <text:p>933.237953</text:p>
          </table:table-cell>
          <table:table-cell office:value-type="float" office:value="0.046637" calcext:value-type="float">
            <text:p>0.046637</text:p>
          </table:table-cell>
          <table:table-cell/>
        </table:table-row>
        <table:table-row table:style-name="ro1">
          <table:table-cell office:value-type="float" office:value="928.745859" calcext:value-type="float">
            <text:p>928.745859</text:p>
          </table:table-cell>
          <table:table-cell office:value-type="float" office:value="0.052936" calcext:value-type="float">
            <text:p>0.052936</text:p>
          </table:table-cell>
          <table:table-cell/>
        </table:table-row>
        <table:table-row table:style-name="ro1">
          <table:table-cell office:value-type="float" office:value="924.278797" calcext:value-type="float">
            <text:p>924.278797</text:p>
          </table:table-cell>
          <table:table-cell office:value-type="float" office:value="0.058948" calcext:value-type="float">
            <text:p>0.058948</text:p>
          </table:table-cell>
          <table:table-cell/>
        </table:table-row>
        <table:table-row table:style-name="ro1">
          <table:table-cell office:value-type="float" office:value="920.939677" calcext:value-type="float">
            <text:p>920.939677</text:p>
          </table:table-cell>
          <table:table-cell office:value-type="float" office:value="0.065028" calcext:value-type="float">
            <text:p>0.065028</text:p>
          </table:table-cell>
          <table:table-cell/>
        </table:table-row>
        <table:table-row table:style-name="ro1">
          <table:table-cell office:value-type="float" office:value="917.521965" calcext:value-type="float">
            <text:p>917.521965</text:p>
          </table:table-cell>
          <table:table-cell office:value-type="float" office:value="0.071082" calcext:value-type="float">
            <text:p>0.071082</text:p>
          </table:table-cell>
          <table:table-cell/>
        </table:table-row>
        <table:table-row table:style-name="ro1">
          <table:table-cell office:value-type="float" office:value="914.156198" calcext:value-type="float">
            <text:p>914.156198</text:p>
          </table:table-cell>
          <table:table-cell office:value-type="float" office:value="0.075409" calcext:value-type="float">
            <text:p>0.075409</text:p>
          </table:table-cell>
          <table:table-cell/>
        </table:table-row>
        <table:table-row table:style-name="ro1">
          <table:table-cell office:value-type="float" office:value="909.685266" calcext:value-type="float">
            <text:p>909.685266</text:p>
          </table:table-cell>
          <table:table-cell office:value-type="float" office:value="0.079796" calcext:value-type="float">
            <text:p>0.079796</text:p>
          </table:table-cell>
          <table:table-cell/>
        </table:table-row>
        <table:table-row table:style-name="ro1">
          <table:table-cell office:value-type="float" office:value="906.291943" calcext:value-type="float">
            <text:p>906.291943</text:p>
          </table:table-cell>
          <table:table-cell office:value-type="float" office:value="0.084071" calcext:value-type="float">
            <text:p>0.084071</text:p>
          </table:table-cell>
          <table:table-cell/>
        </table:table-row>
        <table:table-row table:style-name="ro1">
          <table:table-cell office:value-type="float" office:value="902.009858" calcext:value-type="float">
            <text:p>902.009858</text:p>
          </table:table-cell>
          <table:table-cell office:value-type="float" office:value="0.086719" calcext:value-type="float">
            <text:p>0.086719</text:p>
          </table:table-cell>
          <table:table-cell/>
        </table:table-row>
        <table:table-row table:style-name="ro1">
          <table:table-cell office:value-type="float" office:value="898.506122" calcext:value-type="float">
            <text:p>898.506122</text:p>
          </table:table-cell>
          <table:table-cell office:value-type="float" office:value="0.089224" calcext:value-type="float">
            <text:p>0.089224</text:p>
          </table:table-cell>
          <table:table-cell/>
        </table:table-row>
        <table:table-row table:style-name="ro1">
          <table:table-cell office:value-type="float" office:value="895.095531" calcext:value-type="float">
            <text:p>895.095531</text:p>
          </table:table-cell>
          <table:table-cell office:value-type="float" office:value="0.090711" calcext:value-type="float">
            <text:p>0.090711</text:p>
          </table:table-cell>
          <table:table-cell/>
        </table:table-row>
        <table:table-row table:style-name="ro1">
          <table:table-cell office:value-type="float" office:value="890.718201" calcext:value-type="float">
            <text:p>890.718201</text:p>
          </table:table-cell>
          <table:table-cell office:value-type="float" office:value="0.092998" calcext:value-type="float">
            <text:p>0.092998</text:p>
          </table:table-cell>
          <table:table-cell/>
        </table:table-row>
        <table:table-row table:style-name="ro1">
          <table:table-cell office:value-type="float" office:value="888.403317" calcext:value-type="float">
            <text:p>888.403317</text:p>
          </table:table-cell>
          <table:table-cell office:value-type="float" office:value="0.094021" calcext:value-type="float">
            <text:p>0.094021</text:p>
          </table:table-cell>
          <table:table-cell/>
        </table:table-row>
        <table:table-row table:style-name="ro1">
          <table:table-cell office:value-type="float" office:value="883.847587" calcext:value-type="float">
            <text:p>883.847587</text:p>
          </table:table-cell>
          <table:table-cell office:value-type="float" office:value="0.093994" calcext:value-type="float">
            <text:p>0.093994</text:p>
          </table:table-cell>
          <table:table-cell/>
        </table:table-row>
        <table:table-row table:style-name="ro1">
          <table:table-cell office:value-type="float" office:value="880.59759" calcext:value-type="float">
            <text:p>880.59759</text:p>
          </table:table-cell>
          <table:table-cell office:value-type="float" office:value="0.092796" calcext:value-type="float">
            <text:p>0.092796</text:p>
          </table:table-cell>
          <table:table-cell/>
        </table:table-row>
        <table:table-row table:style-name="ro1">
          <table:table-cell office:value-type="float" office:value="877.614161" calcext:value-type="float">
            <text:p>877.614161</text:p>
          </table:table-cell>
          <table:table-cell office:value-type="float" office:value="0.091712" calcext:value-type="float">
            <text:p>0.091712</text:p>
          </table:table-cell>
          <table:table-cell/>
        </table:table-row>
        <table:table-row table:style-name="ro1">
          <table:table-cell office:value-type="float" office:value="872.828413" calcext:value-type="float">
            <text:p>872.828413</text:p>
          </table:table-cell>
          <table:table-cell office:value-type="float" office:value="0.089636" calcext:value-type="float">
            <text:p>0.089636</text:p>
          </table:table-cell>
          <table:table-cell/>
        </table:table-row>
        <table:table-row table:style-name="ro1">
          <table:table-cell office:value-type="float" office:value="869.265175" calcext:value-type="float">
            <text:p>869.265175</text:p>
          </table:table-cell>
          <table:table-cell office:value-type="float" office:value="0.086521" calcext:value-type="float">
            <text:p>0.086521</text:p>
          </table:table-cell>
          <table:table-cell/>
        </table:table-row>
        <table:table-row table:style-name="ro1">
          <table:table-cell office:value-type="float" office:value="865.900264" calcext:value-type="float">
            <text:p>865.900264</text:p>
          </table:table-cell>
          <table:table-cell office:value-type="float" office:value="0.082724" calcext:value-type="float">
            <text:p>0.082724</text:p>
          </table:table-cell>
          <table:table-cell/>
        </table:table-row>
        <table:table-row table:style-name="ro1">
          <table:table-cell office:value-type="float" office:value="862.519723" calcext:value-type="float">
            <text:p>862.519723</text:p>
          </table:table-cell>
          <table:table-cell office:value-type="float" office:value="0.078829" calcext:value-type="float">
            <text:p>0.078829</text:p>
          </table:table-cell>
          <table:table-cell/>
        </table:table-row>
        <table:table-row table:style-name="ro1">
          <table:table-cell office:value-type="float" office:value="858.02749" calcext:value-type="float">
            <text:p>858.02749</text:p>
          </table:table-cell>
          <table:table-cell office:value-type="float" office:value="0.073446" calcext:value-type="float">
            <text:p>0.073446</text:p>
          </table:table-cell>
          <table:table-cell/>
        </table:table-row>
        <table:table-row table:style-name="ro1">
          <table:table-cell office:value-type="float" office:value="854.710448" calcext:value-type="float">
            <text:p>854.710448</text:p>
          </table:table-cell>
          <table:table-cell office:value-type="float" office:value="0.067359" calcext:value-type="float">
            <text:p>0.067359</text:p>
          </table:table-cell>
          <table:table-cell/>
        </table:table-row>
        <table:table-row table:style-name="ro1">
          <table:table-cell office:value-type="float" office:value="849.384071" calcext:value-type="float">
            <text:p>849.384071</text:p>
          </table:table-cell>
          <table:table-cell office:value-type="float" office:value="0.060773" calcext:value-type="float">
            <text:p>0.060773</text:p>
          </table:table-cell>
          <table:table-cell/>
        </table:table-row>
        <table:table-row table:style-name="ro1">
          <table:table-cell office:value-type="float" office:value="846.855425" calcext:value-type="float">
            <text:p>846.855425</text:p>
          </table:table-cell>
          <table:table-cell office:value-type="float" office:value="0.053831" calcext:value-type="float">
            <text:p>0.053831</text:p>
          </table:table-cell>
          <table:table-cell/>
        </table:table-row>
        <table:table-row table:style-name="ro1">
          <table:table-cell office:value-type="float" office:value="843.478893" calcext:value-type="float">
            <text:p>843.478893</text:p>
          </table:table-cell>
          <table:table-cell office:value-type="float" office:value="0.046465" calcext:value-type="float">
            <text:p>0.046465</text:p>
          </table:table-cell>
          <table:table-cell/>
        </table:table-row>
        <table:table-row table:style-name="ro1">
          <table:table-cell office:value-type="float" office:value="840.099299" calcext:value-type="float">
            <text:p>840.099299</text:p>
          </table:table-cell>
          <table:table-cell office:value-type="float" office:value="0.039239" calcext:value-type="float">
            <text:p>0.039239</text:p>
          </table:table-cell>
          <table:table-cell/>
        </table:table-row>
        <table:table-row table:style-name="ro1">
          <table:table-cell office:value-type="float" office:value="834.648476" calcext:value-type="float">
            <text:p>834.648476</text:p>
          </table:table-cell>
          <table:table-cell office:value-type="float" office:value="0.032363" calcext:value-type="float">
            <text:p>0.032363</text:p>
          </table:table-cell>
          <table:table-cell/>
        </table:table-row>
        <table:table-row table:style-name="ro1">
          <table:table-cell office:value-type="float" office:value="832.241304" calcext:value-type="float">
            <text:p>832.241304</text:p>
          </table:table-cell>
          <table:table-cell office:value-type="float" office:value="0.026295" calcext:value-type="float">
            <text:p>0.026295</text:p>
          </table:table-cell>
          <table:table-cell/>
        </table:table-row>
        <table:table-row table:style-name="ro1">
          <table:table-cell office:value-type="float" office:value="827.718065" calcext:value-type="float">
            <text:p>827.718065</text:p>
          </table:table-cell>
          <table:table-cell office:value-type="float" office:value="0.021229" calcext:value-type="float">
            <text:p>0.021229</text:p>
          </table:table-cell>
          <table:table-cell/>
        </table:table-row>
        <table:table-row table:style-name="ro1">
          <table:table-cell office:value-type="float" office:value="823.247136" calcext:value-type="float">
            <text:p>823.247136</text:p>
          </table:table-cell>
          <table:table-cell office:value-type="float" office:value="0.017136" calcext:value-type="float">
            <text:p>0.017136</text:p>
          </table:table-cell>
          <table:table-cell/>
        </table:table-row>
        <table:table-row table:style-name="ro1">
          <table:table-cell office:value-type="float" office:value="819.951333" calcext:value-type="float">
            <text:p>819.951333</text:p>
          </table:table-cell>
          <table:table-cell office:value-type="float" office:value="0.014303" calcext:value-type="float">
            <text:p>0.014303</text:p>
          </table:table-cell>
          <table:table-cell/>
        </table:table-row>
        <table:table-row table:style-name="ro1">
          <table:table-cell office:value-type="float" office:value="815.384149" calcext:value-type="float">
            <text:p>815.384149</text:p>
          </table:table-cell>
          <table:table-cell office:value-type="float" office:value="0.012383" calcext:value-type="float">
            <text:p>0.012383</text:p>
          </table:table-cell>
          <table:table-cell/>
        </table:table-row>
        <table:table-row table:style-name="ro1">
          <table:table-cell office:value-type="float" office:value="811.995267" calcext:value-type="float">
            <text:p>811.995267</text:p>
          </table:table-cell>
          <table:table-cell office:value-type="float" office:value="0.011533" calcext:value-type="float">
            <text:p>0.011533</text:p>
          </table:table-cell>
          <table:table-cell/>
        </table:table-row>
        <table:table-row table:style-name="ro1">
          <table:table-cell office:value-type="float" office:value="808.827315" calcext:value-type="float">
            <text:p>808.827315</text:p>
          </table:table-cell>
          <table:table-cell office:value-type="float" office:value="0.011542" calcext:value-type="float">
            <text:p>0.011542</text:p>
          </table:table-cell>
          <table:table-cell/>
        </table:table-row>
        <table:table-row table:style-name="ro1">
          <table:table-cell office:value-type="float" office:value="804.316045" calcext:value-type="float">
            <text:p>804.316045</text:p>
          </table:table-cell>
          <table:table-cell office:value-type="float" office:value="0.012312" calcext:value-type="float">
            <text:p>0.012312</text:p>
          </table:table-cell>
          <table:table-cell/>
        </table:table-row>
        <table:table-row table:style-name="ro1">
          <table:table-cell office:value-type="float" office:value="803.013649" calcext:value-type="float">
            <text:p>803.013649</text:p>
          </table:table-cell>
          <table:table-cell office:value-type="float" office:value="0.013924" calcext:value-type="float">
            <text:p>0.013924</text:p>
          </table:table-cell>
          <table:table-cell/>
        </table:table-row>
        <table:table-row table:style-name="ro1">
          <table:table-cell office:value-type="float" office:value="797.517363" calcext:value-type="float">
            <text:p>797.517363</text:p>
          </table:table-cell>
          <table:table-cell office:value-type="float" office:value="0.01633" calcext:value-type="float">
            <text:p>0.01633</text:p>
          </table:table-cell>
          <table:table-cell/>
        </table:table-row>
        <table:table-row table:style-name="ro1">
          <table:table-cell office:value-type="float" office:value="793.073765" calcext:value-type="float">
            <text:p>793.073765</text:p>
          </table:table-cell>
          <table:table-cell office:value-type="float" office:value="0.019709" calcext:value-type="float">
            <text:p>0.019709</text:p>
          </table:table-cell>
          <table:table-cell/>
        </table:table-row>
        <table:table-row table:style-name="ro1">
          <table:table-cell office:value-type="float" office:value="790.677377" calcext:value-type="float">
            <text:p>790.677377</text:p>
          </table:table-cell>
          <table:table-cell office:value-type="float" office:value="0.023838" calcext:value-type="float">
            <text:p>0.023838</text:p>
          </table:table-cell>
          <table:table-cell/>
        </table:table-row>
        <table:table-row table:style-name="ro1">
          <table:table-cell office:value-type="float" office:value="787.313279" calcext:value-type="float">
            <text:p>787.313279</text:p>
          </table:table-cell>
          <table:table-cell office:value-type="float" office:value="0.029023" calcext:value-type="float">
            <text:p>0.029023</text:p>
          </table:table-cell>
          <table:table-cell/>
        </table:table-row>
        <table:table-row table:style-name="ro1">
          <table:table-cell office:value-type="float" office:value="782.964263" calcext:value-type="float">
            <text:p>782.964263</text:p>
          </table:table-cell>
          <table:table-cell office:value-type="float" office:value="0.034764" calcext:value-type="float">
            <text:p>0.034764</text:p>
          </table:table-cell>
          <table:table-cell/>
        </table:table-row>
        <table:table-row table:style-name="ro1">
          <table:table-cell office:value-type="float" office:value="778.376822" calcext:value-type="float">
            <text:p>778.376822</text:p>
          </table:table-cell>
          <table:table-cell office:value-type="float" office:value="0.040725" calcext:value-type="float">
            <text:p>0.040725</text:p>
          </table:table-cell>
          <table:table-cell/>
        </table:table-row>
        <table:table-row table:style-name="ro1">
          <table:table-cell office:value-type="float" office:value="776.05024" calcext:value-type="float">
            <text:p>776.05024</text:p>
          </table:table-cell>
          <table:table-cell office:value-type="float" office:value="0.047039" calcext:value-type="float">
            <text:p>0.047039</text:p>
          </table:table-cell>
          <table:table-cell/>
        </table:table-row>
        <table:table-row table:style-name="ro1">
          <table:table-cell office:value-type="float" office:value="771.752087" calcext:value-type="float">
            <text:p>771.752087</text:p>
          </table:table-cell>
          <table:table-cell office:value-type="float" office:value="0.053429" calcext:value-type="float">
            <text:p>0.053429</text:p>
          </table:table-cell>
          <table:table-cell/>
        </table:table-row>
        <table:table-row table:style-name="ro1">
          <table:table-cell office:value-type="float" office:value="768.236902" calcext:value-type="float">
            <text:p>768.236902</text:p>
          </table:table-cell>
          <table:table-cell office:value-type="float" office:value="0.05966" calcext:value-type="float">
            <text:p>0.05966</text:p>
          </table:table-cell>
          <table:table-cell/>
        </table:table-row>
        <table:table-row table:style-name="ro1">
          <table:table-cell office:value-type="float" office:value="764.960769" calcext:value-type="float">
            <text:p>764.960769</text:p>
          </table:table-cell>
          <table:table-cell office:value-type="float" office:value="0.065336" calcext:value-type="float">
            <text:p>0.065336</text:p>
          </table:table-cell>
          <table:table-cell/>
        </table:table-row>
        <table:table-row table:style-name="ro1">
          <table:table-cell office:value-type="float" office:value="760.541763" calcext:value-type="float">
            <text:p>760.541763</text:p>
          </table:table-cell>
          <table:table-cell office:value-type="float" office:value="0.07063" calcext:value-type="float">
            <text:p>0.07063</text:p>
          </table:table-cell>
          <table:table-cell/>
        </table:table-row>
        <table:table-row table:style-name="ro1">
          <table:table-cell office:value-type="float" office:value="757.070079" calcext:value-type="float">
            <text:p>757.070079</text:p>
          </table:table-cell>
          <table:table-cell office:value-type="float" office:value="0.076242" calcext:value-type="float">
            <text:p>0.076242</text:p>
          </table:table-cell>
          <table:table-cell/>
        </table:table-row>
        <table:table-row table:style-name="ro1">
          <table:table-cell office:value-type="float" office:value="753.639205" calcext:value-type="float">
            <text:p>753.639205</text:p>
          </table:table-cell>
          <table:table-cell office:value-type="float" office:value="0.080478" calcext:value-type="float">
            <text:p>0.080478</text:p>
          </table:table-cell>
          <table:table-cell/>
        </table:table-row>
        <table:table-row table:style-name="ro1">
          <table:table-cell office:value-type="float" office:value="749.114209" calcext:value-type="float">
            <text:p>749.114209</text:p>
          </table:table-cell>
          <table:table-cell office:value-type="float" office:value="0.083904" calcext:value-type="float">
            <text:p>0.083904</text:p>
          </table:table-cell>
          <table:table-cell/>
        </table:table-row>
        <table:table-row table:style-name="ro1">
          <table:table-cell office:value-type="float" office:value="745.781594" calcext:value-type="float">
            <text:p>745.781594</text:p>
          </table:table-cell>
          <table:table-cell office:value-type="float" office:value="0.086973" calcext:value-type="float">
            <text:p>0.086973</text:p>
          </table:table-cell>
          <table:table-cell/>
        </table:table-row>
        <table:table-row table:style-name="ro1">
          <table:table-cell office:value-type="float" office:value="741.459063" calcext:value-type="float">
            <text:p>741.459063</text:p>
          </table:table-cell>
          <table:table-cell office:value-type="float" office:value="0.089702" calcext:value-type="float">
            <text:p>0.089702</text:p>
          </table:table-cell>
          <table:table-cell/>
        </table:table-row>
        <table:table-row table:style-name="ro1">
          <table:table-cell office:value-type="float" office:value="737.887478" calcext:value-type="float">
            <text:p>737.887478</text:p>
          </table:table-cell>
          <table:table-cell office:value-type="float" office:value="0.091472" calcext:value-type="float">
            <text:p>0.091472</text:p>
          </table:table-cell>
          <table:table-cell/>
        </table:table-row>
        <table:table-row table:style-name="ro1">
          <table:table-cell office:value-type="float" office:value="733.574808" calcext:value-type="float">
            <text:p>733.574808</text:p>
          </table:table-cell>
          <table:table-cell office:value-type="float" office:value="0.092196" calcext:value-type="float">
            <text:p>0.092196</text:p>
          </table:table-cell>
          <table:table-cell/>
        </table:table-row>
        <table:table-row table:style-name="ro1">
          <table:table-cell office:value-type="float" office:value="730.031634" calcext:value-type="float">
            <text:p>730.031634</text:p>
          </table:table-cell>
          <table:table-cell office:value-type="float" office:value="0.092929" calcext:value-type="float">
            <text:p>0.092929</text:p>
          </table:table-cell>
          <table:table-cell/>
        </table:table-row>
        <table:table-row table:style-name="ro1">
          <table:table-cell office:value-type="float" office:value="725.621914" calcext:value-type="float">
            <text:p>725.621914</text:p>
          </table:table-cell>
          <table:table-cell office:value-type="float" office:value="0.093371" calcext:value-type="float">
            <text:p>0.093371</text:p>
          </table:table-cell>
          <table:table-cell/>
        </table:table-row>
        <table:table-row table:style-name="ro1">
          <table:table-cell office:value-type="float" office:value="724.396013" calcext:value-type="float">
            <text:p>724.396013</text:p>
          </table:table-cell>
          <table:table-cell office:value-type="float" office:value="0.092348" calcext:value-type="float">
            <text:p>0.092348</text:p>
          </table:table-cell>
          <table:table-cell/>
        </table:table-row>
        <table:table-row table:style-name="ro1">
          <table:table-cell office:value-type="float" office:value="718.125657" calcext:value-type="float">
            <text:p>718.125657</text:p>
          </table:table-cell>
          <table:table-cell office:value-type="float" office:value="0.090526" calcext:value-type="float">
            <text:p>0.090526</text:p>
          </table:table-cell>
          <table:table-cell/>
        </table:table-row>
        <table:table-row table:style-name="ro1">
          <table:table-cell office:value-type="float" office:value="714.304359" calcext:value-type="float">
            <text:p>714.304359</text:p>
          </table:table-cell>
          <table:table-cell office:value-type="float" office:value="0.088925" calcext:value-type="float">
            <text:p>0.088925</text:p>
          </table:table-cell>
          <table:table-cell/>
        </table:table-row>
        <table:table-row table:style-name="ro1">
          <table:table-cell office:value-type="float" office:value="711.067979" calcext:value-type="float">
            <text:p>711.067979</text:p>
          </table:table-cell>
          <table:table-cell office:value-type="float" office:value="0.085667" calcext:value-type="float">
            <text:p>0.085667</text:p>
          </table:table-cell>
          <table:table-cell/>
        </table:table-row>
        <table:table-row table:style-name="ro1">
          <table:table-cell office:value-type="float" office:value="707.708503" calcext:value-type="float">
            <text:p>707.708503</text:p>
          </table:table-cell>
          <table:table-cell office:value-type="float" office:value="0.081669" calcext:value-type="float">
            <text:p>0.081669</text:p>
          </table:table-cell>
          <table:table-cell/>
        </table:table-row>
        <table:table-row table:style-name="ro1">
          <table:table-cell office:value-type="float" office:value="704.230798" calcext:value-type="float">
            <text:p>704.230798</text:p>
          </table:table-cell>
          <table:table-cell office:value-type="float" office:value="0.077165" calcext:value-type="float">
            <text:p>0.077165</text:p>
          </table:table-cell>
          <table:table-cell/>
        </table:table-row>
        <table:table-row table:style-name="ro1">
          <table:table-cell office:value-type="float" office:value="701.917517" calcext:value-type="float">
            <text:p>701.917517</text:p>
          </table:table-cell>
          <table:table-cell office:value-type="float" office:value="0.071613" calcext:value-type="float">
            <text:p>0.071613</text:p>
          </table:table-cell>
          <table:table-cell/>
        </table:table-row>
        <table:table-row table:style-name="ro1">
          <table:table-cell office:value-type="float" office:value="696.334487" calcext:value-type="float">
            <text:p>696.334487</text:p>
          </table:table-cell>
          <table:table-cell office:value-type="float" office:value="0.065266" calcext:value-type="float">
            <text:p>0.065266</text:p>
          </table:table-cell>
          <table:table-cell/>
        </table:table-row>
        <table:table-row table:style-name="ro1">
          <table:table-cell office:value-type="float" office:value="692.991271" calcext:value-type="float">
            <text:p>692.991271</text:p>
          </table:table-cell>
          <table:table-cell office:value-type="float" office:value="0.058644" calcext:value-type="float">
            <text:p>0.058644</text:p>
          </table:table-cell>
          <table:table-cell/>
        </table:table-row>
        <table:table-row table:style-name="ro1">
          <table:table-cell office:value-type="float" office:value="688.470859" calcext:value-type="float">
            <text:p>688.470859</text:p>
          </table:table-cell>
          <table:table-cell office:value-type="float" office:value="0.051891" calcext:value-type="float">
            <text:p>0.051891</text:p>
          </table:table-cell>
          <table:table-cell/>
        </table:table-row>
        <table:table-row table:style-name="ro1">
          <table:table-cell office:value-type="float" office:value="686.201632" calcext:value-type="float">
            <text:p>686.201632</text:p>
          </table:table-cell>
          <table:table-cell office:value-type="float" office:value="0.044998" calcext:value-type="float">
            <text:p>0.044998</text:p>
          </table:table-cell>
          <table:table-cell/>
        </table:table-row>
        <table:table-row table:style-name="ro1">
          <table:table-cell office:value-type="float" office:value="683.670253" calcext:value-type="float">
            <text:p>683.670253</text:p>
          </table:table-cell>
          <table:table-cell office:value-type="float" office:value="0.038058" calcext:value-type="float">
            <text:p>0.038058</text:p>
          </table:table-cell>
          <table:table-cell/>
        </table:table-row>
        <table:table-row table:style-name="ro1">
          <table:table-cell office:value-type="float" office:value="679.52883" calcext:value-type="float">
            <text:p>679.52883</text:p>
          </table:table-cell>
          <table:table-cell office:value-type="float" office:value="0.031501" calcext:value-type="float">
            <text:p>0.031501</text:p>
          </table:table-cell>
          <table:table-cell/>
        </table:table-row>
        <table:table-row table:style-name="ro1">
          <table:table-cell office:value-type="float" office:value="675.564402" calcext:value-type="float">
            <text:p>675.564402</text:p>
          </table:table-cell>
          <table:table-cell office:value-type="float" office:value="0.025745" calcext:value-type="float">
            <text:p>0.025745</text:p>
          </table:table-cell>
          <table:table-cell/>
        </table:table-row>
        <table:table-row table:style-name="ro1">
          <table:table-cell office:value-type="float" office:value="670.713" calcext:value-type="float">
            <text:p>670.713</text:p>
          </table:table-cell>
          <table:table-cell office:value-type="float" office:value="0.02096" calcext:value-type="float">
            <text:p>0.02096</text:p>
          </table:table-cell>
          <table:table-cell/>
        </table:table-row>
        <table:table-row table:style-name="ro1">
          <table:table-cell office:value-type="float" office:value="667.197404" calcext:value-type="float">
            <text:p>667.197404</text:p>
          </table:table-cell>
          <table:table-cell office:value-type="float" office:value="0.01708" calcext:value-type="float">
            <text:p>0.01708</text:p>
          </table:table-cell>
          <table:table-cell/>
        </table:table-row>
        <table:table-row table:style-name="ro1">
          <table:table-cell office:value-type="float" office:value="664.946766" calcext:value-type="float">
            <text:p>664.946766</text:p>
          </table:table-cell>
          <table:table-cell office:value-type="float" office:value="0.014401" calcext:value-type="float">
            <text:p>0.014401</text:p>
          </table:table-cell>
          <table:table-cell/>
        </table:table-row>
        <table:table-row table:style-name="ro1">
          <table:table-cell office:value-type="float" office:value="659.366245" calcext:value-type="float">
            <text:p>659.366245</text:p>
          </table:table-cell>
          <table:table-cell office:value-type="float" office:value="0.012676" calcext:value-type="float">
            <text:p>0.012676</text:p>
          </table:table-cell>
          <table:table-cell/>
        </table:table-row>
        <table:table-row table:style-name="ro1">
          <table:table-cell office:value-type="float" office:value="656.120006" calcext:value-type="float">
            <text:p>656.120006</text:p>
          </table:table-cell>
          <table:table-cell office:value-type="float" office:value="0.011895" calcext:value-type="float">
            <text:p>0.011895</text:p>
          </table:table-cell>
          <table:table-cell/>
        </table:table-row>
        <table:table-row table:style-name="ro1">
          <table:table-cell office:value-type="float" office:value="652.672428" calcext:value-type="float">
            <text:p>652.672428</text:p>
          </table:table-cell>
          <table:table-cell office:value-type="float" office:value="0.012015" calcext:value-type="float">
            <text:p>0.012015</text:p>
          </table:table-cell>
          <table:table-cell/>
        </table:table-row>
        <table:table-row table:style-name="ro1">
          <table:table-cell office:value-type="float" office:value="646.928175" calcext:value-type="float">
            <text:p>646.928175</text:p>
          </table:table-cell>
          <table:table-cell office:value-type="float" office:value="0.012999" calcext:value-type="float">
            <text:p>0.012999</text:p>
          </table:table-cell>
          <table:table-cell/>
        </table:table-row>
        <table:table-row table:style-name="ro1">
          <table:table-cell office:value-type="float" office:value="645.870289" calcext:value-type="float">
            <text:p>645.870289</text:p>
          </table:table-cell>
          <table:table-cell office:value-type="float" office:value="0.014792" calcext:value-type="float">
            <text:p>0.014792</text:p>
          </table:table-cell>
          <table:table-cell/>
        </table:table-row>
        <table:table-row table:style-name="ro1">
          <table:table-cell office:value-type="float" office:value="640.435901" calcext:value-type="float">
            <text:p>640.435901</text:p>
          </table:table-cell>
          <table:table-cell office:value-type="float" office:value="0.017739" calcext:value-type="float">
            <text:p>0.017739</text:p>
          </table:table-cell>
          <table:table-cell/>
        </table:table-row>
        <table:table-row table:style-name="ro1">
          <table:table-cell office:value-type="float" office:value="636.859716" calcext:value-type="float">
            <text:p>636.859716</text:p>
          </table:table-cell>
          <table:table-cell office:value-type="float" office:value="0.021706" calcext:value-type="float">
            <text:p>0.021706</text:p>
          </table:table-cell>
          <table:table-cell/>
        </table:table-row>
        <table:table-row table:style-name="ro1">
          <table:table-cell office:value-type="float" office:value="633.43811" calcext:value-type="float">
            <text:p>633.43811</text:p>
          </table:table-cell>
          <table:table-cell office:value-type="float" office:value="0.026367" calcext:value-type="float">
            <text:p>0.026367</text:p>
          </table:table-cell>
          <table:table-cell/>
        </table:table-row>
        <table:table-row table:style-name="ro1">
          <table:table-cell office:value-type="float" office:value="629.462176" calcext:value-type="float">
            <text:p>629.462176</text:p>
          </table:table-cell>
          <table:table-cell office:value-type="float" office:value="0.031341" calcext:value-type="float">
            <text:p>0.031341</text:p>
          </table:table-cell>
          <table:table-cell/>
        </table:table-row>
        <table:table-row table:style-name="ro1">
          <table:table-cell office:value-type="float" office:value="627.872516" calcext:value-type="float">
            <text:p>627.872516</text:p>
          </table:table-cell>
          <table:table-cell office:value-type="float" office:value="0.036926" calcext:value-type="float">
            <text:p>0.036926</text:p>
          </table:table-cell>
          <table:table-cell/>
        </table:table-row>
        <table:table-row table:style-name="ro1">
          <table:table-cell office:value-type="float" office:value="622.248368" calcext:value-type="float">
            <text:p>622.248368</text:p>
          </table:table-cell>
          <table:table-cell office:value-type="float" office:value="0.043415" calcext:value-type="float">
            <text:p>0.043415</text:p>
          </table:table-cell>
          <table:table-cell/>
        </table:table-row>
        <table:table-row table:style-name="ro1">
          <table:table-cell office:value-type="float" office:value="619.993231" calcext:value-type="float">
            <text:p>619.993231</text:p>
          </table:table-cell>
          <table:table-cell office:value-type="float" office:value="0.049987" calcext:value-type="float">
            <text:p>0.049987</text:p>
          </table:table-cell>
          <table:table-cell/>
        </table:table-row>
        <table:table-row table:style-name="ro1">
          <table:table-cell office:value-type="float" office:value="616.599522" calcext:value-type="float">
            <text:p>616.599522</text:p>
          </table:table-cell>
          <table:table-cell office:value-type="float" office:value="0.055948" calcext:value-type="float">
            <text:p>0.055948</text:p>
          </table:table-cell>
          <table:table-cell/>
        </table:table-row>
        <table:table-row table:style-name="ro1">
          <table:table-cell office:value-type="float" office:value="611.174349" calcext:value-type="float">
            <text:p>611.174349</text:p>
          </table:table-cell>
          <table:table-cell office:value-type="float" office:value="0.06199" calcext:value-type="float">
            <text:p>0.06199</text:p>
          </table:table-cell>
          <table:table-cell/>
        </table:table-row>
        <table:table-row table:style-name="ro1">
          <table:table-cell office:value-type="float" office:value="606.745159" calcext:value-type="float">
            <text:p>606.745159</text:p>
          </table:table-cell>
          <table:table-cell office:value-type="float" office:value="0.067806" calcext:value-type="float">
            <text:p>0.067806</text:p>
          </table:table-cell>
          <table:table-cell/>
        </table:table-row>
        <table:table-row table:style-name="ro1">
          <table:table-cell office:value-type="float" office:value="604.295722" calcext:value-type="float">
            <text:p>604.295722</text:p>
          </table:table-cell>
          <table:table-cell office:value-type="float" office:value="0.073178" calcext:value-type="float">
            <text:p>0.073178</text:p>
          </table:table-cell>
          <table:table-cell/>
        </table:table-row>
        <table:table-row table:style-name="ro1">
          <table:table-cell office:value-type="float" office:value="600.488061" calcext:value-type="float">
            <text:p>600.488061</text:p>
          </table:table-cell>
          <table:table-cell office:value-type="float" office:value="0.077783" calcext:value-type="float">
            <text:p>0.077783</text:p>
          </table:table-cell>
          <table:table-cell/>
        </table:table-row>
        <table:table-row table:style-name="ro1">
          <table:table-cell office:value-type="float" office:value="596.153131" calcext:value-type="float">
            <text:p>596.153131</text:p>
          </table:table-cell>
          <table:table-cell office:value-type="float" office:value="0.081859" calcext:value-type="float">
            <text:p>0.081859</text:p>
          </table:table-cell>
          <table:table-cell/>
        </table:table-row>
        <table:table-row table:style-name="ro1">
          <table:table-cell office:value-type="float" office:value="592.15037" calcext:value-type="float">
            <text:p>592.15037</text:p>
          </table:table-cell>
          <table:table-cell office:value-type="float" office:value="0.085543" calcext:value-type="float">
            <text:p>0.085543</text:p>
          </table:table-cell>
          <table:table-cell/>
        </table:table-row>
        <table:table-row table:style-name="ro1">
          <table:table-cell office:value-type="float" office:value="588.693817" calcext:value-type="float">
            <text:p>588.693817</text:p>
          </table:table-cell>
          <table:table-cell office:value-type="float" office:value="0.088891" calcext:value-type="float">
            <text:p>0.088891</text:p>
          </table:table-cell>
          <table:table-cell/>
        </table:table-row>
        <table:table-row table:style-name="ro1">
          <table:table-cell office:value-type="float" office:value="586.090964" calcext:value-type="float">
            <text:p>586.090964</text:p>
          </table:table-cell>
          <table:table-cell office:value-type="float" office:value="0.091145" calcext:value-type="float">
            <text:p>0.091145</text:p>
          </table:table-cell>
          <table:table-cell/>
        </table:table-row>
        <table:table-row table:style-name="ro1">
          <table:table-cell office:value-type="float" office:value="582.606529" calcext:value-type="float">
            <text:p>582.606529</text:p>
          </table:table-cell>
          <table:table-cell office:value-type="float" office:value="0.093082" calcext:value-type="float">
            <text:p>0.093082</text:p>
          </table:table-cell>
          <table:table-cell/>
        </table:table-row>
        <table:table-row table:style-name="ro1">
          <table:table-cell office:value-type="float" office:value="577.743566" calcext:value-type="float">
            <text:p>577.743566</text:p>
          </table:table-cell>
          <table:table-cell office:value-type="float" office:value="0.09422" calcext:value-type="float">
            <text:p>0.09422</text:p>
          </table:table-cell>
          <table:table-cell/>
        </table:table-row>
        <table:table-row table:style-name="ro1">
          <table:table-cell office:value-type="float" office:value="574.768723" calcext:value-type="float">
            <text:p>574.768723</text:p>
          </table:table-cell>
          <table:table-cell office:value-type="float" office:value="0.094702" calcext:value-type="float">
            <text:p>0.094702</text:p>
          </table:table-cell>
          <table:table-cell/>
        </table:table-row>
        <table:table-row table:style-name="ro1">
          <table:table-cell office:value-type="float" office:value="570.866932" calcext:value-type="float">
            <text:p>570.866932</text:p>
          </table:table-cell>
          <table:table-cell office:value-type="float" office:value="0.094517" calcext:value-type="float">
            <text:p>0.094517</text:p>
          </table:table-cell>
          <table:table-cell/>
        </table:table-row>
        <table:table-row table:style-name="ro1">
          <table:table-cell office:value-type="float" office:value="566.821972" calcext:value-type="float">
            <text:p>566.821972</text:p>
          </table:table-cell>
          <table:table-cell office:value-type="float" office:value="0.093601" calcext:value-type="float">
            <text:p>0.093601</text:p>
          </table:table-cell>
          <table:table-cell/>
        </table:table-row>
        <table:table-row table:style-name="ro1">
          <table:table-cell office:value-type="float" office:value="562.997213" calcext:value-type="float">
            <text:p>562.997213</text:p>
          </table:table-cell>
          <table:table-cell office:value-type="float" office:value="0.091817" calcext:value-type="float">
            <text:p>0.091817</text:p>
          </table:table-cell>
          <table:table-cell/>
        </table:table-row>
        <table:table-row table:style-name="ro1">
          <table:table-cell office:value-type="float" office:value="559.331891" calcext:value-type="float">
            <text:p>559.331891</text:p>
          </table:table-cell>
          <table:table-cell office:value-type="float" office:value="0.08917" calcext:value-type="float">
            <text:p>0.08917</text:p>
          </table:table-cell>
          <table:table-cell/>
        </table:table-row>
        <table:table-row table:style-name="ro1">
          <table:table-cell office:value-type="float" office:value="555.866935" calcext:value-type="float">
            <text:p>555.866935</text:p>
          </table:table-cell>
          <table:table-cell office:value-type="float" office:value="0.085845" calcext:value-type="float">
            <text:p>0.085845</text:p>
          </table:table-cell>
          <table:table-cell/>
        </table:table-row>
        <table:table-row table:style-name="ro1">
          <table:table-cell office:value-type="float" office:value="551.798941" calcext:value-type="float">
            <text:p>551.798941</text:p>
          </table:table-cell>
          <table:table-cell office:value-type="float" office:value="0.081677" calcext:value-type="float">
            <text:p>0.081677</text:p>
          </table:table-cell>
          <table:table-cell/>
        </table:table-row>
        <table:table-row table:style-name="ro1">
          <table:table-cell office:value-type="float" office:value="547.979943" calcext:value-type="float">
            <text:p>547.979943</text:p>
          </table:table-cell>
          <table:table-cell office:value-type="float" office:value="0.076628" calcext:value-type="float">
            <text:p>0.076628</text:p>
          </table:table-cell>
          <table:table-cell/>
        </table:table-row>
        <table:table-row table:style-name="ro1">
          <table:table-cell office:value-type="float" office:value="544.537406" calcext:value-type="float">
            <text:p>544.537406</text:p>
          </table:table-cell>
          <table:table-cell office:value-type="float" office:value="0.070886" calcext:value-type="float">
            <text:p>0.070886</text:p>
          </table:table-cell>
          <table:table-cell/>
        </table:table-row>
        <table:table-row table:style-name="ro1">
          <table:table-cell office:value-type="float" office:value="540.341616" calcext:value-type="float">
            <text:p>540.341616</text:p>
          </table:table-cell>
          <table:table-cell office:value-type="float" office:value="0.064839" calcext:value-type="float">
            <text:p>0.064839</text:p>
          </table:table-cell>
          <table:table-cell/>
        </table:table-row>
        <table:table-row table:style-name="ro1">
          <table:table-cell office:value-type="float" office:value="536.854559" calcext:value-type="float">
            <text:p>536.854559</text:p>
          </table:table-cell>
          <table:table-cell office:value-type="float" office:value="0.057986" calcext:value-type="float">
            <text:p>0.057986</text:p>
          </table:table-cell>
          <table:table-cell/>
        </table:table-row>
        <table:table-row table:style-name="ro1">
          <table:table-cell office:value-type="float" office:value="532.699541" calcext:value-type="float">
            <text:p>532.699541</text:p>
          </table:table-cell>
          <table:table-cell office:value-type="float" office:value="0.050811" calcext:value-type="float">
            <text:p>0.050811</text:p>
          </table:table-cell>
          <table:table-cell/>
        </table:table-row>
        <table:table-row table:style-name="ro1">
          <table:table-cell office:value-type="float" office:value="529.072102" calcext:value-type="float">
            <text:p>529.072102</text:p>
          </table:table-cell>
          <table:table-cell office:value-type="float" office:value="0.043502" calcext:value-type="float">
            <text:p>0.043502</text:p>
          </table:table-cell>
          <table:table-cell/>
        </table:table-row>
        <table:table-row table:style-name="ro1">
          <table:table-cell office:value-type="float" office:value="525.121185" calcext:value-type="float">
            <text:p>525.121185</text:p>
          </table:table-cell>
          <table:table-cell office:value-type="float" office:value="0.036723" calcext:value-type="float">
            <text:p>0.036723</text:p>
          </table:table-cell>
          <table:table-cell/>
        </table:table-row>
        <table:table-row table:style-name="ro1">
          <table:table-cell office:value-type="float" office:value="521.365558" calcext:value-type="float">
            <text:p>521.365558</text:p>
          </table:table-cell>
          <table:table-cell office:value-type="float" office:value="0.030351" calcext:value-type="float">
            <text:p>0.030351</text:p>
          </table:table-cell>
          <table:table-cell/>
        </table:table-row>
        <table:table-row table:style-name="ro1">
          <table:table-cell office:value-type="float" office:value="517.837546" calcext:value-type="float">
            <text:p>517.837546</text:p>
          </table:table-cell>
          <table:table-cell office:value-type="float" office:value="0.024594" calcext:value-type="float">
            <text:p>0.024594</text:p>
          </table:table-cell>
          <table:table-cell/>
        </table:table-row>
        <table:table-row table:style-name="ro1">
          <table:table-cell office:value-type="float" office:value="513.62388" calcext:value-type="float">
            <text:p>513.62388</text:p>
          </table:table-cell>
          <table:table-cell office:value-type="float" office:value="0.02012" calcext:value-type="float">
            <text:p>0.02012</text:p>
          </table:table-cell>
          <table:table-cell/>
        </table:table-row>
        <table:table-row table:style-name="ro1">
          <table:table-cell office:value-type="float" office:value="511.065873" calcext:value-type="float">
            <text:p>511.065873</text:p>
          </table:table-cell>
          <table:table-cell office:value-type="float" office:value="0.016672" calcext:value-type="float">
            <text:p>0.016672</text:p>
          </table:table-cell>
          <table:table-cell/>
        </table:table-row>
        <table:table-row table:style-name="ro1">
          <table:table-cell office:value-type="float" office:value="507.069211" calcext:value-type="float">
            <text:p>507.069211</text:p>
          </table:table-cell>
          <table:table-cell office:value-type="float" office:value="0.014201" calcext:value-type="float">
            <text:p>0.014201</text:p>
          </table:table-cell>
          <table:table-cell/>
        </table:table-row>
        <table:table-row table:style-name="ro1">
          <table:table-cell office:value-type="float" office:value="504.181169" calcext:value-type="float">
            <text:p>504.181169</text:p>
          </table:table-cell>
          <table:table-cell office:value-type="float" office:value="0.012627" calcext:value-type="float">
            <text:p>0.012627</text:p>
          </table:table-cell>
          <table:table-cell/>
        </table:table-row>
        <table:table-row table:style-name="ro1">
          <table:table-cell office:value-type="float" office:value="498.984938" calcext:value-type="float">
            <text:p>498.984938</text:p>
          </table:table-cell>
          <table:table-cell office:value-type="float" office:value="0.011955" calcext:value-type="float">
            <text:p>0.011955</text:p>
          </table:table-cell>
          <table:table-cell/>
        </table:table-row>
        <table:table-row table:style-name="ro1">
          <table:table-cell office:value-type="float" office:value="495.904632" calcext:value-type="float">
            <text:p>495.904632</text:p>
          </table:table-cell>
          <table:table-cell office:value-type="float" office:value="0.012145" calcext:value-type="float">
            <text:p>0.012145</text:p>
          </table:table-cell>
          <table:table-cell/>
        </table:table-row>
        <table:table-row table:style-name="ro1">
          <table:table-cell office:value-type="float" office:value="492.81955" calcext:value-type="float">
            <text:p>492.81955</text:p>
          </table:table-cell>
          <table:table-cell office:value-type="float" office:value="0.013202" calcext:value-type="float">
            <text:p>0.013202</text:p>
          </table:table-cell>
          <table:table-cell/>
        </table:table-row>
        <table:table-row table:style-name="ro1">
          <table:table-cell office:value-type="float" office:value="488.693341" calcext:value-type="float">
            <text:p>488.693341</text:p>
          </table:table-cell>
          <table:table-cell office:value-type="float" office:value="0.015211" calcext:value-type="float">
            <text:p>0.015211</text:p>
          </table:table-cell>
          <table:table-cell/>
        </table:table-row>
        <table:table-row table:style-name="ro1">
          <table:table-cell office:value-type="float" office:value="484.555928" calcext:value-type="float">
            <text:p>484.555928</text:p>
          </table:table-cell>
          <table:table-cell office:value-type="float" office:value="0.018115" calcext:value-type="float">
            <text:p>0.018115</text:p>
          </table:table-cell>
          <table:table-cell/>
        </table:table-row>
        <table:table-row table:style-name="ro1">
          <table:table-cell office:value-type="float" office:value="482.257844" calcext:value-type="float">
            <text:p>482.257844</text:p>
          </table:table-cell>
          <table:table-cell office:value-type="float" office:value="0.021894" calcext:value-type="float">
            <text:p>0.021894</text:p>
          </table:table-cell>
          <table:table-cell/>
        </table:table-row>
        <table:table-row table:style-name="ro1">
          <table:table-cell office:value-type="float" office:value="477.220975" calcext:value-type="float">
            <text:p>477.220975</text:p>
          </table:table-cell>
          <table:table-cell office:value-type="float" office:value="0.026659" calcext:value-type="float">
            <text:p>0.026659</text:p>
          </table:table-cell>
          <table:table-cell/>
        </table:table-row>
        <table:table-row table:style-name="ro1">
          <table:table-cell office:value-type="float" office:value="474.07535" calcext:value-type="float">
            <text:p>474.07535</text:p>
          </table:table-cell>
          <table:table-cell office:value-type="float" office:value="0.032088" calcext:value-type="float">
            <text:p>0.032088</text:p>
          </table:table-cell>
          <table:table-cell/>
        </table:table-row>
        <table:table-row table:style-name="ro1">
          <table:table-cell office:value-type="float" office:value="471.751013" calcext:value-type="float">
            <text:p>471.751013</text:p>
          </table:table-cell>
          <table:table-cell office:value-type="float" office:value="0.038205" calcext:value-type="float">
            <text:p>0.038205</text:p>
          </table:table-cell>
          <table:table-cell/>
        </table:table-row>
        <table:table-row table:style-name="ro1">
          <table:table-cell office:value-type="float" office:value="465.626156" calcext:value-type="float">
            <text:p>465.626156</text:p>
          </table:table-cell>
          <table:table-cell office:value-type="float" office:value="0.044853" calcext:value-type="float">
            <text:p>0.044853</text:p>
          </table:table-cell>
          <table:table-cell/>
        </table:table-row>
        <table:table-row table:style-name="ro1">
          <table:table-cell office:value-type="float" office:value="462.090022" calcext:value-type="float">
            <text:p>462.090022</text:p>
          </table:table-cell>
          <table:table-cell office:value-type="float" office:value="0.051454" calcext:value-type="float">
            <text:p>0.051454</text:p>
          </table:table-cell>
          <table:table-cell/>
        </table:table-row>
        <table:table-row table:style-name="ro1">
          <table:table-cell office:value-type="float" office:value="458.291866" calcext:value-type="float">
            <text:p>458.291866</text:p>
          </table:table-cell>
          <table:table-cell office:value-type="float" office:value="0.057656" calcext:value-type="float">
            <text:p>0.057656</text:p>
          </table:table-cell>
          <table:table-cell/>
        </table:table-row>
        <table:table-row table:style-name="ro1">
          <table:table-cell office:value-type="float" office:value="454.003965" calcext:value-type="float">
            <text:p>454.003965</text:p>
          </table:table-cell>
          <table:table-cell office:value-type="float" office:value="0.063432" calcext:value-type="float">
            <text:p>0.063432</text:p>
          </table:table-cell>
          <table:table-cell/>
        </table:table-row>
        <table:table-row table:style-name="ro1">
          <table:table-cell office:value-type="float" office:value="450.622798" calcext:value-type="float">
            <text:p>450.622798</text:p>
          </table:table-cell>
          <table:table-cell office:value-type="float" office:value="0.068762" calcext:value-type="float">
            <text:p>0.068762</text:p>
          </table:table-cell>
          <table:table-cell/>
        </table:table-row>
        <table:table-row table:style-name="ro1">
          <table:table-cell office:value-type="float" office:value="447.168259" calcext:value-type="float">
            <text:p>447.168259</text:p>
          </table:table-cell>
          <table:table-cell office:value-type="float" office:value="0.073984" calcext:value-type="float">
            <text:p>0.073984</text:p>
          </table:table-cell>
          <table:table-cell/>
        </table:table-row>
        <table:table-row table:style-name="ro1">
          <table:table-cell office:value-type="float" office:value="443.644919" calcext:value-type="float">
            <text:p>443.644919</text:p>
          </table:table-cell>
          <table:table-cell office:value-type="float" office:value="0.078794" calcext:value-type="float">
            <text:p>0.078794</text:p>
          </table:table-cell>
          <table:table-cell/>
        </table:table-row>
        <table:table-row table:style-name="ro1">
          <table:table-cell office:value-type="float" office:value="440.27029" calcext:value-type="float">
            <text:p>440.27029</text:p>
          </table:table-cell>
          <table:table-cell office:value-type="float" office:value="0.082704" calcext:value-type="float">
            <text:p>0.082704</text:p>
          </table:table-cell>
          <table:table-cell/>
        </table:table-row>
        <table:table-row table:style-name="ro1">
          <table:table-cell office:value-type="float" office:value="436.620082" calcext:value-type="float">
            <text:p>436.620082</text:p>
          </table:table-cell>
          <table:table-cell office:value-type="float" office:value="0.08674" calcext:value-type="float">
            <text:p>0.08674</text:p>
          </table:table-cell>
          <table:table-cell/>
        </table:table-row>
        <table:table-row table:style-name="ro1">
          <table:table-cell office:value-type="float" office:value="433.707476" calcext:value-type="float">
            <text:p>433.707476</text:p>
          </table:table-cell>
          <table:table-cell office:value-type="float" office:value="0.089896" calcext:value-type="float">
            <text:p>0.089896</text:p>
          </table:table-cell>
          <table:table-cell/>
        </table:table-row>
        <table:table-row table:style-name="ro1">
          <table:table-cell office:value-type="float" office:value="429.788125" calcext:value-type="float">
            <text:p>429.788125</text:p>
          </table:table-cell>
          <table:table-cell office:value-type="float" office:value="0.092233" calcext:value-type="float">
            <text:p>0.092233</text:p>
          </table:table-cell>
          <table:table-cell/>
        </table:table-row>
        <table:table-row table:style-name="ro1">
          <table:table-cell office:value-type="float" office:value="426.034632" calcext:value-type="float">
            <text:p>426.034632</text:p>
          </table:table-cell>
          <table:table-cell office:value-type="float" office:value="0.094057" calcext:value-type="float">
            <text:p>0.094057</text:p>
          </table:table-cell>
          <table:table-cell/>
        </table:table-row>
        <table:table-row table:style-name="ro1">
          <table:table-cell office:value-type="float" office:value="422.677938" calcext:value-type="float">
            <text:p>422.677938</text:p>
          </table:table-cell>
          <table:table-cell office:value-type="float" office:value="0.095159" calcext:value-type="float">
            <text:p>0.095159</text:p>
          </table:table-cell>
          <table:table-cell/>
        </table:table-row>
        <table:table-row table:style-name="ro1">
          <table:table-cell office:value-type="float" office:value="418.334064" calcext:value-type="float">
            <text:p>418.334064</text:p>
          </table:table-cell>
          <table:table-cell office:value-type="float" office:value="0.095425" calcext:value-type="float">
            <text:p>0.095425</text:p>
          </table:table-cell>
          <table:table-cell/>
        </table:table-row>
        <table:table-row table:style-name="ro1">
          <table:table-cell office:value-type="float" office:value="414.736496" calcext:value-type="float">
            <text:p>414.736496</text:p>
          </table:table-cell>
          <table:table-cell office:value-type="float" office:value="0.0952" calcext:value-type="float">
            <text:p>0.0952</text:p>
          </table:table-cell>
          <table:table-cell/>
        </table:table-row>
        <table:table-row table:style-name="ro1">
          <table:table-cell office:value-type="float" office:value="410.999519" calcext:value-type="float">
            <text:p>410.999519</text:p>
          </table:table-cell>
          <table:table-cell office:value-type="float" office:value="0.094463" calcext:value-type="float">
            <text:p>0.094463</text:p>
          </table:table-cell>
          <table:table-cell/>
        </table:table-row>
        <table:table-row table:style-name="ro1">
          <table:table-cell office:value-type="float" office:value="407.068699" calcext:value-type="float">
            <text:p>407.068699</text:p>
          </table:table-cell>
          <table:table-cell office:value-type="float" office:value="0.092918" calcext:value-type="float">
            <text:p>0.092918</text:p>
          </table:table-cell>
          <table:table-cell/>
        </table:table-row>
        <table:table-row table:style-name="ro1">
          <table:table-cell office:value-type="float" office:value="403.364695" calcext:value-type="float">
            <text:p>403.364695</text:p>
          </table:table-cell>
          <table:table-cell office:value-type="float" office:value="0.090028" calcext:value-type="float">
            <text:p>0.090028</text:p>
          </table:table-cell>
          <table:table-cell/>
        </table:table-row>
        <table:table-row table:style-name="ro1">
          <table:table-cell office:value-type="float" office:value="399.645604" calcext:value-type="float">
            <text:p>399.645604</text:p>
          </table:table-cell>
          <table:table-cell office:value-type="float" office:value="0.086254" calcext:value-type="float">
            <text:p>0.086254</text:p>
          </table:table-cell>
          <table:table-cell/>
        </table:table-row>
        <table:table-row table:style-name="ro1">
          <table:table-cell office:value-type="float" office:value="396.685373" calcext:value-type="float">
            <text:p>396.685373</text:p>
          </table:table-cell>
          <table:table-cell office:value-type="float" office:value="0.081867" calcext:value-type="float">
            <text:p>0.081867</text:p>
          </table:table-cell>
          <table:table-cell/>
        </table:table-row>
        <table:table-row table:style-name="ro1">
          <table:table-cell office:value-type="float" office:value="391.650159" calcext:value-type="float">
            <text:p>391.650159</text:p>
          </table:table-cell>
          <table:table-cell office:value-type="float" office:value="0.076973" calcext:value-type="float">
            <text:p>0.076973</text:p>
          </table:table-cell>
          <table:table-cell/>
        </table:table-row>
        <table:table-row table:style-name="ro1">
          <table:table-cell office:value-type="float" office:value="387.994569" calcext:value-type="float">
            <text:p>387.994569</text:p>
          </table:table-cell>
          <table:table-cell office:value-type="float" office:value="0.071078" calcext:value-type="float">
            <text:p>0.071078</text:p>
          </table:table-cell>
          <table:table-cell/>
        </table:table-row>
        <table:table-row table:style-name="ro1">
          <table:table-cell office:value-type="float" office:value="384.855437" calcext:value-type="float">
            <text:p>384.855437</text:p>
          </table:table-cell>
          <table:table-cell office:value-type="float" office:value="0.064502" calcext:value-type="float">
            <text:p>0.064502</text:p>
          </table:table-cell>
          <table:table-cell/>
        </table:table-row>
        <table:table-row table:style-name="ro1">
          <table:table-cell office:value-type="float" office:value="381.783254" calcext:value-type="float">
            <text:p>381.783254</text:p>
          </table:table-cell>
          <table:table-cell office:value-type="float" office:value="0.057597" calcext:value-type="float">
            <text:p>0.057597</text:p>
          </table:table-cell>
          <table:table-cell/>
        </table:table-row>
        <table:table-row table:style-name="ro1">
          <table:table-cell office:value-type="float" office:value="376.550445" calcext:value-type="float">
            <text:p>376.550445</text:p>
          </table:table-cell>
          <table:table-cell office:value-type="float" office:value="0.050517" calcext:value-type="float">
            <text:p>0.050517</text:p>
          </table:table-cell>
          <table:table-cell/>
        </table:table-row>
        <table:table-row table:style-name="ro1">
          <table:table-cell office:value-type="float" office:value="372.633737" calcext:value-type="float">
            <text:p>372.633737</text:p>
          </table:table-cell>
          <table:table-cell office:value-type="float" office:value="0.043115" calcext:value-type="float">
            <text:p>0.043115</text:p>
          </table:table-cell>
          <table:table-cell/>
        </table:table-row>
        <table:table-row table:style-name="ro1">
          <table:table-cell office:value-type="float" office:value="368.538465" calcext:value-type="float">
            <text:p>368.538465</text:p>
          </table:table-cell>
          <table:table-cell office:value-type="float" office:value="0.035875" calcext:value-type="float">
            <text:p>0.035875</text:p>
          </table:table-cell>
          <table:table-cell/>
        </table:table-row>
        <table:table-row table:style-name="ro1">
          <table:table-cell office:value-type="float" office:value="365.140591" calcext:value-type="float">
            <text:p>365.140591</text:p>
          </table:table-cell>
          <table:table-cell office:value-type="float" office:value="0.029622" calcext:value-type="float">
            <text:p>0.029622</text:p>
          </table:table-cell>
          <table:table-cell/>
        </table:table-row>
        <table:table-row table:style-name="ro1">
          <table:table-cell office:value-type="float" office:value="361.879995" calcext:value-type="float">
            <text:p>361.879995</text:p>
          </table:table-cell>
          <table:table-cell office:value-type="float" office:value="0.024117" calcext:value-type="float">
            <text:p>0.024117</text:p>
          </table:table-cell>
          <table:table-cell/>
        </table:table-row>
        <table:table-row table:style-name="ro1">
          <table:table-cell office:value-type="float" office:value="357.384475" calcext:value-type="float">
            <text:p>357.384475</text:p>
          </table:table-cell>
          <table:table-cell office:value-type="float" office:value="0.019608" calcext:value-type="float">
            <text:p>0.019608</text:p>
          </table:table-cell>
          <table:table-cell/>
        </table:table-row>
        <table:table-row table:style-name="ro1">
          <table:table-cell office:value-type="float" office:value="355.594441" calcext:value-type="float">
            <text:p>355.594441</text:p>
          </table:table-cell>
          <table:table-cell office:value-type="float" office:value="0.016187" calcext:value-type="float">
            <text:p>0.016187</text:p>
          </table:table-cell>
          <table:table-cell/>
        </table:table-row>
        <table:table-row table:style-name="ro1">
          <table:table-cell office:value-type="float" office:value="349.71033" calcext:value-type="float">
            <text:p>349.71033</text:p>
          </table:table-cell>
          <table:table-cell office:value-type="float" office:value="0.013881" calcext:value-type="float">
            <text:p>0.013881</text:p>
          </table:table-cell>
          <table:table-cell/>
        </table:table-row>
        <table:table-row table:style-name="ro1">
          <table:table-cell office:value-type="float" office:value="346.984321" calcext:value-type="float">
            <text:p>346.984321</text:p>
          </table:table-cell>
          <table:table-cell office:value-type="float" office:value="0.012621" calcext:value-type="float">
            <text:p>0.012621</text:p>
          </table:table-cell>
          <table:table-cell/>
        </table:table-row>
        <table:table-row table:style-name="ro1">
          <table:table-cell office:value-type="float" office:value="343.991918" calcext:value-type="float">
            <text:p>343.991918</text:p>
          </table:table-cell>
          <table:table-cell office:value-type="float" office:value="0.012221" calcext:value-type="float">
            <text:p>0.012221</text:p>
          </table:table-cell>
          <table:table-cell/>
        </table:table-row>
        <table:table-row table:style-name="ro1">
          <table:table-cell office:value-type="float" office:value="340.9447" calcext:value-type="float">
            <text:p>340.9447</text:p>
          </table:table-cell>
          <table:table-cell office:value-type="float" office:value="0.012694" calcext:value-type="float">
            <text:p>0.012694</text:p>
          </table:table-cell>
          <table:table-cell/>
        </table:table-row>
        <table:table-row table:style-name="ro1">
          <table:table-cell office:value-type="float" office:value="335.086254" calcext:value-type="float">
            <text:p>335.086254</text:p>
          </table:table-cell>
          <table:table-cell office:value-type="float" office:value="0.014052" calcext:value-type="float">
            <text:p>0.014052</text:p>
          </table:table-cell>
          <table:table-cell/>
        </table:table-row>
        <table:table-row table:style-name="ro1">
          <table:table-cell office:value-type="float" office:value="332.572872" calcext:value-type="float">
            <text:p>332.572872</text:p>
          </table:table-cell>
          <table:table-cell office:value-type="float" office:value="0.016308" calcext:value-type="float">
            <text:p>0.016308</text:p>
          </table:table-cell>
          <table:table-cell/>
        </table:table-row>
        <table:table-row table:style-name="ro1">
          <table:table-cell office:value-type="float" office:value="329.114452" calcext:value-type="float">
            <text:p>329.114452</text:p>
          </table:table-cell>
          <table:table-cell office:value-type="float" office:value="0.019452" calcext:value-type="float">
            <text:p>0.019452</text:p>
          </table:table-cell>
          <table:table-cell/>
        </table:table-row>
        <table:table-row table:style-name="ro1">
          <table:table-cell office:value-type="float" office:value="324.730995" calcext:value-type="float">
            <text:p>324.730995</text:p>
          </table:table-cell>
          <table:table-cell office:value-type="float" office:value="0.023592" calcext:value-type="float">
            <text:p>0.023592</text:p>
          </table:table-cell>
          <table:table-cell/>
        </table:table-row>
        <table:table-row table:style-name="ro1">
          <table:table-cell office:value-type="float" office:value="320.292101" calcext:value-type="float">
            <text:p>320.292101</text:p>
          </table:table-cell>
          <table:table-cell office:value-type="float" office:value="0.028695" calcext:value-type="float">
            <text:p>0.028695</text:p>
          </table:table-cell>
          <table:table-cell/>
        </table:table-row>
        <table:table-row table:style-name="ro1">
          <table:table-cell office:value-type="float" office:value="316.909922" calcext:value-type="float">
            <text:p>316.909922</text:p>
          </table:table-cell>
          <table:table-cell office:value-type="float" office:value="0.034459" calcext:value-type="float">
            <text:p>0.034459</text:p>
          </table:table-cell>
          <table:table-cell/>
        </table:table-row>
        <table:table-row table:style-name="ro1">
          <table:table-cell office:value-type="float" office:value="312.412348" calcext:value-type="float">
            <text:p>312.412348</text:p>
          </table:table-cell>
          <table:table-cell office:value-type="float" office:value="0.040559" calcext:value-type="float">
            <text:p>0.040559</text:p>
          </table:table-cell>
          <table:table-cell/>
        </table:table-row>
        <table:table-row table:style-name="ro1">
          <table:table-cell office:value-type="float" office:value="309.052407" calcext:value-type="float">
            <text:p>309.052407</text:p>
          </table:table-cell>
          <table:table-cell office:value-type="float" office:value="0.047104" calcext:value-type="float">
            <text:p>0.047104</text:p>
          </table:table-cell>
          <table:table-cell/>
        </table:table-row>
        <table:table-row table:style-name="ro1">
          <table:table-cell office:value-type="float" office:value="305.710092" calcext:value-type="float">
            <text:p>305.710092</text:p>
          </table:table-cell>
          <table:table-cell office:value-type="float" office:value="0.053734" calcext:value-type="float">
            <text:p>0.053734</text:p>
          </table:table-cell>
          <table:table-cell/>
        </table:table-row>
        <table:table-row table:style-name="ro1">
          <table:table-cell office:value-type="float" office:value="302.304829" calcext:value-type="float">
            <text:p>302.304829</text:p>
          </table:table-cell>
          <table:table-cell office:value-type="float" office:value="0.05995" calcext:value-type="float">
            <text:p>0.05995</text:p>
          </table:table-cell>
          <table:table-cell/>
        </table:table-row>
        <table:table-row table:style-name="ro1">
          <table:table-cell office:value-type="float" office:value="298.714613" calcext:value-type="float">
            <text:p>298.714613</text:p>
          </table:table-cell>
          <table:table-cell office:value-type="float" office:value="0.065957" calcext:value-type="float">
            <text:p>0.065957</text:p>
          </table:table-cell>
          <table:table-cell/>
        </table:table-row>
        <table:table-row table:style-name="ro1">
          <table:table-cell office:value-type="float" office:value="294.63484" calcext:value-type="float">
            <text:p>294.63484</text:p>
          </table:table-cell>
          <table:table-cell office:value-type="float" office:value="0.071584" calcext:value-type="float">
            <text:p>0.071584</text:p>
          </table:table-cell>
          <table:table-cell/>
        </table:table-row>
        <table:table-row table:style-name="ro1">
          <table:table-cell office:value-type="float" office:value="290.311406" calcext:value-type="float">
            <text:p>290.311406</text:p>
          </table:table-cell>
          <table:table-cell office:value-type="float" office:value="0.077073" calcext:value-type="float">
            <text:p>0.077073</text:p>
          </table:table-cell>
          <table:table-cell/>
        </table:table-row>
        <table:table-row table:style-name="ro1">
          <table:table-cell office:value-type="float" office:value="287.536177" calcext:value-type="float">
            <text:p>287.536177</text:p>
          </table:table-cell>
          <table:table-cell office:value-type="float" office:value="0.081651" calcext:value-type="float">
            <text:p>0.081651</text:p>
          </table:table-cell>
          <table:table-cell/>
        </table:table-row>
        <table:table-row table:style-name="ro1">
          <table:table-cell office:value-type="float" office:value="284.116932" calcext:value-type="float">
            <text:p>284.116932</text:p>
          </table:table-cell>
          <table:table-cell office:value-type="float" office:value="0.085548" calcext:value-type="float">
            <text:p>0.085548</text:p>
          </table:table-cell>
          <table:table-cell/>
        </table:table-row>
        <table:table-row table:style-name="ro1">
          <table:table-cell office:value-type="float" office:value="280.556415" calcext:value-type="float">
            <text:p>280.556415</text:p>
          </table:table-cell>
          <table:table-cell office:value-type="float" office:value="0.088855" calcext:value-type="float">
            <text:p>0.088855</text:p>
          </table:table-cell>
          <table:table-cell/>
        </table:table-row>
        <table:table-row table:style-name="ro1">
          <table:table-cell office:value-type="float" office:value="277.35016" calcext:value-type="float">
            <text:p>277.35016</text:p>
          </table:table-cell>
          <table:table-cell office:value-type="float" office:value="0.092245" calcext:value-type="float">
            <text:p>0.092245</text:p>
          </table:table-cell>
          <table:table-cell/>
        </table:table-row>
        <table:table-row table:style-name="ro1">
          <table:table-cell office:value-type="float" office:value="270.705979" calcext:value-type="float">
            <text:p>270.705979</text:p>
          </table:table-cell>
          <table:table-cell office:value-type="float" office:value="0.094224" calcext:value-type="float">
            <text:p>0.094224</text:p>
          </table:table-cell>
          <table:table-cell/>
        </table:table-row>
        <table:table-row table:style-name="ro1">
          <table:table-cell office:value-type="float" office:value="269.451723" calcext:value-type="float">
            <text:p>269.451723</text:p>
          </table:table-cell>
          <table:table-cell office:value-type="float" office:value="0.09551" calcext:value-type="float">
            <text:p>0.09551</text:p>
          </table:table-cell>
          <table:table-cell/>
        </table:table-row>
        <table:table-row table:style-name="ro1">
          <table:table-cell office:value-type="float" office:value="265.434767" calcext:value-type="float">
            <text:p>265.434767</text:p>
          </table:table-cell>
          <table:table-cell office:value-type="float" office:value="0.095704" calcext:value-type="float">
            <text:p>0.095704</text:p>
          </table:table-cell>
          <table:table-cell/>
        </table:table-row>
        <table:table-row table:style-name="ro1">
          <table:table-cell office:value-type="float" office:value="262.35232" calcext:value-type="float">
            <text:p>262.35232</text:p>
          </table:table-cell>
          <table:table-cell office:value-type="float" office:value="0.096083" calcext:value-type="float">
            <text:p>0.096083</text:p>
          </table:table-cell>
          <table:table-cell/>
        </table:table-row>
        <table:table-row table:style-name="ro1">
          <table:table-cell office:value-type="float" office:value="258.289797" calcext:value-type="float">
            <text:p>258.289797</text:p>
          </table:table-cell>
          <table:table-cell office:value-type="float" office:value="0.095182" calcext:value-type="float">
            <text:p>0.095182</text:p>
          </table:table-cell>
          <table:table-cell/>
        </table:table-row>
        <table:table-row table:style-name="ro1">
          <table:table-cell office:value-type="float" office:value="253.869474" calcext:value-type="float">
            <text:p>253.869474</text:p>
          </table:table-cell>
          <table:table-cell office:value-type="float" office:value="0.093804" calcext:value-type="float">
            <text:p>0.093804</text:p>
          </table:table-cell>
          <table:table-cell/>
        </table:table-row>
        <table:table-row table:style-name="ro1">
          <table:table-cell office:value-type="float" office:value="250.055456" calcext:value-type="float">
            <text:p>250.055456</text:p>
          </table:table-cell>
          <table:table-cell office:value-type="float" office:value="0.091652" calcext:value-type="float">
            <text:p>0.091652</text:p>
          </table:table-cell>
          <table:table-cell/>
        </table:table-row>
        <table:table-row table:style-name="ro1">
          <table:table-cell office:value-type="float" office:value="247.285096" calcext:value-type="float">
            <text:p>247.285096</text:p>
          </table:table-cell>
          <table:table-cell office:value-type="float" office:value="0.088758" calcext:value-type="float">
            <text:p>0.088758</text:p>
          </table:table-cell>
          <table:table-cell/>
        </table:table-row>
        <table:table-row table:style-name="ro1">
          <table:table-cell office:value-type="float" office:value="242.516195" calcext:value-type="float">
            <text:p>242.516195</text:p>
          </table:table-cell>
          <table:table-cell/>
          <table:table-cell office:value-type="float" office:value="0.086387" calcext:value-type="float">
            <text:p>0.086387</text:p>
          </table:table-cell>
        </table:table-row>
        <table:table-row table:style-name="ro1">
          <table:table-cell office:value-type="float" office:value="248.65869" calcext:value-type="float">
            <text:p>248.65869</text:p>
          </table:table-cell>
          <table:table-cell/>
          <table:table-cell office:value-type="float" office:value="0.090063" calcext:value-type="float">
            <text:p>0.090063</text:p>
          </table:table-cell>
        </table:table-row>
        <table:table-row table:style-name="ro1">
          <table:table-cell office:value-type="float" office:value="253.351435" calcext:value-type="float">
            <text:p>253.351435</text:p>
          </table:table-cell>
          <table:table-cell/>
          <table:table-cell office:value-type="float" office:value="0.092669" calcext:value-type="float">
            <text:p>0.092669</text:p>
          </table:table-cell>
        </table:table-row>
        <table:table-row table:style-name="ro1">
          <table:table-cell office:value-type="float" office:value="253.83514" calcext:value-type="float">
            <text:p>253.83514</text:p>
          </table:table-cell>
          <table:table-cell/>
          <table:table-cell office:value-type="float" office:value="0.094563" calcext:value-type="float">
            <text:p>0.094563</text:p>
          </table:table-cell>
        </table:table-row>
        <table:table-row table:style-name="ro1">
          <table:table-cell office:value-type="float" office:value="258.89244" calcext:value-type="float">
            <text:p>258.89244</text:p>
          </table:table-cell>
          <table:table-cell/>
          <table:table-cell office:value-type="float" office:value="0.095381" calcext:value-type="float">
            <text:p>0.095381</text:p>
          </table:table-cell>
        </table:table-row>
        <table:table-row table:style-name="ro1">
          <table:table-cell office:value-type="float" office:value="262.397191" calcext:value-type="float">
            <text:p>262.397191</text:p>
          </table:table-cell>
          <table:table-cell/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269.139342" calcext:value-type="float">
            <text:p>269.139342</text:p>
          </table:table-cell>
          <table:table-cell/>
          <table:table-cell office:value-type="float" office:value="0.095544" calcext:value-type="float">
            <text:p>0.095544</text:p>
          </table:table-cell>
        </table:table-row>
        <table:table-row table:style-name="ro1">
          <table:table-cell office:value-type="float" office:value="270.582142" calcext:value-type="float">
            <text:p>270.582142</text:p>
          </table:table-cell>
          <table:table-cell/>
          <table:table-cell office:value-type="float" office:value="0.094606" calcext:value-type="float">
            <text:p>0.094606</text:p>
          </table:table-cell>
        </table:table-row>
        <table:table-row table:style-name="ro1">
          <table:table-cell office:value-type="float" office:value="273.661019" calcext:value-type="float">
            <text:p>273.661019</text:p>
          </table:table-cell>
          <table:table-cell/>
          <table:table-cell office:value-type="float" office:value="0.092703" calcext:value-type="float">
            <text:p>0.092703</text:p>
          </table:table-cell>
        </table:table-row>
        <table:table-row table:style-name="ro1">
          <table:table-cell office:value-type="float" office:value="277.317528" calcext:value-type="float">
            <text:p>277.317528</text:p>
          </table:table-cell>
          <table:table-cell/>
          <table:table-cell office:value-type="float" office:value="0.090554" calcext:value-type="float">
            <text:p>0.090554</text:p>
          </table:table-cell>
        </table:table-row>
        <table:table-row table:style-name="ro1">
          <table:table-cell office:value-type="float" office:value="281.918301" calcext:value-type="float">
            <text:p>281.918301</text:p>
          </table:table-cell>
          <table:table-cell/>
          <table:table-cell office:value-type="float" office:value="0.087766" calcext:value-type="float">
            <text:p>0.087766</text:p>
          </table:table-cell>
        </table:table-row>
        <table:table-row table:style-name="ro1">
          <table:table-cell office:value-type="float" office:value="284.81905" calcext:value-type="float">
            <text:p>284.81905</text:p>
          </table:table-cell>
          <table:table-cell/>
          <table:table-cell office:value-type="float" office:value="0.084481" calcext:value-type="float">
            <text:p>0.084481</text:p>
          </table:table-cell>
        </table:table-row>
        <table:table-row table:style-name="ro1">
          <table:table-cell office:value-type="float" office:value="287.461503" calcext:value-type="float">
            <text:p>287.461503</text:p>
          </table:table-cell>
          <table:table-cell/>
          <table:table-cell office:value-type="float" office:value="0.080432" calcext:value-type="float">
            <text:p>0.080432</text:p>
          </table:table-cell>
        </table:table-row>
        <table:table-row table:style-name="ro1">
          <table:table-cell office:value-type="float" office:value="292.074319" calcext:value-type="float">
            <text:p>292.074319</text:p>
          </table:table-cell>
          <table:table-cell/>
          <table:table-cell office:value-type="float" office:value="0.075951" calcext:value-type="float">
            <text:p>0.075951</text:p>
          </table:table-cell>
        </table:table-row>
        <table:table-row table:style-name="ro1">
          <table:table-cell office:value-type="float" office:value="295.543187" calcext:value-type="float">
            <text:p>295.543187</text:p>
          </table:table-cell>
          <table:table-cell/>
          <table:table-cell office:value-type="float" office:value="0.070911" calcext:value-type="float">
            <text:p>0.070911</text:p>
          </table:table-cell>
        </table:table-row>
        <table:table-row table:style-name="ro1">
          <table:table-cell office:value-type="float" office:value="298.974114" calcext:value-type="float">
            <text:p>298.974114</text:p>
          </table:table-cell>
          <table:table-cell/>
          <table:table-cell office:value-type="float" office:value="0.06535" calcext:value-type="float">
            <text:p>0.06535</text:p>
          </table:table-cell>
        </table:table-row>
        <table:table-row table:style-name="ro1">
          <table:table-cell office:value-type="float" office:value="302.249187" calcext:value-type="float">
            <text:p>302.249187</text:p>
          </table:table-cell>
          <table:table-cell/>
          <table:table-cell office:value-type="float" office:value="0.059327" calcext:value-type="float">
            <text:p>0.059327</text:p>
          </table:table-cell>
        </table:table-row>
        <table:table-row table:style-name="ro1">
          <table:table-cell office:value-type="float" office:value="305.583855" calcext:value-type="float">
            <text:p>305.583855</text:p>
          </table:table-cell>
          <table:table-cell/>
          <table:table-cell office:value-type="float" office:value="0.052793" calcext:value-type="float">
            <text:p>0.052793</text:p>
          </table:table-cell>
        </table:table-row>
        <table:table-row table:style-name="ro1">
          <table:table-cell office:value-type="float" office:value="309.980909" calcext:value-type="float">
            <text:p>309.980909</text:p>
          </table:table-cell>
          <table:table-cell/>
          <table:table-cell office:value-type="float" office:value="0.046297" calcext:value-type="float">
            <text:p>0.046297</text:p>
          </table:table-cell>
        </table:table-row>
        <table:table-row table:style-name="ro1">
          <table:table-cell office:value-type="float" office:value="313.343193" calcext:value-type="float">
            <text:p>313.343193</text:p>
          </table:table-cell>
          <table:table-cell/>
          <table:table-cell office:value-type="float" office:value="0.039901" calcext:value-type="float">
            <text:p>0.039901</text:p>
          </table:table-cell>
        </table:table-row>
        <table:table-row table:style-name="ro1">
          <table:table-cell office:value-type="float" office:value="316.992136" calcext:value-type="float">
            <text:p>316.992136</text:p>
          </table:table-cell>
          <table:table-cell/>
          <table:table-cell office:value-type="float" office:value="0.033619" calcext:value-type="float">
            <text:p>0.033619</text:p>
          </table:table-cell>
        </table:table-row>
        <table:table-row table:style-name="ro1">
          <table:table-cell office:value-type="float" office:value="321.382349" calcext:value-type="float">
            <text:p>321.382349</text:p>
          </table:table-cell>
          <table:table-cell/>
          <table:table-cell office:value-type="float" office:value="0.027878" calcext:value-type="float">
            <text:p>0.027878</text:p>
          </table:table-cell>
        </table:table-row>
        <table:table-row table:style-name="ro1">
          <table:table-cell office:value-type="float" office:value="324.973369" calcext:value-type="float">
            <text:p>324.973369</text:p>
          </table:table-cell>
          <table:table-cell/>
          <table:table-cell office:value-type="float" office:value="0.023008" calcext:value-type="float">
            <text:p>0.023008</text:p>
          </table:table-cell>
        </table:table-row>
        <table:table-row table:style-name="ro1">
          <table:table-cell office:value-type="float" office:value="329.206507" calcext:value-type="float">
            <text:p>329.206507</text:p>
          </table:table-cell>
          <table:table-cell/>
          <table:table-cell office:value-type="float" office:value="0.019118" calcext:value-type="float">
            <text:p>0.019118</text:p>
          </table:table-cell>
        </table:table-row>
        <table:table-row table:style-name="ro1">
          <table:table-cell office:value-type="float" office:value="333.482626" calcext:value-type="float">
            <text:p>333.482626</text:p>
          </table:table-cell>
          <table:table-cell/>
          <table:table-cell office:value-type="float" office:value="0.016032" calcext:value-type="float">
            <text:p>0.016032</text:p>
          </table:table-cell>
        </table:table-row>
        <table:table-row table:style-name="ro1">
          <table:table-cell office:value-type="float" office:value="336.440287" calcext:value-type="float">
            <text:p>336.440287</text:p>
          </table:table-cell>
          <table:table-cell/>
          <table:table-cell office:value-type="float" office:value="0.013908" calcext:value-type="float">
            <text:p>0.013908</text:p>
          </table:table-cell>
        </table:table-row>
        <table:table-row table:style-name="ro1">
          <table:table-cell office:value-type="float" office:value="340.151339" calcext:value-type="float">
            <text:p>340.151339</text:p>
          </table:table-cell>
          <table:table-cell/>
          <table:table-cell office:value-type="float" office:value="0.012679" calcext:value-type="float">
            <text:p>0.012679</text:p>
          </table:table-cell>
        </table:table-row>
        <table:table-row table:style-name="ro1">
          <table:table-cell office:value-type="float" office:value="342.853149" calcext:value-type="float">
            <text:p>342.853149</text:p>
          </table:table-cell>
          <table:table-cell/>
          <table:table-cell office:value-type="float" office:value="0.012308" calcext:value-type="float">
            <text:p>0.012308</text:p>
          </table:table-cell>
        </table:table-row>
        <table:table-row table:style-name="ro1">
          <table:table-cell office:value-type="float" office:value="347.01773" calcext:value-type="float">
            <text:p>347.01773</text:p>
          </table:table-cell>
          <table:table-cell/>
          <table:table-cell office:value-type="float" office:value="0.012785" calcext:value-type="float">
            <text:p>0.012785</text:p>
          </table:table-cell>
        </table:table-row>
        <table:table-row table:style-name="ro1">
          <table:table-cell office:value-type="float" office:value="350.493913" calcext:value-type="float">
            <text:p>350.493913</text:p>
          </table:table-cell>
          <table:table-cell/>
          <table:table-cell office:value-type="float" office:value="0.014184" calcext:value-type="float">
            <text:p>0.014184</text:p>
          </table:table-cell>
        </table:table-row>
        <table:table-row table:style-name="ro1">
          <table:table-cell office:value-type="float" office:value="354.25682" calcext:value-type="float">
            <text:p>354.25682</text:p>
          </table:table-cell>
          <table:table-cell/>
          <table:table-cell office:value-type="float" office:value="0.01654" calcext:value-type="float">
            <text:p>0.01654</text:p>
          </table:table-cell>
        </table:table-row>
        <table:table-row table:style-name="ro1">
          <table:table-cell office:value-type="float" office:value="358.23512" calcext:value-type="float">
            <text:p>358.23512</text:p>
          </table:table-cell>
          <table:table-cell/>
          <table:table-cell office:value-type="float" office:value="0.019979" calcext:value-type="float">
            <text:p>0.019979</text:p>
          </table:table-cell>
        </table:table-row>
        <table:table-row table:style-name="ro1">
          <table:table-cell office:value-type="float" office:value="361.715171" calcext:value-type="float">
            <text:p>361.715171</text:p>
          </table:table-cell>
          <table:table-cell/>
          <table:table-cell office:value-type="float" office:value="0.024518" calcext:value-type="float">
            <text:p>0.024518</text:p>
          </table:table-cell>
        </table:table-row>
        <table:table-row table:style-name="ro1">
          <table:table-cell office:value-type="float" office:value="365.055672" calcext:value-type="float">
            <text:p>365.055672</text:p>
          </table:table-cell>
          <table:table-cell/>
          <table:table-cell office:value-type="float" office:value="0.030121" calcext:value-type="float">
            <text:p>0.030121</text:p>
          </table:table-cell>
        </table:table-row>
        <table:table-row table:style-name="ro1">
          <table:table-cell office:value-type="float" office:value="368.488517" calcext:value-type="float">
            <text:p>368.488517</text:p>
          </table:table-cell>
          <table:table-cell/>
          <table:table-cell office:value-type="float" office:value="0.036493" calcext:value-type="float">
            <text:p>0.036493</text:p>
          </table:table-cell>
        </table:table-row>
        <table:table-row table:style-name="ro1">
          <table:table-cell office:value-type="float" office:value="373.064843" calcext:value-type="float">
            <text:p>373.064843</text:p>
          </table:table-cell>
          <table:table-cell/>
          <table:table-cell office:value-type="float" office:value="0.043566" calcext:value-type="float">
            <text:p>0.043566</text:p>
          </table:table-cell>
        </table:table-row>
        <table:table-row table:style-name="ro1">
          <table:table-cell office:value-type="float" office:value="376.791427" calcext:value-type="float">
            <text:p>376.791427</text:p>
          </table:table-cell>
          <table:table-cell/>
          <table:table-cell office:value-type="float" office:value="0.051031" calcext:value-type="float">
            <text:p>0.051031</text:p>
          </table:table-cell>
        </table:table-row>
        <table:table-row table:style-name="ro1">
          <table:table-cell office:value-type="float" office:value="381.00297" calcext:value-type="float">
            <text:p>381.00297</text:p>
          </table:table-cell>
          <table:table-cell/>
          <table:table-cell office:value-type="float" office:value="0.058243" calcext:value-type="float">
            <text:p>0.058243</text:p>
          </table:table-cell>
        </table:table-row>
        <table:table-row table:style-name="ro1">
          <table:table-cell office:value-type="float" office:value="384.518734" calcext:value-type="float">
            <text:p>384.518734</text:p>
          </table:table-cell>
          <table:table-cell/>
          <table:table-cell office:value-type="float" office:value="0.065003" calcext:value-type="float">
            <text:p>0.065003</text:p>
          </table:table-cell>
        </table:table-row>
        <table:table-row table:style-name="ro1">
          <table:table-cell office:value-type="float" office:value="387.793499" calcext:value-type="float">
            <text:p>387.793499</text:p>
          </table:table-cell>
          <table:table-cell/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float" office:value="391.968198" calcext:value-type="float">
            <text:p>391.968198</text:p>
          </table:table-cell>
          <table:table-cell/>
          <table:table-cell office:value-type="float" office:value="0.07761" calcext:value-type="float">
            <text:p>0.07761</text:p>
          </table:table-cell>
        </table:table-row>
        <table:table-row table:style-name="ro1">
          <table:table-cell office:value-type="float" office:value="395.640338" calcext:value-type="float">
            <text:p>395.640338</text:p>
          </table:table-cell>
          <table:table-cell/>
          <table:table-cell office:value-type="float" office:value="0.082632" calcext:value-type="float">
            <text:p>0.082632</text:p>
          </table:table-cell>
        </table:table-row>
        <table:table-row table:style-name="ro1">
          <table:table-cell office:value-type="float" office:value="398.937488" calcext:value-type="float">
            <text:p>398.937488</text:p>
          </table:table-cell>
          <table:table-cell/>
          <table:table-cell office:value-type="float" office:value="0.086926" calcext:value-type="float">
            <text:p>0.086926</text:p>
          </table:table-cell>
        </table:table-row>
        <table:table-row table:style-name="ro1">
          <table:table-cell office:value-type="float" office:value="403.453782" calcext:value-type="float">
            <text:p>403.453782</text:p>
          </table:table-cell>
          <table:table-cell/>
          <table:table-cell office:value-type="float" office:value="0.09044" calcext:value-type="float">
            <text:p>0.09044</text:p>
          </table:table-cell>
        </table:table-row>
        <table:table-row table:style-name="ro1">
          <table:table-cell office:value-type="float" office:value="406.226963" calcext:value-type="float">
            <text:p>406.226963</text:p>
          </table:table-cell>
          <table:table-cell/>
          <table:table-cell office:value-type="float" office:value="0.093149" calcext:value-type="float">
            <text:p>0.093149</text:p>
          </table:table-cell>
        </table:table-row>
        <table:table-row table:style-name="ro1">
          <table:table-cell office:value-type="float" office:value="410.020316" calcext:value-type="float">
            <text:p>410.020316</text:p>
          </table:table-cell>
          <table:table-cell/>
          <table:table-cell office:value-type="float" office:value="0.095162" calcext:value-type="float">
            <text:p>0.095162</text:p>
          </table:table-cell>
        </table:table-row>
        <table:table-row table:style-name="ro1">
          <table:table-cell office:value-type="float" office:value="414.989405" calcext:value-type="float">
            <text:p>414.989405</text:p>
          </table:table-cell>
          <table:table-cell/>
          <table:table-cell office:value-type="float" office:value="0.096282" calcext:value-type="float">
            <text:p>0.096282</text:p>
          </table:table-cell>
        </table:table-row>
        <table:table-row table:style-name="ro1">
          <table:table-cell office:value-type="float" office:value="418.08804" calcext:value-type="float">
            <text:p>418.08804</text:p>
          </table:table-cell>
          <table:table-cell/>
          <table:table-cell office:value-type="float" office:value="0.096771" calcext:value-type="float">
            <text:p>0.096771</text:p>
          </table:table-cell>
        </table:table-row>
        <table:table-row table:style-name="ro1">
          <table:table-cell office:value-type="float" office:value="422.512156" calcext:value-type="float">
            <text:p>422.512156</text:p>
          </table:table-cell>
          <table:table-cell/>
          <table:table-cell office:value-type="float" office:value="0.096435" calcext:value-type="float">
            <text:p>0.096435</text:p>
          </table:table-cell>
        </table:table-row>
        <table:table-row table:style-name="ro1">
          <table:table-cell office:value-type="float" office:value="425.942002" calcext:value-type="float">
            <text:p>425.942002</text:p>
          </table:table-cell>
          <table:table-cell/>
          <table:table-cell office:value-type="float" office:value="0.095277" calcext:value-type="float">
            <text:p>0.095277</text:p>
          </table:table-cell>
        </table:table-row>
        <table:table-row table:style-name="ro1">
          <table:table-cell office:value-type="float" office:value="429.296055" calcext:value-type="float">
            <text:p>429.296055</text:p>
          </table:table-cell>
          <table:table-cell/>
          <table:table-cell office:value-type="float" office:value="0.093612" calcext:value-type="float">
            <text:p>0.093612</text:p>
          </table:table-cell>
        </table:table-row>
        <table:table-row table:style-name="ro1">
          <table:table-cell office:value-type="float" office:value="433.106373" calcext:value-type="float">
            <text:p>433.106373</text:p>
          </table:table-cell>
          <table:table-cell/>
          <table:table-cell office:value-type="float" office:value="0.091205" calcext:value-type="float">
            <text:p>0.091205</text:p>
          </table:table-cell>
        </table:table-row>
        <table:table-row table:style-name="ro1">
          <table:table-cell office:value-type="float" office:value="436.868159" calcext:value-type="float">
            <text:p>436.868159</text:p>
          </table:table-cell>
          <table:table-cell/>
          <table:table-cell office:value-type="float" office:value="0.08829" calcext:value-type="float">
            <text:p>0.08829</text:p>
          </table:table-cell>
        </table:table-row>
        <table:table-row table:style-name="ro1">
          <table:table-cell office:value-type="float" office:value="440.547869" calcext:value-type="float">
            <text:p>440.547869</text:p>
          </table:table-cell>
          <table:table-cell/>
          <table:table-cell office:value-type="float" office:value="0.084469" calcext:value-type="float">
            <text:p>0.084469</text:p>
          </table:table-cell>
        </table:table-row>
        <table:table-row table:style-name="ro1">
          <table:table-cell office:value-type="float" office:value="443.960568" calcext:value-type="float">
            <text:p>443.960568</text:p>
          </table:table-cell>
          <table:table-cell/>
          <table:table-cell office:value-type="float" office:value="0.080151" calcext:value-type="float">
            <text:p>0.080151</text:p>
          </table:table-cell>
        </table:table-row>
        <table:table-row table:style-name="ro1">
          <table:table-cell office:value-type="float" office:value="447.180023" calcext:value-type="float">
            <text:p>447.180023</text:p>
          </table:table-cell>
          <table:table-cell/>
          <table:table-cell office:value-type="float" office:value="0.07546" calcext:value-type="float">
            <text:p>0.07546</text:p>
          </table:table-cell>
        </table:table-row>
        <table:table-row table:style-name="ro1">
          <table:table-cell office:value-type="float" office:value="450.792228" calcext:value-type="float">
            <text:p>450.792228</text:p>
          </table:table-cell>
          <table:table-cell/>
          <table:table-cell office:value-type="float" office:value="0.070141" calcext:value-type="float">
            <text:p>0.070141</text:p>
          </table:table-cell>
        </table:table-row>
        <table:table-row table:style-name="ro1">
          <table:table-cell office:value-type="float" office:value="454.961729" calcext:value-type="float">
            <text:p>454.961729</text:p>
          </table:table-cell>
          <table:table-cell/>
          <table:table-cell office:value-type="float" office:value="0.064233" calcext:value-type="float">
            <text:p>0.064233</text:p>
          </table:table-cell>
        </table:table-row>
        <table:table-row table:style-name="ro1">
          <table:table-cell office:value-type="float" office:value="459.374631" calcext:value-type="float">
            <text:p>459.374631</text:p>
          </table:table-cell>
          <table:table-cell/>
          <table:table-cell office:value-type="float" office:value="0.057944" calcext:value-type="float">
            <text:p>0.057944</text:p>
          </table:table-cell>
        </table:table-row>
        <table:table-row table:style-name="ro1">
          <table:table-cell office:value-type="float" office:value="462.102569" calcext:value-type="float">
            <text:p>462.102569</text:p>
          </table:table-cell>
          <table:table-cell/>
          <table:table-cell office:value-type="float" office:value="0.051534" calcext:value-type="float">
            <text:p>0.051534</text:p>
          </table:table-cell>
        </table:table-row>
        <table:table-row table:style-name="ro1">
          <table:table-cell office:value-type="float" office:value="466.295375" calcext:value-type="float">
            <text:p>466.295375</text:p>
          </table:table-cell>
          <table:table-cell/>
          <table:table-cell office:value-type="float" office:value="0.045038" calcext:value-type="float">
            <text:p>0.045038</text:p>
          </table:table-cell>
        </table:table-row>
        <table:table-row table:style-name="ro1">
          <table:table-cell office:value-type="float" office:value="469.795227" calcext:value-type="float">
            <text:p>469.795227</text:p>
          </table:table-cell>
          <table:table-cell/>
          <table:table-cell office:value-type="float" office:value="0.038766" calcext:value-type="float">
            <text:p>0.038766</text:p>
          </table:table-cell>
        </table:table-row>
        <table:table-row table:style-name="ro1">
          <table:table-cell office:value-type="float" office:value="474.120555" calcext:value-type="float">
            <text:p>474.120555</text:p>
          </table:table-cell>
          <table:table-cell/>
          <table:table-cell office:value-type="float" office:value="0.032811" calcext:value-type="float">
            <text:p>0.032811</text:p>
          </table:table-cell>
        </table:table-row>
        <table:table-row table:style-name="ro1">
          <table:table-cell office:value-type="float" office:value="477.379592" calcext:value-type="float">
            <text:p>477.379592</text:p>
          </table:table-cell>
          <table:table-cell/>
          <table:table-cell office:value-type="float" office:value="0.027326" calcext:value-type="float">
            <text:p>0.027326</text:p>
          </table:table-cell>
        </table:table-row>
        <table:table-row table:style-name="ro1">
          <table:table-cell office:value-type="float" office:value="482.463928" calcext:value-type="float">
            <text:p>482.463928</text:p>
          </table:table-cell>
          <table:table-cell/>
          <table:table-cell office:value-type="float" office:value="0.022579" calcext:value-type="float">
            <text:p>0.022579</text:p>
          </table:table-cell>
        </table:table-row>
        <table:table-row table:style-name="ro1">
          <table:table-cell office:value-type="float" office:value="486.094817" calcext:value-type="float">
            <text:p>486.094817</text:p>
          </table:table-cell>
          <table:table-cell/>
          <table:table-cell office:value-type="float" office:value="0.018643" calcext:value-type="float">
            <text:p>0.018643</text:p>
          </table:table-cell>
        </table:table-row>
        <table:table-row table:style-name="ro1">
          <table:table-cell office:value-type="float" office:value="488.54253" calcext:value-type="float">
            <text:p>488.54253</text:p>
          </table:table-cell>
          <table:table-cell/>
          <table:table-cell office:value-type="float" office:value="0.015682" calcext:value-type="float">
            <text:p>0.015682</text:p>
          </table:table-cell>
        </table:table-row>
        <table:table-row table:style-name="ro1">
          <table:table-cell office:value-type="float" office:value="492.045507" calcext:value-type="float">
            <text:p>492.045507</text:p>
          </table:table-cell>
          <table:table-cell/>
          <table:table-cell office:value-type="float" office:value="0.013699" calcext:value-type="float">
            <text:p>0.013699</text:p>
          </table:table-cell>
        </table:table-row>
        <table:table-row table:style-name="ro1">
          <table:table-cell office:value-type="float" office:value="496.020321" calcext:value-type="float">
            <text:p>496.020321</text:p>
          </table:table-cell>
          <table:table-cell/>
          <table:table-cell office:value-type="float" office:value="0.012616" calcext:value-type="float">
            <text:p>0.012616</text:p>
          </table:table-cell>
        </table:table-row>
        <table:table-row table:style-name="ro1">
          <table:table-cell office:value-type="float" office:value="498.935671" calcext:value-type="float">
            <text:p>498.935671</text:p>
          </table:table-cell>
          <table:table-cell/>
          <table:table-cell office:value-type="float" office:value="0.012394" calcext:value-type="float">
            <text:p>0.012394</text:p>
          </table:table-cell>
        </table:table-row>
        <table:table-row table:style-name="ro1">
          <table:table-cell office:value-type="float" office:value="502.997099" calcext:value-type="float">
            <text:p>502.997099</text:p>
          </table:table-cell>
          <table:table-cell/>
          <table:table-cell office:value-type="float" office:value="0.013026" calcext:value-type="float">
            <text:p>0.013026</text:p>
          </table:table-cell>
        </table:table-row>
        <table:table-row table:style-name="ro1">
          <table:table-cell office:value-type="float" office:value="506.640801" calcext:value-type="float">
            <text:p>506.640801</text:p>
          </table:table-cell>
          <table:table-cell/>
          <table:table-cell office:value-type="float" office:value="0.014625" calcext:value-type="float">
            <text:p>0.014625</text:p>
          </table:table-cell>
        </table:table-row>
        <table:table-row table:style-name="ro1">
          <table:table-cell office:value-type="float" office:value="511.082277" calcext:value-type="float">
            <text:p>511.082277</text:p>
          </table:table-cell>
          <table:table-cell/>
          <table:table-cell office:value-type="float" office:value="0.017224" calcext:value-type="float">
            <text:p>0.017224</text:p>
          </table:table-cell>
        </table:table-row>
        <table:table-row table:style-name="ro1">
          <table:table-cell office:value-type="float" office:value="513.76843" calcext:value-type="float">
            <text:p>513.76843</text:p>
          </table:table-cell>
          <table:table-cell/>
          <table:table-cell office:value-type="float" office:value="0.02094" calcext:value-type="float">
            <text:p>0.02094</text:p>
          </table:table-cell>
        </table:table-row>
        <table:table-row table:style-name="ro1">
          <table:table-cell office:value-type="float" office:value="518.508196" calcext:value-type="float">
            <text:p>518.508196</text:p>
          </table:table-cell>
          <table:table-cell/>
          <table:table-cell office:value-type="float" office:value="0.025605" calcext:value-type="float">
            <text:p>0.025605</text:p>
          </table:table-cell>
        </table:table-row>
        <table:table-row table:style-name="ro1">
          <table:table-cell office:value-type="float" office:value="521.393559" calcext:value-type="float">
            <text:p>521.393559</text:p>
          </table:table-cell>
          <table:table-cell/>
          <table:table-cell office:value-type="float" office:value="0.031291" calcext:value-type="float">
            <text:p>0.031291</text:p>
          </table:table-cell>
        </table:table-row>
        <table:table-row table:style-name="ro1">
          <table:table-cell office:value-type="float" office:value="524.819892" calcext:value-type="float">
            <text:p>524.819892</text:p>
          </table:table-cell>
          <table:table-cell/>
          <table:table-cell office:value-type="float" office:value="0.037855" calcext:value-type="float">
            <text:p>0.037855</text:p>
          </table:table-cell>
        </table:table-row>
        <table:table-row table:style-name="ro1">
          <table:table-cell office:value-type="float" office:value="529.091414" calcext:value-type="float">
            <text:p>529.091414</text:p>
          </table:table-cell>
          <table:table-cell/>
          <table:table-cell office:value-type="float" office:value="0.045009" calcext:value-type="float">
            <text:p>0.045009</text:p>
          </table:table-cell>
        </table:table-row>
        <table:table-row table:style-name="ro1">
          <table:table-cell office:value-type="float" office:value="532.438361" calcext:value-type="float">
            <text:p>532.438361</text:p>
          </table:table-cell>
          <table:table-cell/>
          <table:table-cell office:value-type="float" office:value="0.052091" calcext:value-type="float">
            <text:p>0.052091</text:p>
          </table:table-cell>
        </table:table-row>
        <table:table-row table:style-name="ro1">
          <table:table-cell office:value-type="float" office:value="536.935659" calcext:value-type="float">
            <text:p>536.935659</text:p>
          </table:table-cell>
          <table:table-cell/>
          <table:table-cell office:value-type="float" office:value="0.059216" calcext:value-type="float">
            <text:p>0.059216</text:p>
          </table:table-cell>
        </table:table-row>
        <table:table-row table:style-name="ro1">
          <table:table-cell office:value-type="float" office:value="540.383616" calcext:value-type="float">
            <text:p>540.383616</text:p>
          </table:table-cell>
          <table:table-cell/>
          <table:table-cell office:value-type="float" office:value="0.066322" calcext:value-type="float">
            <text:p>0.066322</text:p>
          </table:table-cell>
        </table:table-row>
        <table:table-row table:style-name="ro1">
          <table:table-cell office:value-type="float" office:value="544.598463" calcext:value-type="float">
            <text:p>544.598463</text:p>
          </table:table-cell>
          <table:table-cell/>
          <table:table-cell office:value-type="float" office:value="0.07289" calcext:value-type="float">
            <text:p>0.07289</text:p>
          </table:table-cell>
        </table:table-row>
        <table:table-row table:style-name="ro1">
          <table:table-cell office:value-type="float" office:value="548.337077" calcext:value-type="float">
            <text:p>548.337077</text:p>
          </table:table-cell>
          <table:table-cell/>
          <table:table-cell office:value-type="float" office:value="0.078626" calcext:value-type="float">
            <text:p>0.078626</text:p>
          </table:table-cell>
        </table:table-row>
        <table:table-row table:style-name="ro1">
          <table:table-cell office:value-type="float" office:value="551.657326" calcext:value-type="float">
            <text:p>551.657326</text:p>
          </table:table-cell>
          <table:table-cell/>
          <table:table-cell office:value-type="float" office:value="0.083458" calcext:value-type="float">
            <text:p>0.083458</text:p>
          </table:table-cell>
        </table:table-row>
        <table:table-row table:style-name="ro1">
          <table:table-cell office:value-type="float" office:value="555.306206" calcext:value-type="float">
            <text:p>555.306206</text:p>
          </table:table-cell>
          <table:table-cell/>
          <table:table-cell office:value-type="float" office:value="0.087922" calcext:value-type="float">
            <text:p>0.087922</text:p>
          </table:table-cell>
        </table:table-row>
        <table:table-row table:style-name="ro1">
          <table:table-cell office:value-type="float" office:value="559.569106" calcext:value-type="float">
            <text:p>559.569106</text:p>
          </table:table-cell>
          <table:table-cell/>
          <table:table-cell office:value-type="float" office:value="0.091424" calcext:value-type="float">
            <text:p>0.091424</text:p>
          </table:table-cell>
        </table:table-row>
        <table:table-row table:style-name="ro1">
          <table:table-cell office:value-type="float" office:value="562.762604" calcext:value-type="float">
            <text:p>562.762604</text:p>
          </table:table-cell>
          <table:table-cell/>
          <table:table-cell office:value-type="float" office:value="0.093889" calcext:value-type="float">
            <text:p>0.093889</text:p>
          </table:table-cell>
        </table:table-row>
        <table:table-row table:style-name="ro1">
          <table:table-cell office:value-type="float" office:value="566.303971" calcext:value-type="float">
            <text:p>566.303971</text:p>
          </table:table-cell>
          <table:table-cell/>
          <table:table-cell office:value-type="float" office:value="0.095614" calcext:value-type="float">
            <text:p>0.095614</text:p>
          </table:table-cell>
        </table:table-row>
        <table:table-row table:style-name="ro1">
          <table:table-cell office:value-type="float" office:value="569.893687" calcext:value-type="float">
            <text:p>569.893687</text:p>
          </table:table-cell>
          <table:table-cell/>
          <table:table-cell office:value-type="float" office:value="0.101568" calcext:value-type="float">
            <text:p>0.101568</text:p>
          </table:table-cell>
        </table:table-row>
        <table:table-row table:style-name="ro1">
          <table:table-cell office:value-type="float" office:value="573.974516" calcext:value-type="float">
            <text:p>573.974516</text:p>
          </table:table-cell>
          <table:table-cell/>
          <table:table-cell office:value-type="float" office:value="0.101727" calcext:value-type="float">
            <text:p>0.101727</text:p>
          </table:table-cell>
        </table:table-row>
        <table:table-row table:style-name="ro1">
          <table:table-cell office:value-type="float" office:value="577.368007" calcext:value-type="float">
            <text:p>577.368007</text:p>
          </table:table-cell>
          <table:table-cell/>
          <table:table-cell office:value-type="float" office:value="0.10119" calcext:value-type="float">
            <text:p>0.10119</text:p>
          </table:table-cell>
        </table:table-row>
        <table:table-row table:style-name="ro1">
          <table:table-cell office:value-type="float" office:value="580.856638" calcext:value-type="float">
            <text:p>580.856638</text:p>
          </table:table-cell>
          <table:table-cell/>
          <table:table-cell office:value-type="float" office:value="0.099879" calcext:value-type="float">
            <text:p>0.099879</text:p>
          </table:table-cell>
        </table:table-row>
        <table:table-row table:style-name="ro1">
          <table:table-cell office:value-type="float" office:value="584.68459" calcext:value-type="float">
            <text:p>584.68459</text:p>
          </table:table-cell>
          <table:table-cell/>
          <table:table-cell office:value-type="float" office:value="0.098788" calcext:value-type="float">
            <text:p>0.098788</text:p>
          </table:table-cell>
        </table:table-row>
        <table:table-row table:style-name="ro1">
          <table:table-cell office:value-type="float" office:value="588.547544" calcext:value-type="float">
            <text:p>588.547544</text:p>
          </table:table-cell>
          <table:table-cell/>
          <table:table-cell office:value-type="float" office:value="0.096068" calcext:value-type="float">
            <text:p>0.096068</text:p>
          </table:table-cell>
        </table:table-row>
        <table:table-row table:style-name="ro1">
          <table:table-cell office:value-type="float" office:value="592.031865" calcext:value-type="float">
            <text:p>592.031865</text:p>
          </table:table-cell>
          <table:table-cell/>
          <table:table-cell office:value-type="float" office:value="0.092741" calcext:value-type="float">
            <text:p>0.092741</text:p>
          </table:table-cell>
        </table:table-row>
        <table:table-row table:style-name="ro1">
          <table:table-cell office:value-type="float" office:value="595.464356" calcext:value-type="float">
            <text:p>595.464356</text:p>
          </table:table-cell>
          <table:table-cell/>
          <table:table-cell office:value-type="float" office:value="0.089658" calcext:value-type="float">
            <text:p>0.089658</text:p>
          </table:table-cell>
        </table:table-row>
        <table:table-row table:style-name="ro1">
          <table:table-cell office:value-type="float" office:value="599.909257" calcext:value-type="float">
            <text:p>599.909257</text:p>
          </table:table-cell>
          <table:table-cell/>
          <table:table-cell office:value-type="float" office:value="0.085041" calcext:value-type="float">
            <text:p>0.085041</text:p>
          </table:table-cell>
        </table:table-row>
        <table:table-row table:style-name="ro1">
          <table:table-cell office:value-type="float" office:value="604.240583" calcext:value-type="float">
            <text:p>604.240583</text:p>
          </table:table-cell>
          <table:table-cell/>
          <table:table-cell office:value-type="float" office:value="0.07977" calcext:value-type="float">
            <text:p>0.07977</text:p>
          </table:table-cell>
        </table:table-row>
        <table:table-row table:style-name="ro1">
          <table:table-cell office:value-type="float" office:value="608.708762" calcext:value-type="float">
            <text:p>608.708762</text:p>
          </table:table-cell>
          <table:table-cell/>
          <table:table-cell office:value-type="float" office:value="0.074236" calcext:value-type="float">
            <text:p>0.074236</text:p>
          </table:table-cell>
        </table:table-row>
        <table:table-row table:style-name="ro1">
          <table:table-cell office:value-type="float" office:value="611.049149" calcext:value-type="float">
            <text:p>611.049149</text:p>
          </table:table-cell>
          <table:table-cell/>
          <table:table-cell office:value-type="float" office:value="0.067961" calcext:value-type="float">
            <text:p>0.067961</text:p>
          </table:table-cell>
        </table:table-row>
        <table:table-row table:style-name="ro1">
          <table:table-cell office:value-type="float" office:value="616.567727" calcext:value-type="float">
            <text:p>616.567727</text:p>
          </table:table-cell>
          <table:table-cell/>
          <table:table-cell office:value-type="float" office:value="0.061226" calcext:value-type="float">
            <text:p>0.061226</text:p>
          </table:table-cell>
        </table:table-row>
        <table:table-row table:style-name="ro1">
          <table:table-cell office:value-type="float" office:value="619.970191" calcext:value-type="float">
            <text:p>619.970191</text:p>
          </table:table-cell>
          <table:table-cell/>
          <table:table-cell office:value-type="float" office:value="0.054078" calcext:value-type="float">
            <text:p>0.054078</text:p>
          </table:table-cell>
        </table:table-row>
        <table:table-row table:style-name="ro1">
          <table:table-cell office:value-type="float" office:value="622.226469" calcext:value-type="float">
            <text:p>622.226469</text:p>
          </table:table-cell>
          <table:table-cell/>
          <table:table-cell office:value-type="float" office:value="0.047395" calcext:value-type="float">
            <text:p>0.047395</text:p>
          </table:table-cell>
        </table:table-row>
        <table:table-row table:style-name="ro1">
          <table:table-cell office:value-type="float" office:value="627.802637" calcext:value-type="float">
            <text:p>627.802637</text:p>
          </table:table-cell>
          <table:table-cell/>
          <table:table-cell office:value-type="float" office:value="0.040666" calcext:value-type="float">
            <text:p>0.040666</text:p>
          </table:table-cell>
        </table:table-row>
        <table:table-row table:style-name="ro1">
          <table:table-cell office:value-type="float" office:value="630.084808" calcext:value-type="float">
            <text:p>630.084808</text:p>
          </table:table-cell>
          <table:table-cell/>
          <table:table-cell office:value-type="float" office:value="0.034306" calcext:value-type="float">
            <text:p>0.034306</text:p>
          </table:table-cell>
        </table:table-row>
        <table:table-row table:style-name="ro1">
          <table:table-cell office:value-type="float" office:value="633.440812" calcext:value-type="float">
            <text:p>633.440812</text:p>
          </table:table-cell>
          <table:table-cell/>
          <table:table-cell office:value-type="float" office:value="0.028451" calcext:value-type="float">
            <text:p>0.028451</text:p>
          </table:table-cell>
        </table:table-row>
        <table:table-row table:style-name="ro1">
          <table:table-cell office:value-type="float" office:value="637.209629" calcext:value-type="float">
            <text:p>637.209629</text:p>
          </table:table-cell>
          <table:table-cell/>
          <table:table-cell office:value-type="float" office:value="0.023523" calcext:value-type="float">
            <text:p>0.023523</text:p>
          </table:table-cell>
        </table:table-row>
        <table:table-row table:style-name="ro1">
          <table:table-cell office:value-type="float" office:value="641.423589" calcext:value-type="float">
            <text:p>641.423589</text:p>
          </table:table-cell>
          <table:table-cell/>
          <table:table-cell office:value-type="float" office:value="0.019643" calcext:value-type="float">
            <text:p>0.019643</text:p>
          </table:table-cell>
        </table:table-row>
        <table:table-row table:style-name="ro1">
          <table:table-cell office:value-type="float" office:value="646.39944" calcext:value-type="float">
            <text:p>646.39944</text:p>
          </table:table-cell>
          <table:table-cell/>
          <table:table-cell office:value-type="float" office:value="0.016744" calcext:value-type="float">
            <text:p>0.016744</text:p>
          </table:table-cell>
        </table:table-row>
        <table:table-row table:style-name="ro1">
          <table:table-cell office:value-type="float" office:value="648.022439" calcext:value-type="float">
            <text:p>648.022439</text:p>
          </table:table-cell>
          <table:table-cell/>
          <table:table-cell office:value-type="float" office:value="0.014808" calcext:value-type="float">
            <text:p>0.014808</text:p>
          </table:table-cell>
        </table:table-row>
        <table:table-row table:style-name="ro1">
          <table:table-cell office:value-type="float" office:value="653.31246" calcext:value-type="float">
            <text:p>653.31246</text:p>
          </table:table-cell>
          <table:table-cell/>
          <table:table-cell office:value-type="float" office:value="0.013894" calcext:value-type="float">
            <text:p>0.013894</text:p>
          </table:table-cell>
        </table:table-row>
        <table:table-row table:style-name="ro1">
          <table:table-cell office:value-type="float" office:value="656.431188" calcext:value-type="float">
            <text:p>656.431188</text:p>
          </table:table-cell>
          <table:table-cell/>
          <table:table-cell office:value-type="float" office:value="0.013897" calcext:value-type="float">
            <text:p>0.013897</text:p>
          </table:table-cell>
        </table:table-row>
        <table:table-row table:style-name="ro1">
          <table:table-cell office:value-type="float" office:value="659.315924" calcext:value-type="float">
            <text:p>659.315924</text:p>
          </table:table-cell>
          <table:table-cell/>
          <table:table-cell office:value-type="float" office:value="0.014948" calcext:value-type="float">
            <text:p>0.014948</text:p>
          </table:table-cell>
        </table:table-row>
        <table:table-row table:style-name="ro1">
          <table:table-cell office:value-type="float" office:value="664.906695" calcext:value-type="float">
            <text:p>664.906695</text:p>
          </table:table-cell>
          <table:table-cell/>
          <table:table-cell office:value-type="float" office:value="0.016979" calcext:value-type="float">
            <text:p>0.016979</text:p>
          </table:table-cell>
        </table:table-row>
        <table:table-row table:style-name="ro1">
          <table:table-cell office:value-type="float" office:value="667.407581" calcext:value-type="float">
            <text:p>667.407581</text:p>
          </table:table-cell>
          <table:table-cell/>
          <table:table-cell office:value-type="float" office:value="0.020005" calcext:value-type="float">
            <text:p>0.020005</text:p>
          </table:table-cell>
        </table:table-row>
        <table:table-row table:style-name="ro1">
          <table:table-cell office:value-type="float" office:value="671.81273" calcext:value-type="float">
            <text:p>671.81273</text:p>
          </table:table-cell>
          <table:table-cell/>
          <table:table-cell office:value-type="float" office:value="0.024242" calcext:value-type="float">
            <text:p>0.024242</text:p>
          </table:table-cell>
        </table:table-row>
        <table:table-row table:style-name="ro1">
          <table:table-cell office:value-type="float" office:value="675.337498" calcext:value-type="float">
            <text:p>675.337498</text:p>
          </table:table-cell>
          <table:table-cell/>
          <table:table-cell office:value-type="float" office:value="0.029776" calcext:value-type="float">
            <text:p>0.029776</text:p>
          </table:table-cell>
        </table:table-row>
        <table:table-row table:style-name="ro1">
          <table:table-cell office:value-type="float" office:value="679.631203" calcext:value-type="float">
            <text:p>679.631203</text:p>
          </table:table-cell>
          <table:table-cell/>
          <table:table-cell office:value-type="float" office:value="0.036132" calcext:value-type="float">
            <text:p>0.036132</text:p>
          </table:table-cell>
        </table:table-row>
        <table:table-row table:style-name="ro1">
          <table:table-cell office:value-type="float" office:value="683.949149" calcext:value-type="float">
            <text:p>683.949149</text:p>
          </table:table-cell>
          <table:table-cell/>
          <table:table-cell office:value-type="float" office:value="0.042996" calcext:value-type="float">
            <text:p>0.042996</text:p>
          </table:table-cell>
        </table:table-row>
        <table:table-row table:style-name="ro1">
          <table:table-cell office:value-type="float" office:value="686.245758" calcext:value-type="float">
            <text:p>686.245758</text:p>
          </table:table-cell>
          <table:table-cell/>
          <table:table-cell office:value-type="float" office:value="0.05041" calcext:value-type="float">
            <text:p>0.05041</text:p>
          </table:table-cell>
        </table:table-row>
        <table:table-row table:style-name="ro1">
          <table:table-cell office:value-type="float" office:value="688.552335" calcext:value-type="float">
            <text:p>688.552335</text:p>
          </table:table-cell>
          <table:table-cell/>
          <table:table-cell office:value-type="float" office:value="0.058176" calcext:value-type="float">
            <text:p>0.058176</text:p>
          </table:table-cell>
        </table:table-row>
        <table:table-row table:style-name="ro1">
          <table:table-cell office:value-type="float" office:value="693.387261" calcext:value-type="float">
            <text:p>693.387261</text:p>
          </table:table-cell>
          <table:table-cell/>
          <table:table-cell office:value-type="float" office:value="0.06564" calcext:value-type="float">
            <text:p>0.06564</text:p>
          </table:table-cell>
        </table:table-row>
        <table:table-row table:style-name="ro1">
          <table:table-cell office:value-type="float" office:value="696.33709" calcext:value-type="float">
            <text:p>696.33709</text:p>
          </table:table-cell>
          <table:table-cell/>
          <table:table-cell office:value-type="float" office:value="0.07212" calcext:value-type="float">
            <text:p>0.07212</text:p>
          </table:table-cell>
        </table:table-row>
        <table:table-row table:style-name="ro1">
          <table:table-cell office:value-type="float" office:value="701.939196" calcext:value-type="float">
            <text:p>701.939196</text:p>
          </table:table-cell>
          <table:table-cell/>
          <table:table-cell office:value-type="float" office:value="0.078485" calcext:value-type="float">
            <text:p>0.078485</text:p>
          </table:table-cell>
        </table:table-row>
        <table:table-row table:style-name="ro1">
          <table:table-cell office:value-type="float" office:value="704.375972" calcext:value-type="float">
            <text:p>704.375972</text:p>
          </table:table-cell>
          <table:table-cell/>
          <table:table-cell office:value-type="float" office:value="0.084306" calcext:value-type="float">
            <text:p>0.084306</text:p>
          </table:table-cell>
        </table:table-row>
        <table:table-row table:style-name="ro1">
          <table:table-cell office:value-type="float" office:value="707.663417" calcext:value-type="float">
            <text:p>707.663417</text:p>
          </table:table-cell>
          <table:table-cell/>
          <table:table-cell office:value-type="float" office:value="0.089079" calcext:value-type="float">
            <text:p>0.089079</text:p>
          </table:table-cell>
        </table:table-row>
        <table:table-row table:style-name="ro1">
          <table:table-cell office:value-type="float" office:value="711.818255" calcext:value-type="float">
            <text:p>711.818255</text:p>
          </table:table-cell>
          <table:table-cell/>
          <table:table-cell office:value-type="float" office:value="0.093019" calcext:value-type="float">
            <text:p>0.093019</text:p>
          </table:table-cell>
        </table:table-row>
        <table:table-row table:style-name="ro1">
          <table:table-cell office:value-type="float" office:value="714.368787" calcext:value-type="float">
            <text:p>714.368787</text:p>
          </table:table-cell>
          <table:table-cell/>
          <table:table-cell office:value-type="float" office:value="0.096284" calcext:value-type="float">
            <text:p>0.096284</text:p>
          </table:table-cell>
        </table:table-row>
        <table:table-row table:style-name="ro1">
          <table:table-cell office:value-type="float" office:value="718.760204" calcext:value-type="float">
            <text:p>718.760204</text:p>
          </table:table-cell>
          <table:table-cell/>
          <table:table-cell office:value-type="float" office:value="0.098783" calcext:value-type="float">
            <text:p>0.098783</text:p>
          </table:table-cell>
        </table:table-row>
        <table:table-row table:style-name="ro1">
          <table:table-cell office:value-type="float" office:value="724.449662" calcext:value-type="float">
            <text:p>724.449662</text:p>
          </table:table-cell>
          <table:table-cell/>
          <table:table-cell office:value-type="float" office:value="0.100457" calcext:value-type="float">
            <text:p>0.100457</text:p>
          </table:table-cell>
        </table:table-row>
        <table:table-row table:style-name="ro1">
          <table:table-cell office:value-type="float" office:value="725.577034" calcext:value-type="float">
            <text:p>725.577034</text:p>
          </table:table-cell>
          <table:table-cell/>
          <table:table-cell office:value-type="float" office:value="0.100897" calcext:value-type="float">
            <text:p>0.100897</text:p>
          </table:table-cell>
        </table:table-row>
        <table:table-row table:style-name="ro1">
          <table:table-cell office:value-type="float" office:value="730.041994" calcext:value-type="float">
            <text:p>730.041994</text:p>
          </table:table-cell>
          <table:table-cell/>
          <table:table-cell office:value-type="float" office:value="0.10098" calcext:value-type="float">
            <text:p>0.10098</text:p>
          </table:table-cell>
        </table:table-row>
        <table:table-row table:style-name="ro1">
          <table:table-cell office:value-type="float" office:value="733.455118" calcext:value-type="float">
            <text:p>733.455118</text:p>
          </table:table-cell>
          <table:table-cell/>
          <table:table-cell office:value-type="float" office:value="0.10052" calcext:value-type="float">
            <text:p>0.10052</text:p>
          </table:table-cell>
        </table:table-row>
        <table:table-row table:style-name="ro1">
          <table:table-cell office:value-type="float" office:value="737.984713" calcext:value-type="float">
            <text:p>737.984713</text:p>
          </table:table-cell>
          <table:table-cell/>
          <table:table-cell office:value-type="float" office:value="0.099395" calcext:value-type="float">
            <text:p>0.099395</text:p>
          </table:table-cell>
        </table:table-row>
        <table:table-row table:style-name="ro1">
          <table:table-cell office:value-type="float" office:value="741.422239" calcext:value-type="float">
            <text:p>741.422239</text:p>
          </table:table-cell>
          <table:table-cell/>
          <table:table-cell office:value-type="float" office:value="0.097191" calcext:value-type="float">
            <text:p>0.097191</text:p>
          </table:table-cell>
        </table:table-row>
        <table:table-row table:style-name="ro1">
          <table:table-cell office:value-type="float" office:value="745.81903" calcext:value-type="float">
            <text:p>745.81903</text:p>
          </table:table-cell>
          <table:table-cell/>
          <table:table-cell office:value-type="float" office:value="0.094733" calcext:value-type="float">
            <text:p>0.094733</text:p>
          </table:table-cell>
        </table:table-row>
        <table:table-row table:style-name="ro1">
          <table:table-cell office:value-type="float" office:value="749.130421" calcext:value-type="float">
            <text:p>749.130421</text:p>
          </table:table-cell>
          <table:table-cell/>
          <table:table-cell office:value-type="float" office:value="0.091526" calcext:value-type="float">
            <text:p>0.091526</text:p>
          </table:table-cell>
        </table:table-row>
        <table:table-row table:style-name="ro1">
          <table:table-cell office:value-type="float" office:value="753.610054" calcext:value-type="float">
            <text:p>753.610054</text:p>
          </table:table-cell>
          <table:table-cell/>
          <table:table-cell office:value-type="float" office:value="0.088094" calcext:value-type="float">
            <text:p>0.088094</text:p>
          </table:table-cell>
        </table:table-row>
        <table:table-row table:style-name="ro1">
          <table:table-cell office:value-type="float" office:value="757.015675" calcext:value-type="float">
            <text:p>757.015675</text:p>
          </table:table-cell>
          <table:table-cell/>
          <table:table-cell office:value-type="float" office:value="0.08334" calcext:value-type="float">
            <text:p>0.08334</text:p>
          </table:table-cell>
        </table:table-row>
        <table:table-row table:style-name="ro1">
          <table:table-cell office:value-type="float" office:value="760.456083" calcext:value-type="float">
            <text:p>760.456083</text:p>
          </table:table-cell>
          <table:table-cell/>
          <table:table-cell office:value-type="float" office:value="0.078317" calcext:value-type="float">
            <text:p>0.078317</text:p>
          </table:table-cell>
        </table:table-row>
        <table:table-row table:style-name="ro1">
          <table:table-cell office:value-type="float" office:value="765.046015" calcext:value-type="float">
            <text:p>765.046015</text:p>
          </table:table-cell>
          <table:table-cell/>
          <table:table-cell office:value-type="float" office:value="0.07248" calcext:value-type="float">
            <text:p>0.07248</text:p>
          </table:table-cell>
        </table:table-row>
        <table:table-row table:style-name="ro1">
          <table:table-cell office:value-type="float" office:value="768.209173" calcext:value-type="float">
            <text:p>768.209173</text:p>
          </table:table-cell>
          <table:table-cell/>
          <table:table-cell office:value-type="float" office:value="0.066117" calcext:value-type="float">
            <text:p>0.066117</text:p>
          </table:table-cell>
        </table:table-row>
        <table:table-row table:style-name="ro1">
          <table:table-cell office:value-type="float" office:value="771.612161" calcext:value-type="float">
            <text:p>771.612161</text:p>
          </table:table-cell>
          <table:table-cell/>
          <table:table-cell office:value-type="float" office:value="0.059815" calcext:value-type="float">
            <text:p>0.059815</text:p>
          </table:table-cell>
        </table:table-row>
        <table:table-row table:style-name="ro1">
          <table:table-cell office:value-type="float" office:value="776.059494" calcext:value-type="float">
            <text:p>776.059494</text:p>
          </table:table-cell>
          <table:table-cell/>
          <table:table-cell office:value-type="float" office:value="0.052749" calcext:value-type="float">
            <text:p>0.052749</text:p>
          </table:table-cell>
        </table:table-row>
        <table:table-row table:style-name="ro1">
          <table:table-cell office:value-type="float" office:value="778.360985" calcext:value-type="float">
            <text:p>778.360985</text:p>
          </table:table-cell>
          <table:table-cell/>
          <table:table-cell office:value-type="float" office:value="0.045737" calcext:value-type="float">
            <text:p>0.045737</text:p>
          </table:table-cell>
        </table:table-row>
        <table:table-row table:style-name="ro1">
          <table:table-cell office:value-type="float" office:value="783.94558" calcext:value-type="float">
            <text:p>783.94558</text:p>
          </table:table-cell>
          <table:table-cell/>
          <table:table-cell office:value-type="float" office:value="0.038885" calcext:value-type="float">
            <text:p>0.038885</text:p>
          </table:table-cell>
        </table:table-row>
        <table:table-row table:style-name="ro1">
          <table:table-cell office:value-type="float" office:value="787.317174" calcext:value-type="float">
            <text:p>787.317174</text:p>
          </table:table-cell>
          <table:table-cell/>
          <table:table-cell office:value-type="float" office:value="0.032554" calcext:value-type="float">
            <text:p>0.032554</text:p>
          </table:table-cell>
        </table:table-row>
        <table:table-row table:style-name="ro1">
          <table:table-cell office:value-type="float" office:value="791.658129" calcext:value-type="float">
            <text:p>791.658129</text:p>
          </table:table-cell>
          <table:table-cell/>
          <table:table-cell office:value-type="float" office:value="0.02708" calcext:value-type="float">
            <text:p>0.02708</text:p>
          </table:table-cell>
        </table:table-row>
        <table:table-row table:style-name="ro1">
          <table:table-cell office:value-type="float" office:value="795.200584" calcext:value-type="float">
            <text:p>795.200584</text:p>
          </table:table-cell>
          <table:table-cell/>
          <table:table-cell office:value-type="float" office:value="0.022276" calcext:value-type="float">
            <text:p>0.022276</text:p>
          </table:table-cell>
        </table:table-row>
        <table:table-row table:style-name="ro1">
          <table:table-cell office:value-type="float" office:value="798.557207" calcext:value-type="float">
            <text:p>798.557207</text:p>
          </table:table-cell>
          <table:table-cell/>
          <table:table-cell office:value-type="float" office:value="0.018633" calcext:value-type="float">
            <text:p>0.018633</text:p>
          </table:table-cell>
        </table:table-row>
        <table:table-row table:style-name="ro1">
          <table:table-cell office:value-type="float" office:value="803.008203" calcext:value-type="float">
            <text:p>803.008203</text:p>
          </table:table-cell>
          <table:table-cell/>
          <table:table-cell office:value-type="float" office:value="0.016018" calcext:value-type="float">
            <text:p>0.016018</text:p>
          </table:table-cell>
        </table:table-row>
        <table:table-row table:style-name="ro1">
          <table:table-cell office:value-type="float" office:value="806.402462" calcext:value-type="float">
            <text:p>806.402462</text:p>
          </table:table-cell>
          <table:table-cell/>
          <table:table-cell office:value-type="float" office:value="0.014497" calcext:value-type="float">
            <text:p>0.014497</text:p>
          </table:table-cell>
        </table:table-row>
        <table:table-row table:style-name="ro1">
          <table:table-cell office:value-type="float" office:value="809.803621" calcext:value-type="float">
            <text:p>809.803621</text:p>
          </table:table-cell>
          <table:table-cell/>
          <table:table-cell office:value-type="float" office:value="0.013869" calcext:value-type="float">
            <text:p>0.013869</text:p>
          </table:table-cell>
        </table:table-row>
        <table:table-row table:style-name="ro1">
          <table:table-cell office:value-type="float" office:value="812.778929" calcext:value-type="float">
            <text:p>812.778929</text:p>
          </table:table-cell>
          <table:table-cell/>
          <table:table-cell office:value-type="float" office:value="0.014194" calcext:value-type="float">
            <text:p>0.014194</text:p>
          </table:table-cell>
        </table:table-row>
        <table:table-row table:style-name="ro1">
          <table:table-cell office:value-type="float" office:value="817.603288" calcext:value-type="float">
            <text:p>817.603288</text:p>
          </table:table-cell>
          <table:table-cell/>
          <table:table-cell office:value-type="float" office:value="0.015481" calcext:value-type="float">
            <text:p>0.015481</text:p>
          </table:table-cell>
        </table:table-row>
        <table:table-row table:style-name="ro1">
          <table:table-cell office:value-type="float" office:value="822.097742" calcext:value-type="float">
            <text:p>822.097742</text:p>
          </table:table-cell>
          <table:table-cell/>
          <table:table-cell office:value-type="float" office:value="0.017745" calcext:value-type="float">
            <text:p>0.017745</text:p>
          </table:table-cell>
        </table:table-row>
        <table:table-row table:style-name="ro1">
          <table:table-cell office:value-type="float" office:value="823.548322" calcext:value-type="float">
            <text:p>823.548322</text:p>
          </table:table-cell>
          <table:table-cell/>
          <table:table-cell office:value-type="float" office:value="0.021241" calcext:value-type="float">
            <text:p>0.021241</text:p>
          </table:table-cell>
        </table:table-row>
        <table:table-row table:style-name="ro1">
          <table:table-cell office:value-type="float" office:value="827.721278" calcext:value-type="float">
            <text:p>827.721278</text:p>
          </table:table-cell>
          <table:table-cell/>
          <table:table-cell office:value-type="float" office:value="0.025829" calcext:value-type="float">
            <text:p>0.025829</text:p>
          </table:table-cell>
        </table:table-row>
        <table:table-row table:style-name="ro1">
          <table:table-cell office:value-type="float" office:value="832.226424" calcext:value-type="float">
            <text:p>832.226424</text:p>
          </table:table-cell>
          <table:table-cell/>
          <table:table-cell office:value-type="float" office:value="0.03132" calcext:value-type="float">
            <text:p>0.03132</text:p>
          </table:table-cell>
        </table:table-row>
        <table:table-row table:style-name="ro1">
          <table:table-cell office:value-type="float" office:value="834.670844" calcext:value-type="float">
            <text:p>834.670844</text:p>
          </table:table-cell>
          <table:table-cell/>
          <table:table-cell office:value-type="float" office:value="0.037801" calcext:value-type="float">
            <text:p>0.037801</text:p>
          </table:table-cell>
        </table:table-row>
        <table:table-row table:style-name="ro1">
          <table:table-cell office:value-type="float" office:value="840.067165" calcext:value-type="float">
            <text:p>840.067165</text:p>
          </table:table-cell>
          <table:table-cell/>
          <table:table-cell office:value-type="float" office:value="0.045211" calcext:value-type="float">
            <text:p>0.045211</text:p>
          </table:table-cell>
        </table:table-row>
        <table:table-row table:style-name="ro1">
          <table:table-cell office:value-type="float" office:value="843.441599" calcext:value-type="float">
            <text:p>843.441599</text:p>
          </table:table-cell>
          <table:table-cell/>
          <table:table-cell office:value-type="float" office:value="0.052919" calcext:value-type="float">
            <text:p>0.052919</text:p>
          </table:table-cell>
        </table:table-row>
        <table:table-row table:style-name="ro1">
          <table:table-cell office:value-type="float" office:value="846.877786" calcext:value-type="float">
            <text:p>846.877786</text:p>
          </table:table-cell>
          <table:table-cell/>
          <table:table-cell office:value-type="float" office:value="0.060353" calcext:value-type="float">
            <text:p>0.060353</text:p>
          </table:table-cell>
        </table:table-row>
        <table:table-row table:style-name="ro1">
          <table:table-cell office:value-type="float" office:value="849.246403" calcext:value-type="float">
            <text:p>849.246403</text:p>
          </table:table-cell>
          <table:table-cell/>
          <table:table-cell office:value-type="float" office:value="0.067678" calcext:value-type="float">
            <text:p>0.067678</text:p>
          </table:table-cell>
        </table:table-row>
        <table:table-row table:style-name="ro1">
          <table:table-cell office:value-type="float" office:value="854.828214" calcext:value-type="float">
            <text:p>854.828214</text:p>
          </table:table-cell>
          <table:table-cell/>
          <table:table-cell office:value-type="float" office:value="0.074735" calcext:value-type="float">
            <text:p>0.074735</text:p>
          </table:table-cell>
        </table:table-row>
        <table:table-row table:style-name="ro1">
          <table:table-cell office:value-type="float" office:value="858.011159" calcext:value-type="float">
            <text:p>858.011159</text:p>
          </table:table-cell>
          <table:table-cell/>
          <table:table-cell office:value-type="float" office:value="0.080989" calcext:value-type="float">
            <text:p>0.080989</text:p>
          </table:table-cell>
        </table:table-row>
        <table:table-row table:style-name="ro1">
          <table:table-cell office:value-type="float" office:value="862.49842" calcext:value-type="float">
            <text:p>862.49842</text:p>
          </table:table-cell>
          <table:table-cell/>
          <table:table-cell office:value-type="float" office:value="0.086165" calcext:value-type="float">
            <text:p>0.086165</text:p>
          </table:table-cell>
        </table:table-row>
        <table:table-row table:style-name="ro1">
          <table:table-cell office:value-type="float" office:value="865.891823" calcext:value-type="float">
            <text:p>865.891823</text:p>
          </table:table-cell>
          <table:table-cell/>
          <table:table-cell office:value-type="float" office:value="0.090651" calcext:value-type="float">
            <text:p>0.090651</text:p>
          </table:table-cell>
        </table:table-row>
        <table:table-row table:style-name="ro1">
          <table:table-cell office:value-type="float" office:value="869.28097" calcext:value-type="float">
            <text:p>869.28097</text:p>
          </table:table-cell>
          <table:table-cell/>
          <table:table-cell office:value-type="float" office:value="0.094558" calcext:value-type="float">
            <text:p>0.094558</text:p>
          </table:table-cell>
        </table:table-row>
        <table:table-row table:style-name="ro1">
          <table:table-cell office:value-type="float" office:value="873.726763" calcext:value-type="float">
            <text:p>873.726763</text:p>
          </table:table-cell>
          <table:table-cell/>
          <table:table-cell office:value-type="float" office:value="0.097482" calcext:value-type="float">
            <text:p>0.097482</text:p>
          </table:table-cell>
        </table:table-row>
        <table:table-row table:style-name="ro1">
          <table:table-cell office:value-type="float" office:value="878.208793" calcext:value-type="float">
            <text:p>878.208793</text:p>
          </table:table-cell>
          <table:table-cell/>
          <table:table-cell office:value-type="float" office:value="0.099491" calcext:value-type="float">
            <text:p>0.099491</text:p>
          </table:table-cell>
        </table:table-row>
        <table:table-row table:style-name="ro1">
          <table:table-cell office:value-type="float" office:value="880.633719" calcext:value-type="float">
            <text:p>880.633719</text:p>
          </table:table-cell>
          <table:table-cell/>
          <table:table-cell office:value-type="float" office:value="0.100857" calcext:value-type="float">
            <text:p>0.100857</text:p>
          </table:table-cell>
        </table:table-row>
        <table:table-row table:style-name="ro1">
          <table:table-cell office:value-type="float" office:value="883.849881" calcext:value-type="float">
            <text:p>883.849881</text:p>
          </table:table-cell>
          <table:table-cell/>
          <table:table-cell office:value-type="float" office:value="0.101429" calcext:value-type="float">
            <text:p>0.101429</text:p>
          </table:table-cell>
        </table:table-row>
        <table:table-row table:style-name="ro1">
          <table:table-cell office:value-type="float" office:value="889.423689" calcext:value-type="float">
            <text:p>889.423689</text:p>
          </table:table-cell>
          <table:table-cell/>
          <table:table-cell office:value-type="float" office:value="0.101194" calcext:value-type="float">
            <text:p>0.101194</text:p>
          </table:table-cell>
        </table:table-row>
        <table:table-row table:style-name="ro1">
          <table:table-cell office:value-type="float" office:value="891.735255" calcext:value-type="float">
            <text:p>891.735255</text:p>
          </table:table-cell>
          <table:table-cell/>
          <table:table-cell office:value-type="float" office:value="0.100447" calcext:value-type="float">
            <text:p>0.100447</text:p>
          </table:table-cell>
        </table:table-row>
        <table:table-row table:style-name="ro1">
          <table:table-cell office:value-type="float" office:value="895.139282" calcext:value-type="float">
            <text:p>895.139282</text:p>
          </table:table-cell>
          <table:table-cell/>
          <table:table-cell office:value-type="float" office:value="0.098899" calcext:value-type="float">
            <text:p>0.098899</text:p>
          </table:table-cell>
        </table:table-row>
        <table:table-row table:style-name="ro1">
          <table:table-cell office:value-type="float" office:value="899.566254" calcext:value-type="float">
            <text:p>899.566254</text:p>
          </table:table-cell>
          <table:table-cell/>
          <table:table-cell office:value-type="float" office:value="0.097044" calcext:value-type="float">
            <text:p>0.097044</text:p>
          </table:table-cell>
        </table:table-row>
        <table:table-row table:style-name="ro1">
          <table:table-cell office:value-type="float" office:value="902.939176" calcext:value-type="float">
            <text:p>902.939176</text:p>
          </table:table-cell>
          <table:table-cell/>
          <table:table-cell office:value-type="float" office:value="0.094351" calcext:value-type="float">
            <text:p>0.094351</text:p>
          </table:table-cell>
        </table:table-row>
        <table:table-row table:style-name="ro1">
          <table:table-cell office:value-type="float" office:value="906.29151" calcext:value-type="float">
            <text:p>906.29151</text:p>
          </table:table-cell>
          <table:table-cell/>
          <table:table-cell office:value-type="float" office:value="0.090999" calcext:value-type="float">
            <text:p>0.090999</text:p>
          </table:table-cell>
        </table:table-row>
        <table:table-row table:style-name="ro1">
          <table:table-cell office:value-type="float" office:value="909.70489" calcext:value-type="float">
            <text:p>909.70489</text:p>
          </table:table-cell>
          <table:table-cell/>
          <table:table-cell office:value-type="float" office:value="0.086931" calcext:value-type="float">
            <text:p>0.086931</text:p>
          </table:table-cell>
        </table:table-row>
        <table:table-row table:style-name="ro1">
          <table:table-cell office:value-type="float" office:value="914.165602" calcext:value-type="float">
            <text:p>914.165602</text:p>
          </table:table-cell>
          <table:table-cell/>
          <table:table-cell office:value-type="float" office:value="0.082359" calcext:value-type="float">
            <text:p>0.082359</text:p>
          </table:table-cell>
        </table:table-row>
        <table:table-row table:style-name="ro1">
          <table:table-cell office:value-type="float" office:value="917.526033" calcext:value-type="float">
            <text:p>917.526033</text:p>
          </table:table-cell>
          <table:table-cell/>
          <table:table-cell office:value-type="float" office:value="0.077051" calcext:value-type="float">
            <text:p>0.077051</text:p>
          </table:table-cell>
        </table:table-row>
        <table:table-row table:style-name="ro1">
          <table:table-cell office:value-type="float" office:value="920.901692" calcext:value-type="float">
            <text:p>920.901692</text:p>
          </table:table-cell>
          <table:table-cell/>
          <table:table-cell office:value-type="float" office:value="0.071383" calcext:value-type="float">
            <text:p>0.071383</text:p>
          </table:table-cell>
        </table:table-row>
        <table:table-row table:style-name="ro1">
          <table:table-cell office:value-type="float" office:value="924.252666" calcext:value-type="float">
            <text:p>924.252666</text:p>
          </table:table-cell>
          <table:table-cell/>
          <table:table-cell office:value-type="float" office:value="0.065118" calcext:value-type="float">
            <text:p>0.065118</text:p>
          </table:table-cell>
        </table:table-row>
        <table:table-row table:style-name="ro1">
          <table:table-cell office:value-type="float" office:value="928.738784" calcext:value-type="float">
            <text:p>928.738784</text:p>
          </table:table-cell>
          <table:table-cell/>
          <table:table-cell office:value-type="float" office:value="0.058382" calcext:value-type="float">
            <text:p>0.058382</text:p>
          </table:table-cell>
        </table:table-row>
        <table:table-row table:style-name="ro1">
          <table:table-cell office:value-type="float" office:value="933.238737" calcext:value-type="float">
            <text:p>933.238737</text:p>
          </table:table-cell>
          <table:table-cell/>
          <table:table-cell office:value-type="float" office:value="0.051292" calcext:value-type="float">
            <text:p>0.051292</text:p>
          </table:table-cell>
        </table:table-row>
        <table:table-row table:style-name="ro1">
          <table:table-cell office:value-type="float" office:value="936.602251" calcext:value-type="float">
            <text:p>936.602251</text:p>
          </table:table-cell>
          <table:table-cell/>
          <table:table-cell office:value-type="float" office:value="0.044364" calcext:value-type="float">
            <text:p>0.044364</text:p>
          </table:table-cell>
        </table:table-row>
        <table:table-row table:style-name="ro1">
          <table:table-cell office:value-type="float" office:value="940.034984" calcext:value-type="float">
            <text:p>940.034984</text:p>
          </table:table-cell>
          <table:table-cell/>
          <table:table-cell office:value-type="float" office:value="0.037776" calcext:value-type="float">
            <text:p>0.037776</text:p>
          </table:table-cell>
        </table:table-row>
        <table:table-row table:style-name="ro1">
          <table:table-cell office:value-type="float" office:value="944.464595" calcext:value-type="float">
            <text:p>944.464595</text:p>
          </table:table-cell>
          <table:table-cell/>
          <table:table-cell office:value-type="float" office:value="0.031531" calcext:value-type="float">
            <text:p>0.031531</text:p>
          </table:table-cell>
        </table:table-row>
        <table:table-row table:style-name="ro1">
          <table:table-cell office:value-type="float" office:value="947.864919" calcext:value-type="float">
            <text:p>947.864919</text:p>
          </table:table-cell>
          <table:table-cell/>
          <table:table-cell office:value-type="float" office:value="0.02604" calcext:value-type="float">
            <text:p>0.02604</text:p>
          </table:table-cell>
        </table:table-row>
        <table:table-row table:style-name="ro1">
          <table:table-cell office:value-type="float" office:value="952.319529" calcext:value-type="float">
            <text:p>952.319529</text:p>
          </table:table-cell>
          <table:table-cell/>
          <table:table-cell office:value-type="float" office:value="0.021484" calcext:value-type="float">
            <text:p>0.021484</text:p>
          </table:table-cell>
        </table:table-row>
        <table:table-row table:style-name="ro1">
          <table:table-cell office:value-type="float" office:value="956.786439" calcext:value-type="float">
            <text:p>956.786439</text:p>
          </table:table-cell>
          <table:table-cell/>
          <table:table-cell office:value-type="float" office:value="0.018003" calcext:value-type="float">
            <text:p>0.018003</text:p>
          </table:table-cell>
        </table:table-row>
        <table:table-row table:style-name="ro1">
          <table:table-cell office:value-type="float" office:value="959.074084" calcext:value-type="float">
            <text:p>959.074084</text:p>
          </table:table-cell>
          <table:table-cell/>
          <table:table-cell office:value-type="float" office:value="0.015572" calcext:value-type="float">
            <text:p>0.015572</text:p>
          </table:table-cell>
        </table:table-row>
        <table:table-row table:style-name="ro1">
          <table:table-cell office:value-type="float" office:value="962.611527" calcext:value-type="float">
            <text:p>962.611527</text:p>
          </table:table-cell>
          <table:table-cell/>
          <table:table-cell office:value-type="float" office:value="0.014239" calcext:value-type="float">
            <text:p>0.014239</text:p>
          </table:table-cell>
        </table:table-row>
        <table:table-row table:style-name="ro1">
          <table:table-cell office:value-type="float" office:value="966.990996" calcext:value-type="float">
            <text:p>966.990996</text:p>
          </table:table-cell>
          <table:table-cell/>
          <table:table-cell office:value-type="float" office:value="0.013862" calcext:value-type="float">
            <text:p>0.013862</text:p>
          </table:table-cell>
        </table:table-row>
        <table:table-row table:style-name="ro1">
          <table:table-cell office:value-type="float" office:value="970.281065" calcext:value-type="float">
            <text:p>970.281065</text:p>
          </table:table-cell>
          <table:table-cell/>
          <table:table-cell office:value-type="float" office:value="0.014544" calcext:value-type="float">
            <text:p>0.014544</text:p>
          </table:table-cell>
        </table:table-row>
        <table:table-row table:style-name="ro1">
          <table:table-cell office:value-type="float" office:value="974.882905" calcext:value-type="float">
            <text:p>974.882905</text:p>
          </table:table-cell>
          <table:table-cell/>
          <table:table-cell office:value-type="float" office:value="0.016195" calcext:value-type="float">
            <text:p>0.016195</text:p>
          </table:table-cell>
        </table:table-row>
        <table:table-row table:style-name="ro1">
          <table:table-cell office:value-type="float" office:value="978.179054" calcext:value-type="float">
            <text:p>978.179054</text:p>
          </table:table-cell>
          <table:table-cell/>
          <table:table-cell office:value-type="float" office:value="0.019049" calcext:value-type="float">
            <text:p>0.019049</text:p>
          </table:table-cell>
        </table:table-row>
        <table:table-row table:style-name="ro1">
          <table:table-cell office:value-type="float" office:value="981.689" calcext:value-type="float">
            <text:p>981.689</text:p>
          </table:table-cell>
          <table:table-cell/>
          <table:table-cell office:value-type="float" office:value="0.022916" calcext:value-type="float">
            <text:p>0.022916</text:p>
          </table:table-cell>
        </table:table-row>
        <table:table-row table:style-name="ro1">
          <table:table-cell office:value-type="float" office:value="986.055819" calcext:value-type="float">
            <text:p>986.055819</text:p>
          </table:table-cell>
          <table:table-cell/>
          <table:table-cell office:value-type="float" office:value="0.028025" calcext:value-type="float">
            <text:p>0.028025</text:p>
          </table:table-cell>
        </table:table-row>
        <table:table-row table:style-name="ro1">
          <table:table-cell office:value-type="float" office:value="990.495806" calcext:value-type="float">
            <text:p>990.495806</text:p>
          </table:table-cell>
          <table:table-cell/>
          <table:table-cell office:value-type="float" office:value="0.03417" calcext:value-type="float">
            <text:p>0.03417</text:p>
          </table:table-cell>
        </table:table-row>
        <table:table-row table:style-name="ro1">
          <table:table-cell office:value-type="float" office:value="994.990692" calcext:value-type="float">
            <text:p>994.990692</text:p>
          </table:table-cell>
          <table:table-cell/>
          <table:table-cell office:value-type="float" office:value="0.041155" calcext:value-type="float">
            <text:p>0.041155</text:p>
          </table:table-cell>
        </table:table-row>
        <table:table-row table:style-name="ro1">
          <table:table-cell office:value-type="float" office:value="997.346401" calcext:value-type="float">
            <text:p>997.346401</text:p>
          </table:table-cell>
          <table:table-cell/>
          <table:table-cell office:value-type="float" office:value="0.048408" calcext:value-type="float">
            <text:p>0.048408</text:p>
          </table:table-cell>
        </table:table-row>
        <table:table-row table:style-name="ro1">
          <table:table-cell office:value-type="float" office:value="1000.669633" calcext:value-type="float">
            <text:p>1000.669633</text:p>
          </table:table-cell>
          <table:table-cell/>
          <table:table-cell office:value-type="float" office:value="0.055839" calcext:value-type="float">
            <text:p>0.055839</text:p>
          </table:table-cell>
        </table:table-row>
        <table:table-row table:style-name="ro1">
          <table:table-cell office:value-type="float" office:value="1005.10552" calcext:value-type="float">
            <text:p>1005.10552</text:p>
          </table:table-cell>
          <table:table-cell/>
          <table:table-cell office:value-type="float" office:value="0.063287" calcext:value-type="float">
            <text:p>0.063287</text:p>
          </table:table-cell>
        </table:table-row>
        <table:table-row table:style-name="ro1">
          <table:table-cell office:value-type="float" office:value="1007.502227" calcext:value-type="float">
            <text:p>1007.502227</text:p>
          </table:table-cell>
          <table:table-cell/>
          <table:table-cell office:value-type="float" office:value="0.070362" calcext:value-type="float">
            <text:p>0.070362</text:p>
          </table:table-cell>
        </table:table-row>
        <table:table-row table:style-name="ro1">
          <table:table-cell office:value-type="float" office:value="1011.93018" calcext:value-type="float">
            <text:p>1011.93018</text:p>
          </table:table-cell>
          <table:table-cell/>
          <table:table-cell office:value-type="float" office:value="0.076791" calcext:value-type="float">
            <text:p>0.076791</text:p>
          </table:table-cell>
        </table:table-row>
        <table:table-row table:style-name="ro1">
          <table:table-cell office:value-type="float" office:value="1016.335737" calcext:value-type="float">
            <text:p>1016.335737</text:p>
          </table:table-cell>
          <table:table-cell/>
          <table:table-cell office:value-type="float" office:value="0.08259" calcext:value-type="float">
            <text:p>0.08259</text:p>
          </table:table-cell>
        </table:table-row>
        <table:table-row table:style-name="ro1">
          <table:table-cell office:value-type="float" office:value="1018.71586" calcext:value-type="float">
            <text:p>1018.71586</text:p>
          </table:table-cell>
          <table:table-cell/>
          <table:table-cell office:value-type="float" office:value="0.087798" calcext:value-type="float">
            <text:p>0.087798</text:p>
          </table:table-cell>
        </table:table-row>
        <table:table-row table:style-name="ro1">
          <table:table-cell office:value-type="float" office:value="1024.207423" calcext:value-type="float">
            <text:p>1024.207423</text:p>
          </table:table-cell>
          <table:table-cell/>
          <table:table-cell office:value-type="float" office:value="0.092296" calcext:value-type="float">
            <text:p>0.092296</text:p>
          </table:table-cell>
        </table:table-row>
        <table:table-row table:style-name="ro1">
          <table:table-cell office:value-type="float" office:value="1027.577613" calcext:value-type="float">
            <text:p>1027.577613</text:p>
          </table:table-cell>
          <table:table-cell/>
          <table:table-cell office:value-type="float" office:value="0.095751" calcext:value-type="float">
            <text:p>0.095751</text:p>
          </table:table-cell>
        </table:table-row>
        <table:table-row table:style-name="ro1">
          <table:table-cell office:value-type="float" office:value="1030.96809" calcext:value-type="float">
            <text:p>1030.96809</text:p>
          </table:table-cell>
          <table:table-cell/>
          <table:table-cell office:value-type="float" office:value="0.09843" calcext:value-type="float">
            <text:p>0.09843</text:p>
          </table:table-cell>
        </table:table-row>
        <table:table-row table:style-name="ro1">
          <table:table-cell office:value-type="float" office:value="1034.350453" calcext:value-type="float">
            <text:p>1034.350453</text:p>
          </table:table-cell>
          <table:table-cell/>
          <table:table-cell office:value-type="float" office:value="0.100283" calcext:value-type="float">
            <text:p>0.100283</text:p>
          </table:table-cell>
        </table:table-row>
        <table:table-row table:style-name="ro1">
          <table:table-cell office:value-type="float" office:value="1038.836943" calcext:value-type="float">
            <text:p>1038.836943</text:p>
          </table:table-cell>
          <table:table-cell/>
          <table:table-cell office:value-type="float" office:value="0.101381" calcext:value-type="float">
            <text:p>0.101381</text:p>
          </table:table-cell>
        </table:table-row>
        <table:table-row table:style-name="ro1">
          <table:table-cell office:value-type="float" office:value="1042.208863" calcext:value-type="float">
            <text:p>1042.208863</text:p>
          </table:table-cell>
          <table:table-cell/>
          <table:table-cell office:value-type="float" office:value="0.101534" calcext:value-type="float">
            <text:p>0.101534</text:p>
          </table:table-cell>
        </table:table-row>
        <table:table-row table:style-name="ro1">
          <table:table-cell office:value-type="float" office:value="1045.575483" calcext:value-type="float">
            <text:p>1045.575483</text:p>
          </table:table-cell>
          <table:table-cell/>
          <table:table-cell office:value-type="float" office:value="0.101201" calcext:value-type="float">
            <text:p>0.101201</text:p>
          </table:table-cell>
        </table:table-row>
        <table:table-row table:style-name="ro1">
          <table:table-cell office:value-type="float" office:value="1048.962727" calcext:value-type="float">
            <text:p>1048.962727</text:p>
          </table:table-cell>
          <table:table-cell/>
          <table:table-cell office:value-type="float" office:value="0.100391" calcext:value-type="float">
            <text:p>0.100391</text:p>
          </table:table-cell>
        </table:table-row>
        <table:table-row table:style-name="ro1">
          <table:table-cell office:value-type="float" office:value="1053.443883" calcext:value-type="float">
            <text:p>1053.443883</text:p>
          </table:table-cell>
          <table:table-cell/>
          <table:table-cell office:value-type="float" office:value="0.098678" calcext:value-type="float">
            <text:p>0.098678</text:p>
          </table:table-cell>
        </table:table-row>
        <table:table-row table:style-name="ro1">
          <table:table-cell office:value-type="float" office:value="1056.79747" calcext:value-type="float">
            <text:p>1056.79747</text:p>
          </table:table-cell>
          <table:table-cell/>
          <table:table-cell office:value-type="float" office:value="0.096254" calcext:value-type="float">
            <text:p>0.096254</text:p>
          </table:table-cell>
        </table:table-row>
        <table:table-row table:style-name="ro1">
          <table:table-cell office:value-type="float" office:value="1060.342887" calcext:value-type="float">
            <text:p>1060.342887</text:p>
          </table:table-cell>
          <table:table-cell/>
          <table:table-cell office:value-type="float" office:value="0.093168" calcext:value-type="float">
            <text:p>0.093168</text:p>
          </table:table-cell>
        </table:table-row>
        <table:table-row table:style-name="ro1">
          <table:table-cell office:value-type="float" office:value="1063.650357" calcext:value-type="float">
            <text:p>1063.650357</text:p>
          </table:table-cell>
          <table:table-cell/>
          <table:table-cell office:value-type="float" office:value="0.089667" calcext:value-type="float">
            <text:p>0.089667</text:p>
          </table:table-cell>
        </table:table-row>
        <table:table-row table:style-name="ro1">
          <table:table-cell office:value-type="float" office:value="1062.519657" calcext:value-type="float">
            <text:p>1062.519657</text:p>
          </table:table-cell>
          <table:table-cell/>
          <table:table-cell office:value-type="float" office:value="0.090981" calcext:value-type="float">
            <text:p>0.090981</text:p>
          </table:table-cell>
        </table:table-row>
        <table:table-row table:style-name="ro1">
          <table:table-cell office:value-type="float" office:value="1059.225473" calcext:value-type="float">
            <text:p>1059.225473</text:p>
          </table:table-cell>
          <table:table-cell/>
          <table:table-cell office:value-type="float" office:value="0.093896" calcext:value-type="float">
            <text:p>0.093896</text:p>
          </table:table-cell>
        </table:table-row>
        <table:table-row table:style-name="ro1">
          <table:table-cell office:value-type="float" office:value="1055.724477" calcext:value-type="float">
            <text:p>1055.724477</text:p>
          </table:table-cell>
          <table:table-cell/>
          <table:table-cell office:value-type="float" office:value="0.096625" calcext:value-type="float">
            <text:p>0.096625</text:p>
          </table:table-cell>
        </table:table-row>
        <table:table-row table:style-name="ro1">
          <table:table-cell office:value-type="float" office:value="1052.384163" calcext:value-type="float">
            <text:p>1052.384163</text:p>
          </table:table-cell>
          <table:table-cell/>
          <table:table-cell office:value-type="float" office:value="0.098962" calcext:value-type="float">
            <text:p>0.098962</text:p>
          </table:table-cell>
        </table:table-row>
        <table:table-row table:style-name="ro1">
          <table:table-cell office:value-type="float" office:value="1048.93206" calcext:value-type="float">
            <text:p>1048.93206</text:p>
          </table:table-cell>
          <table:table-cell/>
          <table:table-cell office:value-type="float" office:value="0.10054" calcext:value-type="float">
            <text:p>0.10054</text:p>
          </table:table-cell>
        </table:table-row>
        <table:table-row table:style-name="ro1">
          <table:table-cell office:value-type="float" office:value="1044.460987" calcext:value-type="float">
            <text:p>1044.460987</text:p>
          </table:table-cell>
          <table:table-cell/>
          <table:table-cell office:value-type="float" office:value="0.101381" calcext:value-type="float">
            <text:p>0.101381</text:p>
          </table:table-cell>
        </table:table-row>
        <table:table-row table:style-name="ro1">
          <table:table-cell office:value-type="float" office:value="1041.08501" calcext:value-type="float">
            <text:p>1041.08501</text:p>
          </table:table-cell>
          <table:table-cell/>
          <table:table-cell office:value-type="float" office:value="0.101568" calcext:value-type="float">
            <text:p>0.101568</text:p>
          </table:table-cell>
        </table:table-row>
        <table:table-row table:style-name="ro1">
          <table:table-cell office:value-type="float" office:value="1037.708867" calcext:value-type="float">
            <text:p>1037.708867</text:p>
          </table:table-cell>
          <table:table-cell/>
          <table:table-cell office:value-type="float" office:value="0.101176" calcext:value-type="float">
            <text:p>0.101176</text:p>
          </table:table-cell>
        </table:table-row>
        <table:table-row table:style-name="ro1">
          <table:table-cell office:value-type="float" office:value="1034.318727" calcext:value-type="float">
            <text:p>1034.318727</text:p>
          </table:table-cell>
          <table:table-cell/>
          <table:table-cell office:value-type="float" office:value="0.099945" calcext:value-type="float">
            <text:p>0.099945</text:p>
          </table:table-cell>
        </table:table-row>
        <table:table-row table:style-name="ro1">
          <table:table-cell office:value-type="float" office:value="1029.89256" calcext:value-type="float">
            <text:p>1029.89256</text:p>
          </table:table-cell>
          <table:table-cell/>
          <table:table-cell office:value-type="float" office:value="0.097891" calcext:value-type="float">
            <text:p>0.097891</text:p>
          </table:table-cell>
        </table:table-row>
        <table:table-row table:style-name="ro1">
          <table:table-cell office:value-type="float" office:value="1025.47583" calcext:value-type="float">
            <text:p>1025.47583</text:p>
          </table:table-cell>
          <table:table-cell/>
          <table:table-cell office:value-type="float" office:value="0.095059" calcext:value-type="float">
            <text:p>0.095059</text:p>
          </table:table-cell>
        </table:table-row>
        <table:table-row table:style-name="ro1">
          <table:table-cell office:value-type="float" office:value="1024.21565" calcext:value-type="float">
            <text:p>1024.21565</text:p>
          </table:table-cell>
          <table:table-cell/>
          <table:table-cell office:value-type="float" office:value="0.091405" calcext:value-type="float">
            <text:p>0.091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8:03:06.431833139</dc:date>
    <meta:editing-duration>PT7M51S</meta:editing-duration>
    <meta:editing-cycles>1</meta:editing-cycles>
    <meta:document-statistic meta:table-count="1" meta:cell-count="902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04cm" svg:height="11.874cm" xlink:href=".." xlink:type="simple" chart:class="chart:scatter" chart:style-name="ch1">
        <chart:legend chart:legend-position="end" svg:x="20.741cm" svg:y="5.389cm" style:legend-expansion="high" chart:style-name="ch2"/>
        <chart:plot-area chart:style-name="ch3" table:cell-range-address="'MedicionAutomatica1.0'.A1:'MedicionAutomatica1.0'.C451" chart:data-source-has-labels="row" svg:x="0.46cm" svg:y="0.237cm" svg:width="19.821cm" svg:height="11.4cm">
          <chartooo:coordinate-region svg:x="1.372cm" svg:y="0.436cm" svg:width="18.536cm" svg:height="10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3.44208">
                <text:p>1053.44208</text:p>
                <draw:g>
                  <svg:desc>'MedicionAutomatica1.0'.A2:'MedicionAutomatica1.0'.A451</svg:desc>
                </draw:g>
              </table:table-cell>
              <table:table-cell office:value-type="float" office:value="0.090814">
                <text:p>0.090814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.992607">
                <text:p>1048.992607</text:p>
              </table:table-cell>
              <table:table-cell office:value-type="float" office:value="0.09208">
                <text:p>0.09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5.586107">
                <text:p>1045.586107</text:p>
              </table:table-cell>
              <table:table-cell office:value-type="float" office:value="0.093196">
                <text:p>0.09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2.22772">
                <text:p>1042.22772</text:p>
              </table:table-cell>
              <table:table-cell office:value-type="float" office:value="0.093701">
                <text:p>0.093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7.787543">
                <text:p>1037.787543</text:p>
              </table:table-cell>
              <table:table-cell office:value-type="float" office:value="0.093201">
                <text:p>0.093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4.36248">
                <text:p>1034.36248</text:p>
              </table:table-cell>
              <table:table-cell office:value-type="float" office:value="0.091794">
                <text:p>0.09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1.032697">
                <text:p>1031.032697</text:p>
              </table:table-cell>
              <table:table-cell office:value-type="float" office:value="0.089892">
                <text:p>0.08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.630047">
                <text:p>1027.630047</text:p>
              </table:table-cell>
              <table:table-cell office:value-type="float" office:value="0.087301">
                <text:p>0.08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.25079">
                <text:p>1024.25079</text:p>
              </table:table-cell>
              <table:table-cell office:value-type="float" office:value="0.083851">
                <text:p>0.08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8.66189">
                <text:p>1018.66189</text:p>
              </table:table-cell>
              <table:table-cell office:value-type="float" office:value="0.079544">
                <text:p>0.07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386007">
                <text:p>1016.386007</text:p>
              </table:table-cell>
              <table:table-cell office:value-type="float" office:value="0.074542">
                <text:p>0.07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.869303">
                <text:p>1011.869303</text:p>
              </table:table-cell>
              <table:table-cell office:value-type="float" office:value="0.068869">
                <text:p>0.0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7.397507">
                <text:p>1007.397507</text:p>
              </table:table-cell>
              <table:table-cell office:value-type="float" office:value="0.062317">
                <text:p>0.062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5.12298">
                <text:p>1005.12298</text:p>
              </table:table-cell>
              <table:table-cell office:value-type="float" office:value="0.055124">
                <text:p>0.05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9.587884">
                <text:p>999.587884</text:p>
              </table:table-cell>
              <table:table-cell office:value-type="float" office:value="0.047995">
                <text:p>0.04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.204275">
                <text:p>996.204275</text:p>
              </table:table-cell>
              <table:table-cell office:value-type="float" office:value="0.040889">
                <text:p>0.040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1.696909">
                <text:p>991.696909</text:p>
              </table:table-cell>
              <table:table-cell office:value-type="float" office:value="0.03336">
                <text:p>0.0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9.391064">
                <text:p>989.391064</text:p>
              </table:table-cell>
              <table:table-cell office:value-type="float" office:value="0.027031">
                <text:p>0.02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4.90881">
                <text:p>984.90881</text:p>
              </table:table-cell>
              <table:table-cell office:value-type="float" office:value="0.022079">
                <text:p>0.02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.519903">
                <text:p>981.519903</text:p>
              </table:table-cell>
              <table:table-cell office:value-type="float" office:value="0.018248">
                <text:p>0.018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7.137284">
                <text:p>977.137284</text:p>
              </table:table-cell>
              <table:table-cell office:value-type="float" office:value="0.015097">
                <text:p>0.015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2.689732">
                <text:p>972.689732</text:p>
              </table:table-cell>
              <table:table-cell office:value-type="float" office:value="0.012999">
                <text:p>0.01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0.27629">
                <text:p>970.27629</text:p>
              </table:table-cell>
              <table:table-cell office:value-type="float" office:value="0.01189">
                <text:p>0.0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6.925007">
                <text:p>966.925007</text:p>
              </table:table-cell>
              <table:table-cell office:value-type="float" office:value="0.011579">
                <text:p>0.01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2.444301">
                <text:p>962.444301</text:p>
              </table:table-cell>
              <table:table-cell office:value-type="float" office:value="0.012005">
                <text:p>0.01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9.053928">
                <text:p>959.053928</text:p>
              </table:table-cell>
              <table:table-cell office:value-type="float" office:value="0.013291">
                <text:p>0.013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4.6141">
                <text:p>954.6141</text:p>
              </table:table-cell>
              <table:table-cell office:value-type="float" office:value="0.015444">
                <text:p>0.015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2.323677">
                <text:p>952.323677</text:p>
              </table:table-cell>
              <table:table-cell office:value-type="float" office:value="0.018636">
                <text:p>0.018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7.854984">
                <text:p>947.854984</text:p>
              </table:table-cell>
              <table:table-cell office:value-type="float" office:value="0.022798">
                <text:p>0.02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4.493796">
                <text:p>944.493796</text:p>
              </table:table-cell>
              <table:table-cell office:value-type="float" office:value="0.027872">
                <text:p>0.02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0.034029">
                <text:p>940.034029</text:p>
              </table:table-cell>
              <table:table-cell office:value-type="float" office:value="0.033507">
                <text:p>0.033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6.60845">
                <text:p>936.60845</text:p>
              </table:table-cell>
              <table:table-cell office:value-type="float" office:value="0.039798">
                <text:p>0.039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3.237953">
                <text:p>933.237953</text:p>
              </table:table-cell>
              <table:table-cell office:value-type="float" office:value="0.046637">
                <text:p>0.04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8.745859">
                <text:p>928.745859</text:p>
              </table:table-cell>
              <table:table-cell office:value-type="float" office:value="0.052936">
                <text:p>0.05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4.278797">
                <text:p>924.278797</text:p>
              </table:table-cell>
              <table:table-cell office:value-type="float" office:value="0.058948">
                <text:p>0.058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0.939677">
                <text:p>920.939677</text:p>
              </table:table-cell>
              <table:table-cell office:value-type="float" office:value="0.065028">
                <text:p>0.06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7.521965">
                <text:p>917.521965</text:p>
              </table:table-cell>
              <table:table-cell office:value-type="float" office:value="0.071082">
                <text:p>0.07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4.156198">
                <text:p>914.156198</text:p>
              </table:table-cell>
              <table:table-cell office:value-type="float" office:value="0.075409">
                <text:p>0.075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9.685266">
                <text:p>909.685266</text:p>
              </table:table-cell>
              <table:table-cell office:value-type="float" office:value="0.079796">
                <text:p>0.07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6.291943">
                <text:p>906.291943</text:p>
              </table:table-cell>
              <table:table-cell office:value-type="float" office:value="0.084071">
                <text:p>0.08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2.009858">
                <text:p>902.009858</text:p>
              </table:table-cell>
              <table:table-cell office:value-type="float" office:value="0.086719">
                <text:p>0.08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8.506122">
                <text:p>898.506122</text:p>
              </table:table-cell>
              <table:table-cell office:value-type="float" office:value="0.089224">
                <text:p>0.08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5.095531">
                <text:p>895.095531</text:p>
              </table:table-cell>
              <table:table-cell office:value-type="float" office:value="0.090711">
                <text:p>0.090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0.718201">
                <text:p>890.718201</text:p>
              </table:table-cell>
              <table:table-cell office:value-type="float" office:value="0.092998">
                <text:p>0.092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8.403317">
                <text:p>888.403317</text:p>
              </table:table-cell>
              <table:table-cell office:value-type="float" office:value="0.094021">
                <text:p>0.09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3.847587">
                <text:p>883.847587</text:p>
              </table:table-cell>
              <table:table-cell office:value-type="float" office:value="0.093994">
                <text:p>0.09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.59759">
                <text:p>880.59759</text:p>
              </table:table-cell>
              <table:table-cell office:value-type="float" office:value="0.092796">
                <text:p>0.09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7.614161">
                <text:p>877.614161</text:p>
              </table:table-cell>
              <table:table-cell office:value-type="float" office:value="0.091712">
                <text:p>0.09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2.828413">
                <text:p>872.828413</text:p>
              </table:table-cell>
              <table:table-cell office:value-type="float" office:value="0.089636">
                <text:p>0.08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9.265175">
                <text:p>869.265175</text:p>
              </table:table-cell>
              <table:table-cell office:value-type="float" office:value="0.086521">
                <text:p>0.08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5.900264">
                <text:p>865.900264</text:p>
              </table:table-cell>
              <table:table-cell office:value-type="float" office:value="0.082724">
                <text:p>0.08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2.519723">
                <text:p>862.519723</text:p>
              </table:table-cell>
              <table:table-cell office:value-type="float" office:value="0.078829">
                <text:p>0.07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8.02749">
                <text:p>858.02749</text:p>
              </table:table-cell>
              <table:table-cell office:value-type="float" office:value="0.073446">
                <text:p>0.07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4.710448">
                <text:p>854.710448</text:p>
              </table:table-cell>
              <table:table-cell office:value-type="float" office:value="0.067359">
                <text:p>0.067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9.384071">
                <text:p>849.384071</text:p>
              </table:table-cell>
              <table:table-cell office:value-type="float" office:value="0.060773">
                <text:p>0.060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6.855425">
                <text:p>846.855425</text:p>
              </table:table-cell>
              <table:table-cell office:value-type="float" office:value="0.053831">
                <text:p>0.05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3.478893">
                <text:p>843.478893</text:p>
              </table:table-cell>
              <table:table-cell office:value-type="float" office:value="0.046465">
                <text:p>0.046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0.099299">
                <text:p>840.099299</text:p>
              </table:table-cell>
              <table:table-cell office:value-type="float" office:value="0.039239">
                <text:p>0.039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4.648476">
                <text:p>834.648476</text:p>
              </table:table-cell>
              <table:table-cell office:value-type="float" office:value="0.032363">
                <text:p>0.03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2.241304">
                <text:p>832.241304</text:p>
              </table:table-cell>
              <table:table-cell office:value-type="float" office:value="0.026295">
                <text:p>0.026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7.718065">
                <text:p>827.718065</text:p>
              </table:table-cell>
              <table:table-cell office:value-type="float" office:value="0.021229">
                <text:p>0.02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3.247136">
                <text:p>823.247136</text:p>
              </table:table-cell>
              <table:table-cell office:value-type="float" office:value="0.017136">
                <text:p>0.01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9.951333">
                <text:p>819.951333</text:p>
              </table:table-cell>
              <table:table-cell office:value-type="float" office:value="0.014303">
                <text:p>0.01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5.384149">
                <text:p>815.384149</text:p>
              </table:table-cell>
              <table:table-cell office:value-type="float" office:value="0.012383">
                <text:p>0.01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1.995267">
                <text:p>811.995267</text:p>
              </table:table-cell>
              <table:table-cell office:value-type="float" office:value="0.011533">
                <text:p>0.01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8.827315">
                <text:p>808.827315</text:p>
              </table:table-cell>
              <table:table-cell office:value-type="float" office:value="0.011542">
                <text:p>0.01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4.316045">
                <text:p>804.316045</text:p>
              </table:table-cell>
              <table:table-cell office:value-type="float" office:value="0.012312">
                <text:p>0.01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013649">
                <text:p>803.013649</text:p>
              </table:table-cell>
              <table:table-cell office:value-type="float" office:value="0.013924">
                <text:p>0.013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7.517363">
                <text:p>797.517363</text:p>
              </table:table-cell>
              <table:table-cell office:value-type="float" office:value="0.01633">
                <text:p>0.0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3.073765">
                <text:p>793.073765</text:p>
              </table:table-cell>
              <table:table-cell office:value-type="float" office:value="0.019709">
                <text:p>0.019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.677377">
                <text:p>790.677377</text:p>
              </table:table-cell>
              <table:table-cell office:value-type="float" office:value="0.023838">
                <text:p>0.023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7.313279">
                <text:p>787.313279</text:p>
              </table:table-cell>
              <table:table-cell office:value-type="float" office:value="0.029023">
                <text:p>0.029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2.964263">
                <text:p>782.964263</text:p>
              </table:table-cell>
              <table:table-cell office:value-type="float" office:value="0.034764">
                <text:p>0.03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8.376822">
                <text:p>778.376822</text:p>
              </table:table-cell>
              <table:table-cell office:value-type="float" office:value="0.040725">
                <text:p>0.040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6.05024">
                <text:p>776.05024</text:p>
              </table:table-cell>
              <table:table-cell office:value-type="float" office:value="0.047039">
                <text:p>0.04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1.752087">
                <text:p>771.752087</text:p>
              </table:table-cell>
              <table:table-cell office:value-type="float" office:value="0.053429">
                <text:p>0.053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8.236902">
                <text:p>768.236902</text:p>
              </table:table-cell>
              <table:table-cell office:value-type="float" office:value="0.05966">
                <text:p>0.0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4.960769">
                <text:p>764.960769</text:p>
              </table:table-cell>
              <table:table-cell office:value-type="float" office:value="0.065336">
                <text:p>0.06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0.541763">
                <text:p>760.541763</text:p>
              </table:table-cell>
              <table:table-cell office:value-type="float" office:value="0.07063">
                <text:p>0.0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7.070079">
                <text:p>757.070079</text:p>
              </table:table-cell>
              <table:table-cell office:value-type="float" office:value="0.076242">
                <text:p>0.07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3.639205">
                <text:p>753.639205</text:p>
              </table:table-cell>
              <table:table-cell office:value-type="float" office:value="0.080478">
                <text:p>0.080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9.114209">
                <text:p>749.114209</text:p>
              </table:table-cell>
              <table:table-cell office:value-type="float" office:value="0.083904">
                <text:p>0.08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5.781594">
                <text:p>745.781594</text:p>
              </table:table-cell>
              <table:table-cell office:value-type="float" office:value="0.086973">
                <text:p>0.086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1.459063">
                <text:p>741.459063</text:p>
              </table:table-cell>
              <table:table-cell office:value-type="float" office:value="0.089702">
                <text:p>0.089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7.887478">
                <text:p>737.887478</text:p>
              </table:table-cell>
              <table:table-cell office:value-type="float" office:value="0.091472">
                <text:p>0.09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3.574808">
                <text:p>733.574808</text:p>
              </table:table-cell>
              <table:table-cell office:value-type="float" office:value="0.092196">
                <text:p>0.09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0.031634">
                <text:p>730.031634</text:p>
              </table:table-cell>
              <table:table-cell office:value-type="float" office:value="0.092929">
                <text:p>0.092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5.621914">
                <text:p>725.621914</text:p>
              </table:table-cell>
              <table:table-cell office:value-type="float" office:value="0.093371">
                <text:p>0.093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4.396013">
                <text:p>724.396013</text:p>
              </table:table-cell>
              <table:table-cell office:value-type="float" office:value="0.092348">
                <text:p>0.09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8.125657">
                <text:p>718.125657</text:p>
              </table:table-cell>
              <table:table-cell office:value-type="float" office:value="0.090526">
                <text:p>0.09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4.304359">
                <text:p>714.304359</text:p>
              </table:table-cell>
              <table:table-cell office:value-type="float" office:value="0.088925">
                <text:p>0.08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1.067979">
                <text:p>711.067979</text:p>
              </table:table-cell>
              <table:table-cell office:value-type="float" office:value="0.085667">
                <text:p>0.085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7.708503">
                <text:p>707.708503</text:p>
              </table:table-cell>
              <table:table-cell office:value-type="float" office:value="0.081669">
                <text:p>0.081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4.230798">
                <text:p>704.230798</text:p>
              </table:table-cell>
              <table:table-cell office:value-type="float" office:value="0.077165">
                <text:p>0.07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1.917517">
                <text:p>701.917517</text:p>
              </table:table-cell>
              <table:table-cell office:value-type="float" office:value="0.071613">
                <text:p>0.07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6.334487">
                <text:p>696.334487</text:p>
              </table:table-cell>
              <table:table-cell office:value-type="float" office:value="0.065266">
                <text:p>0.06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2.991271">
                <text:p>692.991271</text:p>
              </table:table-cell>
              <table:table-cell office:value-type="float" office:value="0.058644">
                <text:p>0.05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.470859">
                <text:p>688.470859</text:p>
              </table:table-cell>
              <table:table-cell office:value-type="float" office:value="0.051891">
                <text:p>0.05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6.201632">
                <text:p>686.201632</text:p>
              </table:table-cell>
              <table:table-cell office:value-type="float" office:value="0.044998">
                <text:p>0.044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3.670253">
                <text:p>683.670253</text:p>
              </table:table-cell>
              <table:table-cell office:value-type="float" office:value="0.038058">
                <text:p>0.038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9.52883">
                <text:p>679.52883</text:p>
              </table:table-cell>
              <table:table-cell office:value-type="float" office:value="0.031501">
                <text:p>0.03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5.564402">
                <text:p>675.564402</text:p>
              </table:table-cell>
              <table:table-cell office:value-type="float" office:value="0.025745">
                <text:p>0.02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0.713">
                <text:p>670.713</text:p>
              </table:table-cell>
              <table:table-cell office:value-type="float" office:value="0.02096">
                <text:p>0.0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7.197404">
                <text:p>667.197404</text:p>
              </table:table-cell>
              <table:table-cell office:value-type="float" office:value="0.01708">
                <text:p>0.0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4.946766">
                <text:p>664.946766</text:p>
              </table:table-cell>
              <table:table-cell office:value-type="float" office:value="0.014401">
                <text:p>0.014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9.366245">
                <text:p>659.366245</text:p>
              </table:table-cell>
              <table:table-cell office:value-type="float" office:value="0.012676">
                <text:p>0.01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6.120006">
                <text:p>656.120006</text:p>
              </table:table-cell>
              <table:table-cell office:value-type="float" office:value="0.011895">
                <text:p>0.01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2.672428">
                <text:p>652.672428</text:p>
              </table:table-cell>
              <table:table-cell office:value-type="float" office:value="0.012015">
                <text:p>0.01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6.928175">
                <text:p>646.928175</text:p>
              </table:table-cell>
              <table:table-cell office:value-type="float" office:value="0.012999">
                <text:p>0.01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5.870289">
                <text:p>645.870289</text:p>
              </table:table-cell>
              <table:table-cell office:value-type="float" office:value="0.014792">
                <text:p>0.01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0.435901">
                <text:p>640.435901</text:p>
              </table:table-cell>
              <table:table-cell office:value-type="float" office:value="0.017739">
                <text:p>0.017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6.859716">
                <text:p>636.859716</text:p>
              </table:table-cell>
              <table:table-cell office:value-type="float" office:value="0.021706">
                <text:p>0.02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3.43811">
                <text:p>633.43811</text:p>
              </table:table-cell>
              <table:table-cell office:value-type="float" office:value="0.026367">
                <text:p>0.02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9.462176">
                <text:p>629.462176</text:p>
              </table:table-cell>
              <table:table-cell office:value-type="float" office:value="0.031341">
                <text:p>0.0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7.872516">
                <text:p>627.872516</text:p>
              </table:table-cell>
              <table:table-cell office:value-type="float" office:value="0.036926">
                <text:p>0.03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2.248368">
                <text:p>622.248368</text:p>
              </table:table-cell>
              <table:table-cell office:value-type="float" office:value="0.043415">
                <text:p>0.043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9.993231">
                <text:p>619.993231</text:p>
              </table:table-cell>
              <table:table-cell office:value-type="float" office:value="0.049987">
                <text:p>0.049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6.599522">
                <text:p>616.599522</text:p>
              </table:table-cell>
              <table:table-cell office:value-type="float" office:value="0.055948">
                <text:p>0.055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.174349">
                <text:p>611.174349</text:p>
              </table:table-cell>
              <table:table-cell office:value-type="float" office:value="0.06199">
                <text:p>0.0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6.745159">
                <text:p>606.745159</text:p>
              </table:table-cell>
              <table:table-cell office:value-type="float" office:value="0.067806">
                <text:p>0.06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4.295722">
                <text:p>604.295722</text:p>
              </table:table-cell>
              <table:table-cell office:value-type="float" office:value="0.073178">
                <text:p>0.073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0.488061">
                <text:p>600.488061</text:p>
              </table:table-cell>
              <table:table-cell office:value-type="float" office:value="0.077783">
                <text:p>0.077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6.153131">
                <text:p>596.153131</text:p>
              </table:table-cell>
              <table:table-cell office:value-type="float" office:value="0.081859">
                <text:p>0.08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2.15037">
                <text:p>592.15037</text:p>
              </table:table-cell>
              <table:table-cell office:value-type="float" office:value="0.085543">
                <text:p>0.085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8.693817">
                <text:p>588.693817</text:p>
              </table:table-cell>
              <table:table-cell office:value-type="float" office:value="0.088891">
                <text:p>0.08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6.090964">
                <text:p>586.090964</text:p>
              </table:table-cell>
              <table:table-cell office:value-type="float" office:value="0.091145">
                <text:p>0.09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2.606529">
                <text:p>582.606529</text:p>
              </table:table-cell>
              <table:table-cell office:value-type="float" office:value="0.093082">
                <text:p>0.09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7.743566">
                <text:p>577.743566</text:p>
              </table:table-cell>
              <table:table-cell office:value-type="float" office:value="0.09422">
                <text:p>0.09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4.768723">
                <text:p>574.768723</text:p>
              </table:table-cell>
              <table:table-cell office:value-type="float" office:value="0.094702">
                <text:p>0.094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0.866932">
                <text:p>570.866932</text:p>
              </table:table-cell>
              <table:table-cell office:value-type="float" office:value="0.094517">
                <text:p>0.094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6.821972">
                <text:p>566.821972</text:p>
              </table:table-cell>
              <table:table-cell office:value-type="float" office:value="0.093601">
                <text:p>0.093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2.997213">
                <text:p>562.997213</text:p>
              </table:table-cell>
              <table:table-cell office:value-type="float" office:value="0.091817">
                <text:p>0.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9.331891">
                <text:p>559.331891</text:p>
              </table:table-cell>
              <table:table-cell office:value-type="float" office:value="0.08917">
                <text:p>0.08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5.866935">
                <text:p>555.866935</text:p>
              </table:table-cell>
              <table:table-cell office:value-type="float" office:value="0.085845">
                <text:p>0.085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1.798941">
                <text:p>551.798941</text:p>
              </table:table-cell>
              <table:table-cell office:value-type="float" office:value="0.081677">
                <text:p>0.08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7.979943">
                <text:p>547.979943</text:p>
              </table:table-cell>
              <table:table-cell office:value-type="float" office:value="0.076628">
                <text:p>0.07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.537406">
                <text:p>544.537406</text:p>
              </table:table-cell>
              <table:table-cell office:value-type="float" office:value="0.070886">
                <text:p>0.07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.341616">
                <text:p>540.341616</text:p>
              </table:table-cell>
              <table:table-cell office:value-type="float" office:value="0.064839">
                <text:p>0.06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6.854559">
                <text:p>536.854559</text:p>
              </table:table-cell>
              <table:table-cell office:value-type="float" office:value="0.057986">
                <text:p>0.05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2.699541">
                <text:p>532.699541</text:p>
              </table:table-cell>
              <table:table-cell office:value-type="float" office:value="0.050811">
                <text:p>0.05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9.072102">
                <text:p>529.072102</text:p>
              </table:table-cell>
              <table:table-cell office:value-type="float" office:value="0.043502">
                <text:p>0.043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5.121185">
                <text:p>525.121185</text:p>
              </table:table-cell>
              <table:table-cell office:value-type="float" office:value="0.036723">
                <text:p>0.03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1.365558">
                <text:p>521.365558</text:p>
              </table:table-cell>
              <table:table-cell office:value-type="float" office:value="0.030351">
                <text:p>0.03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7.837546">
                <text:p>517.837546</text:p>
              </table:table-cell>
              <table:table-cell office:value-type="float" office:value="0.024594">
                <text:p>0.024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.62388">
                <text:p>513.62388</text:p>
              </table:table-cell>
              <table:table-cell office:value-type="float" office:value="0.02012">
                <text:p>0.0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1.065873">
                <text:p>511.065873</text:p>
              </table:table-cell>
              <table:table-cell office:value-type="float" office:value="0.016672">
                <text:p>0.01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.069211">
                <text:p>507.069211</text:p>
              </table:table-cell>
              <table:table-cell office:value-type="float" office:value="0.014201">
                <text:p>0.01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.181169">
                <text:p>504.181169</text:p>
              </table:table-cell>
              <table:table-cell office:value-type="float" office:value="0.012627">
                <text:p>0.01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8.984938">
                <text:p>498.984938</text:p>
              </table:table-cell>
              <table:table-cell office:value-type="float" office:value="0.011955">
                <text:p>0.01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5.904632">
                <text:p>495.904632</text:p>
              </table:table-cell>
              <table:table-cell office:value-type="float" office:value="0.012145">
                <text:p>0.01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2.81955">
                <text:p>492.81955</text:p>
              </table:table-cell>
              <table:table-cell office:value-type="float" office:value="0.013202">
                <text:p>0.01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8.693341">
                <text:p>488.693341</text:p>
              </table:table-cell>
              <table:table-cell office:value-type="float" office:value="0.015211">
                <text:p>0.015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4.555928">
                <text:p>484.555928</text:p>
              </table:table-cell>
              <table:table-cell office:value-type="float" office:value="0.018115">
                <text:p>0.018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2.257844">
                <text:p>482.257844</text:p>
              </table:table-cell>
              <table:table-cell office:value-type="float" office:value="0.021894">
                <text:p>0.02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7.220975">
                <text:p>477.220975</text:p>
              </table:table-cell>
              <table:table-cell office:value-type="float" office:value="0.026659">
                <text:p>0.026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4.07535">
                <text:p>474.07535</text:p>
              </table:table-cell>
              <table:table-cell office:value-type="float" office:value="0.032088">
                <text:p>0.03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1.751013">
                <text:p>471.751013</text:p>
              </table:table-cell>
              <table:table-cell office:value-type="float" office:value="0.038205">
                <text:p>0.03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5.626156">
                <text:p>465.626156</text:p>
              </table:table-cell>
              <table:table-cell office:value-type="float" office:value="0.044853">
                <text:p>0.04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2.090022">
                <text:p>462.090022</text:p>
              </table:table-cell>
              <table:table-cell office:value-type="float" office:value="0.051454">
                <text:p>0.05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8.291866">
                <text:p>458.291866</text:p>
              </table:table-cell>
              <table:table-cell office:value-type="float" office:value="0.057656">
                <text:p>0.057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4.003965">
                <text:p>454.003965</text:p>
              </table:table-cell>
              <table:table-cell office:value-type="float" office:value="0.063432">
                <text:p>0.06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0.622798">
                <text:p>450.622798</text:p>
              </table:table-cell>
              <table:table-cell office:value-type="float" office:value="0.068762">
                <text:p>0.068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7.168259">
                <text:p>447.168259</text:p>
              </table:table-cell>
              <table:table-cell office:value-type="float" office:value="0.073984">
                <text:p>0.07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3.644919">
                <text:p>443.644919</text:p>
              </table:table-cell>
              <table:table-cell office:value-type="float" office:value="0.078794">
                <text:p>0.07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0.27029">
                <text:p>440.27029</text:p>
              </table:table-cell>
              <table:table-cell office:value-type="float" office:value="0.082704">
                <text:p>0.08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6.620082">
                <text:p>436.620082</text:p>
              </table:table-cell>
              <table:table-cell office:value-type="float" office:value="0.08674">
                <text:p>0.0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3.707476">
                <text:p>433.707476</text:p>
              </table:table-cell>
              <table:table-cell office:value-type="float" office:value="0.089896">
                <text:p>0.08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.788125">
                <text:p>429.788125</text:p>
              </table:table-cell>
              <table:table-cell office:value-type="float" office:value="0.092233">
                <text:p>0.09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6.034632">
                <text:p>426.034632</text:p>
              </table:table-cell>
              <table:table-cell office:value-type="float" office:value="0.094057">
                <text:p>0.09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2.677938">
                <text:p>422.677938</text:p>
              </table:table-cell>
              <table:table-cell office:value-type="float" office:value="0.095159">
                <text:p>0.095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8.334064">
                <text:p>418.334064</text:p>
              </table:table-cell>
              <table:table-cell office:value-type="float" office:value="0.095425">
                <text:p>0.095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4.736496">
                <text:p>414.736496</text:p>
              </table:table-cell>
              <table:table-cell office:value-type="float" office:value="0.0952">
                <text:p>0.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0.999519">
                <text:p>410.999519</text:p>
              </table:table-cell>
              <table:table-cell office:value-type="float" office:value="0.094463">
                <text:p>0.09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7.068699">
                <text:p>407.068699</text:p>
              </table:table-cell>
              <table:table-cell office:value-type="float" office:value="0.092918">
                <text:p>0.09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3.364695">
                <text:p>403.364695</text:p>
              </table:table-cell>
              <table:table-cell office:value-type="float" office:value="0.090028">
                <text:p>0.09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9.645604">
                <text:p>399.645604</text:p>
              </table:table-cell>
              <table:table-cell office:value-type="float" office:value="0.086254">
                <text:p>0.086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6.685373">
                <text:p>396.685373</text:p>
              </table:table-cell>
              <table:table-cell office:value-type="float" office:value="0.081867">
                <text:p>0.08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1.650159">
                <text:p>391.650159</text:p>
              </table:table-cell>
              <table:table-cell office:value-type="float" office:value="0.076973">
                <text:p>0.076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7.994569">
                <text:p>387.994569</text:p>
              </table:table-cell>
              <table:table-cell office:value-type="float" office:value="0.071078">
                <text:p>0.07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.855437">
                <text:p>384.855437</text:p>
              </table:table-cell>
              <table:table-cell office:value-type="float" office:value="0.064502">
                <text:p>0.06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1.783254">
                <text:p>381.783254</text:p>
              </table:table-cell>
              <table:table-cell office:value-type="float" office:value="0.057597">
                <text:p>0.05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6.550445">
                <text:p>376.550445</text:p>
              </table:table-cell>
              <table:table-cell office:value-type="float" office:value="0.050517">
                <text:p>0.050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2.633737">
                <text:p>372.633737</text:p>
              </table:table-cell>
              <table:table-cell office:value-type="float" office:value="0.043115">
                <text:p>0.043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.538465">
                <text:p>368.538465</text:p>
              </table:table-cell>
              <table:table-cell office:value-type="float" office:value="0.035875">
                <text:p>0.035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5.140591">
                <text:p>365.140591</text:p>
              </table:table-cell>
              <table:table-cell office:value-type="float" office:value="0.029622">
                <text:p>0.029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1.879995">
                <text:p>361.879995</text:p>
              </table:table-cell>
              <table:table-cell office:value-type="float" office:value="0.024117">
                <text:p>0.02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7.384475">
                <text:p>357.384475</text:p>
              </table:table-cell>
              <table:table-cell office:value-type="float" office:value="0.019608">
                <text:p>0.019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5.594441">
                <text:p>355.594441</text:p>
              </table:table-cell>
              <table:table-cell office:value-type="float" office:value="0.016187">
                <text:p>0.016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71033">
                <text:p>349.71033</text:p>
              </table:table-cell>
              <table:table-cell office:value-type="float" office:value="0.013881">
                <text:p>0.01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6.984321">
                <text:p>346.984321</text:p>
              </table:table-cell>
              <table:table-cell office:value-type="float" office:value="0.012621">
                <text:p>0.01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.991918">
                <text:p>343.991918</text:p>
              </table:table-cell>
              <table:table-cell office:value-type="float" office:value="0.012221">
                <text:p>0.01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0.9447">
                <text:p>340.9447</text:p>
              </table:table-cell>
              <table:table-cell office:value-type="float" office:value="0.012694">
                <text:p>0.01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5.086254">
                <text:p>335.086254</text:p>
              </table:table-cell>
              <table:table-cell office:value-type="float" office:value="0.014052">
                <text:p>0.01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2.572872">
                <text:p>332.572872</text:p>
              </table:table-cell>
              <table:table-cell office:value-type="float" office:value="0.016308">
                <text:p>0.016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.114452">
                <text:p>329.114452</text:p>
              </table:table-cell>
              <table:table-cell office:value-type="float" office:value="0.019452">
                <text:p>0.019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4.730995">
                <text:p>324.730995</text:p>
              </table:table-cell>
              <table:table-cell office:value-type="float" office:value="0.023592">
                <text:p>0.023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0.292101">
                <text:p>320.292101</text:p>
              </table:table-cell>
              <table:table-cell office:value-type="float" office:value="0.028695">
                <text:p>0.02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6.909922">
                <text:p>316.909922</text:p>
              </table:table-cell>
              <table:table-cell office:value-type="float" office:value="0.034459">
                <text:p>0.03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2.412348">
                <text:p>312.412348</text:p>
              </table:table-cell>
              <table:table-cell office:value-type="float" office:value="0.040559">
                <text:p>0.040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9.052407">
                <text:p>309.052407</text:p>
              </table:table-cell>
              <table:table-cell office:value-type="float" office:value="0.047104">
                <text:p>0.04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5.710092">
                <text:p>305.710092</text:p>
              </table:table-cell>
              <table:table-cell office:value-type="float" office:value="0.053734">
                <text:p>0.05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2.304829">
                <text:p>302.304829</text:p>
              </table:table-cell>
              <table:table-cell office:value-type="float" office:value="0.05995">
                <text:p>0.05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8.714613">
                <text:p>298.714613</text:p>
              </table:table-cell>
              <table:table-cell office:value-type="float" office:value="0.065957">
                <text:p>0.065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4.63484">
                <text:p>294.63484</text:p>
              </table:table-cell>
              <table:table-cell office:value-type="float" office:value="0.071584">
                <text:p>0.07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.311406">
                <text:p>290.311406</text:p>
              </table:table-cell>
              <table:table-cell office:value-type="float" office:value="0.077073">
                <text:p>0.07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7.536177">
                <text:p>287.536177</text:p>
              </table:table-cell>
              <table:table-cell office:value-type="float" office:value="0.081651">
                <text:p>0.08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4.116932">
                <text:p>284.116932</text:p>
              </table:table-cell>
              <table:table-cell office:value-type="float" office:value="0.085548">
                <text:p>0.085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0.556415">
                <text:p>280.556415</text:p>
              </table:table-cell>
              <table:table-cell office:value-type="float" office:value="0.088855">
                <text:p>0.088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7.35016">
                <text:p>277.35016</text:p>
              </table:table-cell>
              <table:table-cell office:value-type="float" office:value="0.092245">
                <text:p>0.09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0.705979">
                <text:p>270.705979</text:p>
              </table:table-cell>
              <table:table-cell office:value-type="float" office:value="0.094224">
                <text:p>0.09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9.451723">
                <text:p>269.451723</text:p>
              </table:table-cell>
              <table:table-cell office:value-type="float" office:value="0.09551">
                <text:p>0.0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5.434767">
                <text:p>265.434767</text:p>
              </table:table-cell>
              <table:table-cell office:value-type="float" office:value="0.095704">
                <text:p>0.09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2.35232">
                <text:p>262.35232</text:p>
              </table:table-cell>
              <table:table-cell office:value-type="float" office:value="0.096083">
                <text:p>0.096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8.289797">
                <text:p>258.289797</text:p>
              </table:table-cell>
              <table:table-cell office:value-type="float" office:value="0.095182">
                <text:p>0.095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3.869474">
                <text:p>253.869474</text:p>
              </table:table-cell>
              <table:table-cell office:value-type="float" office:value="0.093804">
                <text:p>0.093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0.055456">
                <text:p>250.055456</text:p>
              </table:table-cell>
              <table:table-cell office:value-type="float" office:value="0.091652">
                <text:p>0.09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7.285096">
                <text:p>247.285096</text:p>
              </table:table-cell>
              <table:table-cell office:value-type="float" office:value="0.088758">
                <text:p>0.08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.516195">
                <text:p>242.516195</text:p>
              </table:table-cell>
              <table:table-cell office:value-type="float" office:value="NaN">
                <text:p>NaN</text:p>
              </table:table-cell>
              <table:table-cell office:value-type="float" office:value="0.086387">
                <text:p>0.0863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65869">
                <text:p>248.65869</text:p>
              </table:table-cell>
              <table:table-cell office:value-type="float" office:value="NaN">
                <text:p>NaN</text:p>
              </table:table-cell>
              <table:table-cell office:value-type="float" office:value="0.090063">
                <text:p>0.0900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3.351435">
                <text:p>253.351435</text:p>
              </table:table-cell>
              <table:table-cell office:value-type="float" office:value="NaN">
                <text:p>NaN</text:p>
              </table:table-cell>
              <table:table-cell office:value-type="float" office:value="0.092669">
                <text:p>0.092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3.83514">
                <text:p>253.83514</text:p>
              </table:table-cell>
              <table:table-cell office:value-type="float" office:value="NaN">
                <text:p>NaN</text:p>
              </table:table-cell>
              <table:table-cell office:value-type="float" office:value="0.094563">
                <text:p>0.0945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8.89244">
                <text:p>258.89244</text:p>
              </table:table-cell>
              <table:table-cell office:value-type="float" office:value="NaN">
                <text:p>NaN</text:p>
              </table:table-cell>
              <table:table-cell office:value-type="float" office:value="0.095381">
                <text:p>0.0953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2.397191">
                <text:p>262.397191</text:p>
              </table:table-cell>
              <table:table-cell office:value-type="float" office:value="NaN">
                <text:p>NaN</text:p>
              </table:table-cell>
              <table:table-cell office:value-type="float" office:value="0.09595">
                <text:p>0.095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9.139342">
                <text:p>269.139342</text:p>
              </table:table-cell>
              <table:table-cell office:value-type="float" office:value="NaN">
                <text:p>NaN</text:p>
              </table:table-cell>
              <table:table-cell office:value-type="float" office:value="0.095544">
                <text:p>0.095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0.582142">
                <text:p>270.582142</text:p>
              </table:table-cell>
              <table:table-cell office:value-type="float" office:value="NaN">
                <text:p>NaN</text:p>
              </table:table-cell>
              <table:table-cell office:value-type="float" office:value="0.094606">
                <text:p>0.0946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3.661019">
                <text:p>273.661019</text:p>
              </table:table-cell>
              <table:table-cell office:value-type="float" office:value="NaN">
                <text:p>NaN</text:p>
              </table:table-cell>
              <table:table-cell office:value-type="float" office:value="0.092703">
                <text:p>0.0927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7.317528">
                <text:p>277.317528</text:p>
              </table:table-cell>
              <table:table-cell office:value-type="float" office:value="NaN">
                <text:p>NaN</text:p>
              </table:table-cell>
              <table:table-cell office:value-type="float" office:value="0.090554">
                <text:p>0.0905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1.918301">
                <text:p>281.918301</text:p>
              </table:table-cell>
              <table:table-cell office:value-type="float" office:value="NaN">
                <text:p>NaN</text:p>
              </table:table-cell>
              <table:table-cell office:value-type="float" office:value="0.087766">
                <text:p>0.0877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4.81905">
                <text:p>284.81905</text:p>
              </table:table-cell>
              <table:table-cell office:value-type="float" office:value="NaN">
                <text:p>NaN</text:p>
              </table:table-cell>
              <table:table-cell office:value-type="float" office:value="0.084481">
                <text:p>0.084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.461503">
                <text:p>287.461503</text:p>
              </table:table-cell>
              <table:table-cell office:value-type="float" office:value="NaN">
                <text:p>NaN</text:p>
              </table:table-cell>
              <table:table-cell office:value-type="float" office:value="0.080432">
                <text:p>0.080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2.074319">
                <text:p>292.074319</text:p>
              </table:table-cell>
              <table:table-cell office:value-type="float" office:value="NaN">
                <text:p>NaN</text:p>
              </table:table-cell>
              <table:table-cell office:value-type="float" office:value="0.075951">
                <text:p>0.075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5.543187">
                <text:p>295.543187</text:p>
              </table:table-cell>
              <table:table-cell office:value-type="float" office:value="NaN">
                <text:p>NaN</text:p>
              </table:table-cell>
              <table:table-cell office:value-type="float" office:value="0.070911">
                <text:p>0.0709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8.974114">
                <text:p>298.974114</text:p>
              </table:table-cell>
              <table:table-cell office:value-type="float" office:value="NaN">
                <text:p>NaN</text:p>
              </table:table-cell>
              <table:table-cell office:value-type="float" office:value="0.06535">
                <text:p>0.065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2.249187">
                <text:p>302.249187</text:p>
              </table:table-cell>
              <table:table-cell office:value-type="float" office:value="NaN">
                <text:p>NaN</text:p>
              </table:table-cell>
              <table:table-cell office:value-type="float" office:value="0.059327">
                <text:p>0.0593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5.583855">
                <text:p>305.583855</text:p>
              </table:table-cell>
              <table:table-cell office:value-type="float" office:value="NaN">
                <text:p>NaN</text:p>
              </table:table-cell>
              <table:table-cell office:value-type="float" office:value="0.052793">
                <text:p>0.0527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9.980909">
                <text:p>309.980909</text:p>
              </table:table-cell>
              <table:table-cell office:value-type="float" office:value="NaN">
                <text:p>NaN</text:p>
              </table:table-cell>
              <table:table-cell office:value-type="float" office:value="0.046297">
                <text:p>0.046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3.343193">
                <text:p>313.343193</text:p>
              </table:table-cell>
              <table:table-cell office:value-type="float" office:value="NaN">
                <text:p>NaN</text:p>
              </table:table-cell>
              <table:table-cell office:value-type="float" office:value="0.039901">
                <text:p>0.0399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6.992136">
                <text:p>316.992136</text:p>
              </table:table-cell>
              <table:table-cell office:value-type="float" office:value="NaN">
                <text:p>NaN</text:p>
              </table:table-cell>
              <table:table-cell office:value-type="float" office:value="0.033619">
                <text:p>0.033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1.382349">
                <text:p>321.382349</text:p>
              </table:table-cell>
              <table:table-cell office:value-type="float" office:value="NaN">
                <text:p>NaN</text:p>
              </table:table-cell>
              <table:table-cell office:value-type="float" office:value="0.027878">
                <text:p>0.0278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4.973369">
                <text:p>324.973369</text:p>
              </table:table-cell>
              <table:table-cell office:value-type="float" office:value="NaN">
                <text:p>NaN</text:p>
              </table:table-cell>
              <table:table-cell office:value-type="float" office:value="0.023008">
                <text:p>0.023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9.206507">
                <text:p>329.206507</text:p>
              </table:table-cell>
              <table:table-cell office:value-type="float" office:value="NaN">
                <text:p>NaN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3.482626">
                <text:p>333.482626</text:p>
              </table:table-cell>
              <table:table-cell office:value-type="float" office:value="NaN">
                <text:p>NaN</text:p>
              </table:table-cell>
              <table:table-cell office:value-type="float" office:value="0.016032">
                <text:p>0.0160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6.440287">
                <text:p>336.440287</text:p>
              </table:table-cell>
              <table:table-cell office:value-type="float" office:value="NaN">
                <text:p>NaN</text:p>
              </table:table-cell>
              <table:table-cell office:value-type="float" office:value="0.013908">
                <text:p>0.0139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0.151339">
                <text:p>340.151339</text:p>
              </table:table-cell>
              <table:table-cell office:value-type="float" office:value="NaN">
                <text:p>NaN</text:p>
              </table:table-cell>
              <table:table-cell office:value-type="float" office:value="0.012679">
                <text:p>0.0126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2.853149">
                <text:p>342.853149</text:p>
              </table:table-cell>
              <table:table-cell office:value-type="float" office:value="NaN">
                <text:p>NaN</text:p>
              </table:table-cell>
              <table:table-cell office:value-type="float" office:value="0.012308">
                <text:p>0.0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7.01773">
                <text:p>347.01773</text:p>
              </table:table-cell>
              <table:table-cell office:value-type="float" office:value="NaN">
                <text:p>NaN</text:p>
              </table:table-cell>
              <table:table-cell office:value-type="float" office:value="0.012785">
                <text:p>0.0127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0.493913">
                <text:p>350.493913</text:p>
              </table:table-cell>
              <table:table-cell office:value-type="float" office:value="NaN">
                <text:p>NaN</text:p>
              </table:table-cell>
              <table:table-cell office:value-type="float" office:value="0.014184">
                <text:p>0.014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4.25682">
                <text:p>354.25682</text:p>
              </table:table-cell>
              <table:table-cell office:value-type="float" office:value="NaN">
                <text:p>NaN</text:p>
              </table:table-cell>
              <table:table-cell office:value-type="float" office:value="0.01654">
                <text:p>0.016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.23512">
                <text:p>358.23512</text:p>
              </table:table-cell>
              <table:table-cell office:value-type="float" office:value="NaN">
                <text:p>NaN</text:p>
              </table:table-cell>
              <table:table-cell office:value-type="float" office:value="0.019979">
                <text:p>0.0199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.715171">
                <text:p>361.715171</text:p>
              </table:table-cell>
              <table:table-cell office:value-type="float" office:value="NaN">
                <text:p>NaN</text:p>
              </table:table-cell>
              <table:table-cell office:value-type="float" office:value="0.024518">
                <text:p>0.0245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5.055672">
                <text:p>365.055672</text:p>
              </table:table-cell>
              <table:table-cell office:value-type="float" office:value="NaN">
                <text:p>NaN</text:p>
              </table:table-cell>
              <table:table-cell office:value-type="float" office:value="0.030121">
                <text:p>0.030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8.488517">
                <text:p>368.488517</text:p>
              </table:table-cell>
              <table:table-cell office:value-type="float" office:value="NaN">
                <text:p>NaN</text:p>
              </table:table-cell>
              <table:table-cell office:value-type="float" office:value="0.036493">
                <text:p>0.0364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3.064843">
                <text:p>373.064843</text:p>
              </table:table-cell>
              <table:table-cell office:value-type="float" office:value="NaN">
                <text:p>NaN</text:p>
              </table:table-cell>
              <table:table-cell office:value-type="float" office:value="0.043566">
                <text:p>0.0435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6.791427">
                <text:p>376.791427</text:p>
              </table:table-cell>
              <table:table-cell office:value-type="float" office:value="NaN">
                <text:p>NaN</text:p>
              </table:table-cell>
              <table:table-cell office:value-type="float" office:value="0.051031">
                <text:p>0.0510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1.00297">
                <text:p>381.00297</text:p>
              </table:table-cell>
              <table:table-cell office:value-type="float" office:value="NaN">
                <text:p>NaN</text:p>
              </table:table-cell>
              <table:table-cell office:value-type="float" office:value="0.058243">
                <text:p>0.0582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4.518734">
                <text:p>384.518734</text:p>
              </table:table-cell>
              <table:table-cell office:value-type="float" office:value="NaN">
                <text:p>NaN</text:p>
              </table:table-cell>
              <table:table-cell office:value-type="float" office:value="0.065003">
                <text:p>0.0650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7.793499">
                <text:p>387.793499</text:p>
              </table:table-cell>
              <table:table-cell office:value-type="float" office:value="NaN">
                <text:p>NaN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1.968198">
                <text:p>391.968198</text:p>
              </table:table-cell>
              <table:table-cell office:value-type="float" office:value="NaN">
                <text:p>NaN</text:p>
              </table:table-cell>
              <table:table-cell office:value-type="float" office:value="0.07761">
                <text:p>0.077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5.640338">
                <text:p>395.640338</text:p>
              </table:table-cell>
              <table:table-cell office:value-type="float" office:value="NaN">
                <text:p>NaN</text:p>
              </table:table-cell>
              <table:table-cell office:value-type="float" office:value="0.082632">
                <text:p>0.0826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8.937488">
                <text:p>398.937488</text:p>
              </table:table-cell>
              <table:table-cell office:value-type="float" office:value="NaN">
                <text:p>NaN</text:p>
              </table:table-cell>
              <table:table-cell office:value-type="float" office:value="0.086926">
                <text:p>0.086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3.453782">
                <text:p>403.453782</text:p>
              </table:table-cell>
              <table:table-cell office:value-type="float" office:value="NaN">
                <text:p>NaN</text:p>
              </table:table-cell>
              <table:table-cell office:value-type="float" office:value="0.09044">
                <text:p>0.090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6.226963">
                <text:p>406.226963</text:p>
              </table:table-cell>
              <table:table-cell office:value-type="float" office:value="NaN">
                <text:p>NaN</text:p>
              </table:table-cell>
              <table:table-cell office:value-type="float" office:value="0.093149">
                <text:p>0.0931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0.020316">
                <text:p>410.020316</text:p>
              </table:table-cell>
              <table:table-cell office:value-type="float" office:value="NaN">
                <text:p>NaN</text:p>
              </table:table-cell>
              <table:table-cell office:value-type="float" office:value="0.095162">
                <text:p>0.0951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4.989405">
                <text:p>414.989405</text:p>
              </table:table-cell>
              <table:table-cell office:value-type="float" office:value="NaN">
                <text:p>NaN</text:p>
              </table:table-cell>
              <table:table-cell office:value-type="float" office:value="0.096282">
                <text:p>0.0962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8.08804">
                <text:p>418.08804</text:p>
              </table:table-cell>
              <table:table-cell office:value-type="float" office:value="NaN">
                <text:p>NaN</text:p>
              </table:table-cell>
              <table:table-cell office:value-type="float" office:value="0.096771">
                <text:p>0.0967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2.512156">
                <text:p>422.512156</text:p>
              </table:table-cell>
              <table:table-cell office:value-type="float" office:value="NaN">
                <text:p>NaN</text:p>
              </table:table-cell>
              <table:table-cell office:value-type="float" office:value="0.096435">
                <text:p>0.0964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5.942002">
                <text:p>425.942002</text:p>
              </table:table-cell>
              <table:table-cell office:value-type="float" office:value="NaN">
                <text:p>NaN</text:p>
              </table:table-cell>
              <table:table-cell office:value-type="float" office:value="0.095277">
                <text:p>0.0952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.296055">
                <text:p>429.296055</text:p>
              </table:table-cell>
              <table:table-cell office:value-type="float" office:value="NaN">
                <text:p>NaN</text:p>
              </table:table-cell>
              <table:table-cell office:value-type="float" office:value="0.093612">
                <text:p>0.0936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3.106373">
                <text:p>433.106373</text:p>
              </table:table-cell>
              <table:table-cell office:value-type="float" office:value="NaN">
                <text:p>NaN</text:p>
              </table:table-cell>
              <table:table-cell office:value-type="float" office:value="0.091205">
                <text:p>0.091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6.868159">
                <text:p>436.868159</text:p>
              </table:table-cell>
              <table:table-cell office:value-type="float" office:value="NaN">
                <text:p>NaN</text:p>
              </table:table-cell>
              <table:table-cell office:value-type="float" office:value="0.08829">
                <text:p>0.088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0.547869">
                <text:p>440.547869</text:p>
              </table:table-cell>
              <table:table-cell office:value-type="float" office:value="NaN">
                <text:p>NaN</text:p>
              </table:table-cell>
              <table:table-cell office:value-type="float" office:value="0.084469">
                <text:p>0.0844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3.960568">
                <text:p>443.960568</text:p>
              </table:table-cell>
              <table:table-cell office:value-type="float" office:value="NaN">
                <text:p>NaN</text:p>
              </table:table-cell>
              <table:table-cell office:value-type="float" office:value="0.080151">
                <text:p>0.0801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7.180023">
                <text:p>447.180023</text:p>
              </table:table-cell>
              <table:table-cell office:value-type="float" office:value="NaN">
                <text:p>NaN</text:p>
              </table:table-cell>
              <table:table-cell office:value-type="float" office:value="0.07546">
                <text:p>0.075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0.792228">
                <text:p>450.792228</text:p>
              </table:table-cell>
              <table:table-cell office:value-type="float" office:value="NaN">
                <text:p>NaN</text:p>
              </table:table-cell>
              <table:table-cell office:value-type="float" office:value="0.070141">
                <text:p>0.070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4.961729">
                <text:p>454.961729</text:p>
              </table:table-cell>
              <table:table-cell office:value-type="float" office:value="NaN">
                <text:p>NaN</text:p>
              </table:table-cell>
              <table:table-cell office:value-type="float" office:value="0.064233">
                <text:p>0.0642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9.374631">
                <text:p>459.374631</text:p>
              </table:table-cell>
              <table:table-cell office:value-type="float" office:value="NaN">
                <text:p>NaN</text:p>
              </table:table-cell>
              <table:table-cell office:value-type="float" office:value="0.057944">
                <text:p>0.0579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2.102569">
                <text:p>462.102569</text:p>
              </table:table-cell>
              <table:table-cell office:value-type="float" office:value="NaN">
                <text:p>NaN</text:p>
              </table:table-cell>
              <table:table-cell office:value-type="float" office:value="0.051534">
                <text:p>0.051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6.295375">
                <text:p>466.295375</text:p>
              </table:table-cell>
              <table:table-cell office:value-type="float" office:value="NaN">
                <text:p>NaN</text:p>
              </table:table-cell>
              <table:table-cell office:value-type="float" office:value="0.045038">
                <text:p>0.0450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9.795227">
                <text:p>469.795227</text:p>
              </table:table-cell>
              <table:table-cell office:value-type="float" office:value="NaN">
                <text:p>NaN</text:p>
              </table:table-cell>
              <table:table-cell office:value-type="float" office:value="0.038766">
                <text:p>0.0387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4.120555">
                <text:p>474.120555</text:p>
              </table:table-cell>
              <table:table-cell office:value-type="float" office:value="NaN">
                <text:p>NaN</text:p>
              </table:table-cell>
              <table:table-cell office:value-type="float" office:value="0.032811">
                <text:p>0.0328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7.379592">
                <text:p>477.379592</text:p>
              </table:table-cell>
              <table:table-cell office:value-type="float" office:value="NaN">
                <text:p>NaN</text:p>
              </table:table-cell>
              <table:table-cell office:value-type="float" office:value="0.027326">
                <text:p>0.027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2.463928">
                <text:p>482.463928</text:p>
              </table:table-cell>
              <table:table-cell office:value-type="float" office:value="NaN">
                <text:p>NaN</text:p>
              </table:table-cell>
              <table:table-cell office:value-type="float" office:value="0.022579">
                <text:p>0.0225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6.094817">
                <text:p>486.094817</text:p>
              </table:table-cell>
              <table:table-cell office:value-type="float" office:value="NaN">
                <text:p>NaN</text:p>
              </table:table-cell>
              <table:table-cell office:value-type="float" office:value="0.018643">
                <text:p>0.018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8.54253">
                <text:p>488.54253</text:p>
              </table:table-cell>
              <table:table-cell office:value-type="float" office:value="NaN">
                <text:p>NaN</text:p>
              </table:table-cell>
              <table:table-cell office:value-type="float" office:value="0.015682">
                <text:p>0.0156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2.045507">
                <text:p>492.045507</text:p>
              </table:table-cell>
              <table:table-cell office:value-type="float" office:value="NaN">
                <text:p>NaN</text:p>
              </table:table-cell>
              <table:table-cell office:value-type="float" office:value="0.013699">
                <text:p>0.0136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6.020321">
                <text:p>496.020321</text:p>
              </table:table-cell>
              <table:table-cell office:value-type="float" office:value="NaN">
                <text:p>NaN</text:p>
              </table:table-cell>
              <table:table-cell office:value-type="float" office:value="0.012616">
                <text:p>0.0126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8.935671">
                <text:p>498.935671</text:p>
              </table:table-cell>
              <table:table-cell office:value-type="float" office:value="NaN">
                <text:p>NaN</text:p>
              </table:table-cell>
              <table:table-cell office:value-type="float" office:value="0.012394">
                <text:p>0.0123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2.997099">
                <text:p>502.997099</text:p>
              </table:table-cell>
              <table:table-cell office:value-type="float" office:value="NaN">
                <text:p>NaN</text:p>
              </table:table-cell>
              <table:table-cell office:value-type="float" office:value="0.013026">
                <text:p>0.013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6.640801">
                <text:p>506.640801</text:p>
              </table:table-cell>
              <table:table-cell office:value-type="float" office:value="NaN">
                <text:p>NaN</text:p>
              </table:table-cell>
              <table:table-cell office:value-type="float" office:value="0.014625">
                <text:p>0.014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1.082277">
                <text:p>511.082277</text:p>
              </table:table-cell>
              <table:table-cell office:value-type="float" office:value="NaN">
                <text:p>NaN</text:p>
              </table:table-cell>
              <table:table-cell office:value-type="float" office:value="0.017224">
                <text:p>0.0172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3.76843">
                <text:p>513.76843</text:p>
              </table:table-cell>
              <table:table-cell office:value-type="float" office:value="NaN">
                <text:p>NaN</text:p>
              </table:table-cell>
              <table:table-cell office:value-type="float" office:value="0.02094">
                <text:p>0.020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8.508196">
                <text:p>518.508196</text:p>
              </table:table-cell>
              <table:table-cell office:value-type="float" office:value="NaN">
                <text:p>NaN</text:p>
              </table:table-cell>
              <table:table-cell office:value-type="float" office:value="0.025605">
                <text:p>0.0256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1.393559">
                <text:p>521.393559</text:p>
              </table:table-cell>
              <table:table-cell office:value-type="float" office:value="NaN">
                <text:p>NaN</text:p>
              </table:table-cell>
              <table:table-cell office:value-type="float" office:value="0.031291">
                <text:p>0.0312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4.819892">
                <text:p>524.819892</text:p>
              </table:table-cell>
              <table:table-cell office:value-type="float" office:value="NaN">
                <text:p>NaN</text:p>
              </table:table-cell>
              <table:table-cell office:value-type="float" office:value="0.037855">
                <text:p>0.0378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9.091414">
                <text:p>529.091414</text:p>
              </table:table-cell>
              <table:table-cell office:value-type="float" office:value="NaN">
                <text:p>NaN</text:p>
              </table:table-cell>
              <table:table-cell office:value-type="float" office:value="0.045009">
                <text:p>0.045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2.438361">
                <text:p>532.438361</text:p>
              </table:table-cell>
              <table:table-cell office:value-type="float" office:value="NaN">
                <text:p>NaN</text:p>
              </table:table-cell>
              <table:table-cell office:value-type="float" office:value="0.052091">
                <text:p>0.0520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6.935659">
                <text:p>536.935659</text:p>
              </table:table-cell>
              <table:table-cell office:value-type="float" office:value="NaN">
                <text:p>NaN</text:p>
              </table:table-cell>
              <table:table-cell office:value-type="float" office:value="0.059216">
                <text:p>0.0592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0.383616">
                <text:p>540.383616</text:p>
              </table:table-cell>
              <table:table-cell office:value-type="float" office:value="NaN">
                <text:p>NaN</text:p>
              </table:table-cell>
              <table:table-cell office:value-type="float" office:value="0.066322">
                <text:p>0.0663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4.598463">
                <text:p>544.598463</text:p>
              </table:table-cell>
              <table:table-cell office:value-type="float" office:value="NaN">
                <text:p>NaN</text:p>
              </table:table-cell>
              <table:table-cell office:value-type="float" office:value="0.07289">
                <text:p>0.072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8.337077">
                <text:p>548.337077</text:p>
              </table:table-cell>
              <table:table-cell office:value-type="float" office:value="NaN">
                <text:p>NaN</text:p>
              </table:table-cell>
              <table:table-cell office:value-type="float" office:value="0.078626">
                <text:p>0.0786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51.657326">
                <text:p>551.657326</text:p>
              </table:table-cell>
              <table:table-cell office:value-type="float" office:value="NaN">
                <text:p>NaN</text:p>
              </table:table-cell>
              <table:table-cell office:value-type="float" office:value="0.083458">
                <text:p>0.0834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5.306206">
                <text:p>555.306206</text:p>
              </table:table-cell>
              <table:table-cell office:value-type="float" office:value="NaN">
                <text:p>NaN</text:p>
              </table:table-cell>
              <table:table-cell office:value-type="float" office:value="0.087922">
                <text:p>0.0879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9.569106">
                <text:p>559.569106</text:p>
              </table:table-cell>
              <table:table-cell office:value-type="float" office:value="NaN">
                <text:p>NaN</text:p>
              </table:table-cell>
              <table:table-cell office:value-type="float" office:value="0.091424">
                <text:p>0.0914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62.762604">
                <text:p>562.762604</text:p>
              </table:table-cell>
              <table:table-cell office:value-type="float" office:value="NaN">
                <text:p>NaN</text:p>
              </table:table-cell>
              <table:table-cell office:value-type="float" office:value="0.093889">
                <text:p>0.0938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6.303971">
                <text:p>566.303971</text:p>
              </table:table-cell>
              <table:table-cell office:value-type="float" office:value="NaN">
                <text:p>NaN</text:p>
              </table:table-cell>
              <table:table-cell office:value-type="float" office:value="0.095614">
                <text:p>0.0956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9.893687">
                <text:p>569.893687</text:p>
              </table:table-cell>
              <table:table-cell office:value-type="float" office:value="NaN">
                <text:p>NaN</text:p>
              </table:table-cell>
              <table:table-cell office:value-type="float" office:value="0.101568">
                <text:p>0.1015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3.974516">
                <text:p>573.974516</text:p>
              </table:table-cell>
              <table:table-cell office:value-type="float" office:value="NaN">
                <text:p>NaN</text:p>
              </table:table-cell>
              <table:table-cell office:value-type="float" office:value="0.101727">
                <text:p>0.1017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7.368007">
                <text:p>577.368007</text:p>
              </table:table-cell>
              <table:table-cell office:value-type="float" office:value="NaN">
                <text:p>NaN</text:p>
              </table:table-cell>
              <table:table-cell office:value-type="float" office:value="0.10119">
                <text:p>0.101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0.856638">
                <text:p>580.856638</text:p>
              </table:table-cell>
              <table:table-cell office:value-type="float" office:value="NaN">
                <text:p>NaN</text:p>
              </table:table-cell>
              <table:table-cell office:value-type="float" office:value="0.099879">
                <text:p>0.0998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4.68459">
                <text:p>584.68459</text:p>
              </table:table-cell>
              <table:table-cell office:value-type="float" office:value="NaN">
                <text:p>NaN</text:p>
              </table:table-cell>
              <table:table-cell office:value-type="float" office:value="0.098788">
                <text:p>0.0987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8.547544">
                <text:p>588.547544</text:p>
              </table:table-cell>
              <table:table-cell office:value-type="float" office:value="NaN">
                <text:p>NaN</text:p>
              </table:table-cell>
              <table:table-cell office:value-type="float" office:value="0.096068">
                <text:p>0.096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2.031865">
                <text:p>592.031865</text:p>
              </table:table-cell>
              <table:table-cell office:value-type="float" office:value="NaN">
                <text:p>NaN</text:p>
              </table:table-cell>
              <table:table-cell office:value-type="float" office:value="0.092741">
                <text:p>0.0927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5.464356">
                <text:p>595.464356</text:p>
              </table:table-cell>
              <table:table-cell office:value-type="float" office:value="NaN">
                <text:p>NaN</text:p>
              </table:table-cell>
              <table:table-cell office:value-type="float" office:value="0.089658">
                <text:p>0.0896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9.909257">
                <text:p>599.909257</text:p>
              </table:table-cell>
              <table:table-cell office:value-type="float" office:value="NaN">
                <text:p>NaN</text:p>
              </table:table-cell>
              <table:table-cell office:value-type="float" office:value="0.085041">
                <text:p>0.0850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4.240583">
                <text:p>604.240583</text:p>
              </table:table-cell>
              <table:table-cell office:value-type="float" office:value="NaN">
                <text:p>NaN</text:p>
              </table:table-cell>
              <table:table-cell office:value-type="float" office:value="0.07977">
                <text:p>0.079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8.708762">
                <text:p>608.708762</text:p>
              </table:table-cell>
              <table:table-cell office:value-type="float" office:value="NaN">
                <text:p>NaN</text:p>
              </table:table-cell>
              <table:table-cell office:value-type="float" office:value="0.074236">
                <text:p>0.074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1.049149">
                <text:p>611.049149</text:p>
              </table:table-cell>
              <table:table-cell office:value-type="float" office:value="NaN">
                <text:p>NaN</text:p>
              </table:table-cell>
              <table:table-cell office:value-type="float" office:value="0.067961">
                <text:p>0.0679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6.567727">
                <text:p>616.567727</text:p>
              </table:table-cell>
              <table:table-cell office:value-type="float" office:value="NaN">
                <text:p>NaN</text:p>
              </table:table-cell>
              <table:table-cell office:value-type="float" office:value="0.061226">
                <text:p>0.061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9.970191">
                <text:p>619.970191</text:p>
              </table:table-cell>
              <table:table-cell office:value-type="float" office:value="NaN">
                <text:p>NaN</text:p>
              </table:table-cell>
              <table:table-cell office:value-type="float" office:value="0.054078">
                <text:p>0.0540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2.226469">
                <text:p>622.226469</text:p>
              </table:table-cell>
              <table:table-cell office:value-type="float" office:value="NaN">
                <text:p>NaN</text:p>
              </table:table-cell>
              <table:table-cell office:value-type="float" office:value="0.047395">
                <text:p>0.0473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7.802637">
                <text:p>627.802637</text:p>
              </table:table-cell>
              <table:table-cell office:value-type="float" office:value="NaN">
                <text:p>NaN</text:p>
              </table:table-cell>
              <table:table-cell office:value-type="float" office:value="0.040666">
                <text:p>0.0406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0.084808">
                <text:p>630.084808</text:p>
              </table:table-cell>
              <table:table-cell office:value-type="float" office:value="NaN">
                <text:p>NaN</text:p>
              </table:table-cell>
              <table:table-cell office:value-type="float" office:value="0.034306">
                <text:p>0.0343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3.440812">
                <text:p>633.440812</text:p>
              </table:table-cell>
              <table:table-cell office:value-type="float" office:value="NaN">
                <text:p>NaN</text:p>
              </table:table-cell>
              <table:table-cell office:value-type="float" office:value="0.028451">
                <text:p>0.0284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7.209629">
                <text:p>637.209629</text:p>
              </table:table-cell>
              <table:table-cell office:value-type="float" office:value="NaN">
                <text:p>NaN</text:p>
              </table:table-cell>
              <table:table-cell office:value-type="float" office:value="0.023523">
                <text:p>0.0235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1.423589">
                <text:p>641.423589</text:p>
              </table:table-cell>
              <table:table-cell office:value-type="float" office:value="NaN">
                <text:p>NaN</text:p>
              </table:table-cell>
              <table:table-cell office:value-type="float" office:value="0.019643">
                <text:p>0.0196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6.39944">
                <text:p>646.39944</text:p>
              </table:table-cell>
              <table:table-cell office:value-type="float" office:value="NaN">
                <text:p>NaN</text:p>
              </table:table-cell>
              <table:table-cell office:value-type="float" office:value="0.016744">
                <text:p>0.0167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8.022439">
                <text:p>648.022439</text:p>
              </table:table-cell>
              <table:table-cell office:value-type="float" office:value="NaN">
                <text:p>NaN</text:p>
              </table:table-cell>
              <table:table-cell office:value-type="float" office:value="0.014808">
                <text:p>0.0148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3.31246">
                <text:p>653.31246</text:p>
              </table:table-cell>
              <table:table-cell office:value-type="float" office:value="NaN">
                <text:p>NaN</text:p>
              </table:table-cell>
              <table:table-cell office:value-type="float" office:value="0.013894">
                <text:p>0.0138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6.431188">
                <text:p>656.431188</text:p>
              </table:table-cell>
              <table:table-cell office:value-type="float" office:value="NaN">
                <text:p>NaN</text:p>
              </table:table-cell>
              <table:table-cell office:value-type="float" office:value="0.013897">
                <text:p>0.0138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.315924">
                <text:p>659.315924</text:p>
              </table:table-cell>
              <table:table-cell office:value-type="float" office:value="NaN">
                <text:p>NaN</text:p>
              </table:table-cell>
              <table:table-cell office:value-type="float" office:value="0.014948">
                <text:p>0.0149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4.906695">
                <text:p>664.906695</text:p>
              </table:table-cell>
              <table:table-cell office:value-type="float" office:value="NaN">
                <text:p>NaN</text:p>
              </table:table-cell>
              <table:table-cell office:value-type="float" office:value="0.016979">
                <text:p>0.0169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7.407581">
                <text:p>667.407581</text:p>
              </table:table-cell>
              <table:table-cell office:value-type="float" office:value="NaN">
                <text:p>NaN</text:p>
              </table:table-cell>
              <table:table-cell office:value-type="float" office:value="0.020005">
                <text:p>0.020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1.81273">
                <text:p>671.81273</text:p>
              </table:table-cell>
              <table:table-cell office:value-type="float" office:value="NaN">
                <text:p>NaN</text:p>
              </table:table-cell>
              <table:table-cell office:value-type="float" office:value="0.024242">
                <text:p>0.0242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5.337498">
                <text:p>675.337498</text:p>
              </table:table-cell>
              <table:table-cell office:value-type="float" office:value="NaN">
                <text:p>NaN</text:p>
              </table:table-cell>
              <table:table-cell office:value-type="float" office:value="0.029776">
                <text:p>0.0297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9.631203">
                <text:p>679.631203</text:p>
              </table:table-cell>
              <table:table-cell office:value-type="float" office:value="NaN">
                <text:p>NaN</text:p>
              </table:table-cell>
              <table:table-cell office:value-type="float" office:value="0.036132">
                <text:p>0.0361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3.949149">
                <text:p>683.949149</text:p>
              </table:table-cell>
              <table:table-cell office:value-type="float" office:value="NaN">
                <text:p>NaN</text:p>
              </table:table-cell>
              <table:table-cell office:value-type="float" office:value="0.042996">
                <text:p>0.0429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6.245758">
                <text:p>686.245758</text:p>
              </table:table-cell>
              <table:table-cell office:value-type="float" office:value="NaN">
                <text:p>NaN</text:p>
              </table:table-cell>
              <table:table-cell office:value-type="float" office:value="0.05041">
                <text:p>0.05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8.552335">
                <text:p>688.552335</text:p>
              </table:table-cell>
              <table:table-cell office:value-type="float" office:value="NaN">
                <text:p>NaN</text:p>
              </table:table-cell>
              <table:table-cell office:value-type="float" office:value="0.058176">
                <text:p>0.058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3.387261">
                <text:p>693.387261</text:p>
              </table:table-cell>
              <table:table-cell office:value-type="float" office:value="NaN">
                <text:p>NaN</text:p>
              </table:table-cell>
              <table:table-cell office:value-type="float" office:value="0.06564">
                <text:p>0.065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6.33709">
                <text:p>696.33709</text:p>
              </table:table-cell>
              <table:table-cell office:value-type="float" office:value="NaN">
                <text:p>NaN</text:p>
              </table:table-cell>
              <table:table-cell office:value-type="float" office:value="0.07212">
                <text:p>0.072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1.939196">
                <text:p>701.939196</text:p>
              </table:table-cell>
              <table:table-cell office:value-type="float" office:value="NaN">
                <text:p>NaN</text:p>
              </table:table-cell>
              <table:table-cell office:value-type="float" office:value="0.078485">
                <text:p>0.078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4.375972">
                <text:p>704.375972</text:p>
              </table:table-cell>
              <table:table-cell office:value-type="float" office:value="NaN">
                <text:p>NaN</text:p>
              </table:table-cell>
              <table:table-cell office:value-type="float" office:value="0.084306">
                <text:p>0.084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7.663417">
                <text:p>707.663417</text:p>
              </table:table-cell>
              <table:table-cell office:value-type="float" office:value="NaN">
                <text:p>NaN</text:p>
              </table:table-cell>
              <table:table-cell office:value-type="float" office:value="0.089079">
                <text:p>0.0890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1.818255">
                <text:p>711.818255</text:p>
              </table:table-cell>
              <table:table-cell office:value-type="float" office:value="NaN">
                <text:p>NaN</text:p>
              </table:table-cell>
              <table:table-cell office:value-type="float" office:value="0.093019">
                <text:p>0.0930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4.368787">
                <text:p>714.368787</text:p>
              </table:table-cell>
              <table:table-cell office:value-type="float" office:value="NaN">
                <text:p>NaN</text:p>
              </table:table-cell>
              <table:table-cell office:value-type="float" office:value="0.096284">
                <text:p>0.0962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8.760204">
                <text:p>718.760204</text:p>
              </table:table-cell>
              <table:table-cell office:value-type="float" office:value="NaN">
                <text:p>NaN</text:p>
              </table:table-cell>
              <table:table-cell office:value-type="float" office:value="0.098783">
                <text:p>0.0987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4.449662">
                <text:p>724.449662</text:p>
              </table:table-cell>
              <table:table-cell office:value-type="float" office:value="NaN">
                <text:p>NaN</text:p>
              </table:table-cell>
              <table:table-cell office:value-type="float" office:value="0.100457">
                <text:p>0.1004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5.577034">
                <text:p>725.577034</text:p>
              </table:table-cell>
              <table:table-cell office:value-type="float" office:value="NaN">
                <text:p>NaN</text:p>
              </table:table-cell>
              <table:table-cell office:value-type="float" office:value="0.100897">
                <text:p>0.1008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0.041994">
                <text:p>730.041994</text:p>
              </table:table-cell>
              <table:table-cell office:value-type="float" office:value="NaN">
                <text:p>NaN</text:p>
              </table:table-cell>
              <table:table-cell office:value-type="float" office:value="0.10098">
                <text:p>0.100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3.455118">
                <text:p>733.455118</text:p>
              </table:table-cell>
              <table:table-cell office:value-type="float" office:value="NaN">
                <text:p>NaN</text:p>
              </table:table-cell>
              <table:table-cell office:value-type="float" office:value="0.10052">
                <text:p>0.100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7.984713">
                <text:p>737.984713</text:p>
              </table:table-cell>
              <table:table-cell office:value-type="float" office:value="NaN">
                <text:p>NaN</text:p>
              </table:table-cell>
              <table:table-cell office:value-type="float" office:value="0.099395">
                <text:p>0.0993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41.422239">
                <text:p>741.422239</text:p>
              </table:table-cell>
              <table:table-cell office:value-type="float" office:value="NaN">
                <text:p>NaN</text:p>
              </table:table-cell>
              <table:table-cell office:value-type="float" office:value="0.097191">
                <text:p>0.097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5.81903">
                <text:p>745.81903</text:p>
              </table:table-cell>
              <table:table-cell office:value-type="float" office:value="NaN">
                <text:p>NaN</text:p>
              </table:table-cell>
              <table:table-cell office:value-type="float" office:value="0.094733">
                <text:p>0.0947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9.130421">
                <text:p>749.130421</text:p>
              </table:table-cell>
              <table:table-cell office:value-type="float" office:value="NaN">
                <text:p>NaN</text:p>
              </table:table-cell>
              <table:table-cell office:value-type="float" office:value="0.091526">
                <text:p>0.0915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3.610054">
                <text:p>753.610054</text:p>
              </table:table-cell>
              <table:table-cell office:value-type="float" office:value="NaN">
                <text:p>NaN</text:p>
              </table:table-cell>
              <table:table-cell office:value-type="float" office:value="0.088094">
                <text:p>0.0880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7.015675">
                <text:p>757.015675</text:p>
              </table:table-cell>
              <table:table-cell office:value-type="float" office:value="NaN">
                <text:p>NaN</text:p>
              </table:table-cell>
              <table:table-cell office:value-type="float" office:value="0.08334">
                <text:p>0.08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60.456083">
                <text:p>760.456083</text:p>
              </table:table-cell>
              <table:table-cell office:value-type="float" office:value="NaN">
                <text:p>NaN</text:p>
              </table:table-cell>
              <table:table-cell office:value-type="float" office:value="0.078317">
                <text:p>0.0783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5.046015">
                <text:p>765.046015</text:p>
              </table:table-cell>
              <table:table-cell office:value-type="float" office:value="NaN">
                <text:p>NaN</text:p>
              </table:table-cell>
              <table:table-cell office:value-type="float" office:value="0.07248">
                <text:p>0.07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8.209173">
                <text:p>768.209173</text:p>
              </table:table-cell>
              <table:table-cell office:value-type="float" office:value="NaN">
                <text:p>NaN</text:p>
              </table:table-cell>
              <table:table-cell office:value-type="float" office:value="0.066117">
                <text:p>0.0661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71.612161">
                <text:p>771.612161</text:p>
              </table:table-cell>
              <table:table-cell office:value-type="float" office:value="NaN">
                <text:p>NaN</text:p>
              </table:table-cell>
              <table:table-cell office:value-type="float" office:value="0.059815">
                <text:p>0.0598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6.059494">
                <text:p>776.059494</text:p>
              </table:table-cell>
              <table:table-cell office:value-type="float" office:value="NaN">
                <text:p>NaN</text:p>
              </table:table-cell>
              <table:table-cell office:value-type="float" office:value="0.052749">
                <text:p>0.0527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8.360985">
                <text:p>778.360985</text:p>
              </table:table-cell>
              <table:table-cell office:value-type="float" office:value="NaN">
                <text:p>NaN</text:p>
              </table:table-cell>
              <table:table-cell office:value-type="float" office:value="0.045737">
                <text:p>0.0457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3.94558">
                <text:p>783.94558</text:p>
              </table:table-cell>
              <table:table-cell office:value-type="float" office:value="NaN">
                <text:p>NaN</text:p>
              </table:table-cell>
              <table:table-cell office:value-type="float" office:value="0.038885">
                <text:p>0.0388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7.317174">
                <text:p>787.317174</text:p>
              </table:table-cell>
              <table:table-cell office:value-type="float" office:value="NaN">
                <text:p>NaN</text:p>
              </table:table-cell>
              <table:table-cell office:value-type="float" office:value="0.032554">
                <text:p>0.0325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1.658129">
                <text:p>791.658129</text:p>
              </table:table-cell>
              <table:table-cell office:value-type="float" office:value="NaN">
                <text:p>NaN</text:p>
              </table:table-cell>
              <table:table-cell office:value-type="float" office:value="0.02708">
                <text:p>0.027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5.200584">
                <text:p>795.200584</text:p>
              </table:table-cell>
              <table:table-cell office:value-type="float" office:value="NaN">
                <text:p>NaN</text:p>
              </table:table-cell>
              <table:table-cell office:value-type="float" office:value="0.022276">
                <text:p>0.0222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8.557207">
                <text:p>798.557207</text:p>
              </table:table-cell>
              <table:table-cell office:value-type="float" office:value="NaN">
                <text:p>NaN</text:p>
              </table:table-cell>
              <table:table-cell office:value-type="float" office:value="0.018633">
                <text:p>0.0186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3.008203">
                <text:p>803.008203</text:p>
              </table:table-cell>
              <table:table-cell office:value-type="float" office:value="NaN">
                <text:p>NaN</text:p>
              </table:table-cell>
              <table:table-cell office:value-type="float" office:value="0.016018">
                <text:p>0.016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6.402462">
                <text:p>806.402462</text:p>
              </table:table-cell>
              <table:table-cell office:value-type="float" office:value="NaN">
                <text:p>NaN</text:p>
              </table:table-cell>
              <table:table-cell office:value-type="float" office:value="0.014497">
                <text:p>0.0144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9.803621">
                <text:p>809.803621</text:p>
              </table:table-cell>
              <table:table-cell office:value-type="float" office:value="NaN">
                <text:p>NaN</text:p>
              </table:table-cell>
              <table:table-cell office:value-type="float" office:value="0.013869">
                <text:p>0.0138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2.778929">
                <text:p>812.778929</text:p>
              </table:table-cell>
              <table:table-cell office:value-type="float" office:value="NaN">
                <text:p>NaN</text:p>
              </table:table-cell>
              <table:table-cell office:value-type="float" office:value="0.014194">
                <text:p>0.0141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7.603288">
                <text:p>817.603288</text:p>
              </table:table-cell>
              <table:table-cell office:value-type="float" office:value="NaN">
                <text:p>NaN</text:p>
              </table:table-cell>
              <table:table-cell office:value-type="float" office:value="0.015481">
                <text:p>0.0154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2.097742">
                <text:p>822.097742</text:p>
              </table:table-cell>
              <table:table-cell office:value-type="float" office:value="NaN">
                <text:p>NaN</text:p>
              </table:table-cell>
              <table:table-cell office:value-type="float" office:value="0.017745">
                <text:p>0.0177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3.548322">
                <text:p>823.548322</text:p>
              </table:table-cell>
              <table:table-cell office:value-type="float" office:value="NaN">
                <text:p>NaN</text:p>
              </table:table-cell>
              <table:table-cell office:value-type="float" office:value="0.021241">
                <text:p>0.0212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7.721278">
                <text:p>827.721278</text:p>
              </table:table-cell>
              <table:table-cell office:value-type="float" office:value="NaN">
                <text:p>NaN</text:p>
              </table:table-cell>
              <table:table-cell office:value-type="float" office:value="0.025829">
                <text:p>0.0258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32.226424">
                <text:p>832.226424</text:p>
              </table:table-cell>
              <table:table-cell office:value-type="float" office:value="NaN">
                <text:p>NaN</text:p>
              </table:table-cell>
              <table:table-cell office:value-type="float" office:value="0.03132">
                <text:p>0.031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4.670844">
                <text:p>834.670844</text:p>
              </table:table-cell>
              <table:table-cell office:value-type="float" office:value="NaN">
                <text:p>NaN</text:p>
              </table:table-cell>
              <table:table-cell office:value-type="float" office:value="0.037801">
                <text:p>0.0378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40.067165">
                <text:p>840.067165</text:p>
              </table:table-cell>
              <table:table-cell office:value-type="float" office:value="NaN">
                <text:p>NaN</text:p>
              </table:table-cell>
              <table:table-cell office:value-type="float" office:value="0.045211">
                <text:p>0.0452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3.441599">
                <text:p>843.441599</text:p>
              </table:table-cell>
              <table:table-cell office:value-type="float" office:value="NaN">
                <text:p>NaN</text:p>
              </table:table-cell>
              <table:table-cell office:value-type="float" office:value="0.052919">
                <text:p>0.0529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6.877786">
                <text:p>846.877786</text:p>
              </table:table-cell>
              <table:table-cell office:value-type="float" office:value="NaN">
                <text:p>NaN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9.246403">
                <text:p>849.246403</text:p>
              </table:table-cell>
              <table:table-cell office:value-type="float" office:value="NaN">
                <text:p>NaN</text:p>
              </table:table-cell>
              <table:table-cell office:value-type="float" office:value="0.067678">
                <text:p>0.0676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4.828214">
                <text:p>854.828214</text:p>
              </table:table-cell>
              <table:table-cell office:value-type="float" office:value="NaN">
                <text:p>NaN</text:p>
              </table:table-cell>
              <table:table-cell office:value-type="float" office:value="0.074735">
                <text:p>0.0747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8.011159">
                <text:p>858.011159</text:p>
              </table:table-cell>
              <table:table-cell office:value-type="float" office:value="NaN">
                <text:p>NaN</text:p>
              </table:table-cell>
              <table:table-cell office:value-type="float" office:value="0.080989">
                <text:p>0.0809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62.49842">
                <text:p>862.49842</text:p>
              </table:table-cell>
              <table:table-cell office:value-type="float" office:value="NaN">
                <text:p>NaN</text:p>
              </table:table-cell>
              <table:table-cell office:value-type="float" office:value="0.086165">
                <text:p>0.0861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5.891823">
                <text:p>865.891823</text:p>
              </table:table-cell>
              <table:table-cell office:value-type="float" office:value="NaN">
                <text:p>NaN</text:p>
              </table:table-cell>
              <table:table-cell office:value-type="float" office:value="0.090651">
                <text:p>0.0906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9.28097">
                <text:p>869.28097</text:p>
              </table:table-cell>
              <table:table-cell office:value-type="float" office:value="NaN">
                <text:p>NaN</text:p>
              </table:table-cell>
              <table:table-cell office:value-type="float" office:value="0.094558">
                <text:p>0.0945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73.726763">
                <text:p>873.726763</text:p>
              </table:table-cell>
              <table:table-cell office:value-type="float" office:value="NaN">
                <text:p>NaN</text:p>
              </table:table-cell>
              <table:table-cell office:value-type="float" office:value="0.097482">
                <text:p>0.0974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8.208793">
                <text:p>878.208793</text:p>
              </table:table-cell>
              <table:table-cell office:value-type="float" office:value="NaN">
                <text:p>NaN</text:p>
              </table:table-cell>
              <table:table-cell office:value-type="float" office:value="0.099491">
                <text:p>0.099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80.633719">
                <text:p>880.633719</text:p>
              </table:table-cell>
              <table:table-cell office:value-type="float" office:value="NaN">
                <text:p>NaN</text:p>
              </table:table-cell>
              <table:table-cell office:value-type="float" office:value="0.100857">
                <text:p>0.1008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3.849881">
                <text:p>883.849881</text:p>
              </table:table-cell>
              <table:table-cell office:value-type="float" office:value="NaN">
                <text:p>NaN</text:p>
              </table:table-cell>
              <table:table-cell office:value-type="float" office:value="0.101429">
                <text:p>0.101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9.423689">
                <text:p>889.423689</text:p>
              </table:table-cell>
              <table:table-cell office:value-type="float" office:value="NaN">
                <text:p>NaN</text:p>
              </table:table-cell>
              <table:table-cell office:value-type="float" office:value="0.101194">
                <text:p>0.1011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1.735255">
                <text:p>891.735255</text:p>
              </table:table-cell>
              <table:table-cell office:value-type="float" office:value="NaN">
                <text:p>NaN</text:p>
              </table:table-cell>
              <table:table-cell office:value-type="float" office:value="0.100447">
                <text:p>0.1004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5.139282">
                <text:p>895.139282</text:p>
              </table:table-cell>
              <table:table-cell office:value-type="float" office:value="NaN">
                <text:p>NaN</text:p>
              </table:table-cell>
              <table:table-cell office:value-type="float" office:value="0.098899">
                <text:p>0.0988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9.566254">
                <text:p>899.566254</text:p>
              </table:table-cell>
              <table:table-cell office:value-type="float" office:value="NaN">
                <text:p>NaN</text:p>
              </table:table-cell>
              <table:table-cell office:value-type="float" office:value="0.097044">
                <text:p>0.0970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02.939176">
                <text:p>902.939176</text:p>
              </table:table-cell>
              <table:table-cell office:value-type="float" office:value="NaN">
                <text:p>NaN</text:p>
              </table:table-cell>
              <table:table-cell office:value-type="float" office:value="0.094351">
                <text:p>0.094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6.29151">
                <text:p>906.29151</text:p>
              </table:table-cell>
              <table:table-cell office:value-type="float" office:value="NaN">
                <text:p>NaN</text:p>
              </table:table-cell>
              <table:table-cell office:value-type="float" office:value="0.090999">
                <text:p>0.090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9.70489">
                <text:p>909.70489</text:p>
              </table:table-cell>
              <table:table-cell office:value-type="float" office:value="NaN">
                <text:p>NaN</text:p>
              </table:table-cell>
              <table:table-cell office:value-type="float" office:value="0.086931">
                <text:p>0.086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4.165602">
                <text:p>914.165602</text:p>
              </table:table-cell>
              <table:table-cell office:value-type="float" office:value="NaN">
                <text:p>NaN</text:p>
              </table:table-cell>
              <table:table-cell office:value-type="float" office:value="0.082359">
                <text:p>0.0823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7.526033">
                <text:p>917.526033</text:p>
              </table:table-cell>
              <table:table-cell office:value-type="float" office:value="NaN">
                <text:p>NaN</text:p>
              </table:table-cell>
              <table:table-cell office:value-type="float" office:value="0.077051">
                <text:p>0.0770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0.901692">
                <text:p>920.901692</text:p>
              </table:table-cell>
              <table:table-cell office:value-type="float" office:value="NaN">
                <text:p>NaN</text:p>
              </table:table-cell>
              <table:table-cell office:value-type="float" office:value="0.071383">
                <text:p>0.071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4.252666">
                <text:p>924.252666</text:p>
              </table:table-cell>
              <table:table-cell office:value-type="float" office:value="NaN">
                <text:p>NaN</text:p>
              </table:table-cell>
              <table:table-cell office:value-type="float" office:value="0.065118">
                <text:p>0.065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8.738784">
                <text:p>928.738784</text:p>
              </table:table-cell>
              <table:table-cell office:value-type="float" office:value="NaN">
                <text:p>NaN</text:p>
              </table:table-cell>
              <table:table-cell office:value-type="float" office:value="0.058382">
                <text:p>0.0583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3.238737">
                <text:p>933.238737</text:p>
              </table:table-cell>
              <table:table-cell office:value-type="float" office:value="NaN">
                <text:p>NaN</text:p>
              </table:table-cell>
              <table:table-cell office:value-type="float" office:value="0.051292">
                <text:p>0.0512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6.602251">
                <text:p>936.602251</text:p>
              </table:table-cell>
              <table:table-cell office:value-type="float" office:value="NaN">
                <text:p>NaN</text:p>
              </table:table-cell>
              <table:table-cell office:value-type="float" office:value="0.044364">
                <text:p>0.0443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0.034984">
                <text:p>940.034984</text:p>
              </table:table-cell>
              <table:table-cell office:value-type="float" office:value="NaN">
                <text:p>NaN</text:p>
              </table:table-cell>
              <table:table-cell office:value-type="float" office:value="0.037776">
                <text:p>0.0377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4.464595">
                <text:p>944.464595</text:p>
              </table:table-cell>
              <table:table-cell office:value-type="float" office:value="NaN">
                <text:p>NaN</text:p>
              </table:table-cell>
              <table:table-cell office:value-type="float" office:value="0.031531">
                <text:p>0.0315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7.864919">
                <text:p>947.864919</text:p>
              </table:table-cell>
              <table:table-cell office:value-type="float" office:value="NaN">
                <text:p>NaN</text:p>
              </table:table-cell>
              <table:table-cell office:value-type="float" office:value="0.02604">
                <text:p>0.026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52.319529">
                <text:p>952.319529</text:p>
              </table:table-cell>
              <table:table-cell office:value-type="float" office:value="NaN">
                <text:p>NaN</text:p>
              </table:table-cell>
              <table:table-cell office:value-type="float" office:value="0.021484">
                <text:p>0.0214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6.786439">
                <text:p>956.786439</text:p>
              </table:table-cell>
              <table:table-cell office:value-type="float" office:value="NaN">
                <text:p>NaN</text:p>
              </table:table-cell>
              <table:table-cell office:value-type="float" office:value="0.018003">
                <text:p>0.0180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9.074084">
                <text:p>959.074084</text:p>
              </table:table-cell>
              <table:table-cell office:value-type="float" office:value="NaN">
                <text:p>NaN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62.611527">
                <text:p>962.611527</text:p>
              </table:table-cell>
              <table:table-cell office:value-type="float" office:value="NaN">
                <text:p>NaN</text:p>
              </table:table-cell>
              <table:table-cell office:value-type="float" office:value="0.014239">
                <text:p>0.0142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6.990996">
                <text:p>966.990996</text:p>
              </table:table-cell>
              <table:table-cell office:value-type="float" office:value="NaN">
                <text:p>NaN</text:p>
              </table:table-cell>
              <table:table-cell office:value-type="float" office:value="0.013862">
                <text:p>0.0138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70.281065">
                <text:p>970.281065</text:p>
              </table:table-cell>
              <table:table-cell office:value-type="float" office:value="NaN">
                <text:p>NaN</text:p>
              </table:table-cell>
              <table:table-cell office:value-type="float" office:value="0.014544">
                <text:p>0.0145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4.882905">
                <text:p>974.882905</text:p>
              </table:table-cell>
              <table:table-cell office:value-type="float" office:value="NaN">
                <text:p>NaN</text:p>
              </table:table-cell>
              <table:table-cell office:value-type="float" office:value="0.016195">
                <text:p>0.016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8.179054">
                <text:p>978.179054</text:p>
              </table:table-cell>
              <table:table-cell office:value-type="float" office:value="NaN">
                <text:p>NaN</text:p>
              </table:table-cell>
              <table:table-cell office:value-type="float" office:value="0.019049">
                <text:p>0.0190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1.689">
                <text:p>981.689</text:p>
              </table:table-cell>
              <table:table-cell office:value-type="float" office:value="NaN">
                <text:p>NaN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6.055819">
                <text:p>986.055819</text:p>
              </table:table-cell>
              <table:table-cell office:value-type="float" office:value="NaN">
                <text:p>NaN</text:p>
              </table:table-cell>
              <table:table-cell office:value-type="float" office:value="0.028025">
                <text:p>0.0280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0.495806">
                <text:p>990.495806</text:p>
              </table:table-cell>
              <table:table-cell office:value-type="float" office:value="NaN">
                <text:p>NaN</text:p>
              </table:table-cell>
              <table:table-cell office:value-type="float" office:value="0.03417">
                <text:p>0.034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4.990692">
                <text:p>994.990692</text:p>
              </table:table-cell>
              <table:table-cell office:value-type="float" office:value="NaN">
                <text:p>NaN</text:p>
              </table:table-cell>
              <table:table-cell office:value-type="float" office:value="0.041155">
                <text:p>0.0411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7.346401">
                <text:p>997.346401</text:p>
              </table:table-cell>
              <table:table-cell office:value-type="float" office:value="NaN">
                <text:p>NaN</text:p>
              </table:table-cell>
              <table:table-cell office:value-type="float" office:value="0.048408">
                <text:p>0.0484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0.669633">
                <text:p>1000.669633</text:p>
              </table:table-cell>
              <table:table-cell office:value-type="float" office:value="NaN">
                <text:p>NaN</text:p>
              </table:table-cell>
              <table:table-cell office:value-type="float" office:value="0.055839">
                <text:p>0.0558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5.10552">
                <text:p>1005.10552</text:p>
              </table:table-cell>
              <table:table-cell office:value-type="float" office:value="NaN">
                <text:p>NaN</text:p>
              </table:table-cell>
              <table:table-cell office:value-type="float" office:value="0.063287">
                <text:p>0.0632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7.502227">
                <text:p>1007.502227</text:p>
              </table:table-cell>
              <table:table-cell office:value-type="float" office:value="NaN">
                <text:p>NaN</text:p>
              </table:table-cell>
              <table:table-cell office:value-type="float" office:value="0.070362">
                <text:p>0.0703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1.93018">
                <text:p>1011.93018</text:p>
              </table:table-cell>
              <table:table-cell office:value-type="float" office:value="NaN">
                <text:p>NaN</text:p>
              </table:table-cell>
              <table:table-cell office:value-type="float" office:value="0.076791">
                <text:p>0.0767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6.335737">
                <text:p>1016.335737</text:p>
              </table:table-cell>
              <table:table-cell office:value-type="float" office:value="NaN">
                <text:p>NaN</text:p>
              </table:table-cell>
              <table:table-cell office:value-type="float" office:value="0.08259">
                <text:p>0.082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8.71586">
                <text:p>1018.71586</text:p>
              </table:table-cell>
              <table:table-cell office:value-type="float" office:value="NaN">
                <text:p>NaN</text:p>
              </table:table-cell>
              <table:table-cell office:value-type="float" office:value="0.087798">
                <text:p>0.0877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4.207423">
                <text:p>1024.207423</text:p>
              </table:table-cell>
              <table:table-cell office:value-type="float" office:value="NaN">
                <text:p>NaN</text:p>
              </table:table-cell>
              <table:table-cell office:value-type="float" office:value="0.092296">
                <text:p>0.0922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7.577613">
                <text:p>1027.577613</text:p>
              </table:table-cell>
              <table:table-cell office:value-type="float" office:value="NaN">
                <text:p>NaN</text:p>
              </table:table-cell>
              <table:table-cell office:value-type="float" office:value="0.095751">
                <text:p>0.0957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30.96809">
                <text:p>1030.96809</text:p>
              </table:table-cell>
              <table:table-cell office:value-type="float" office:value="NaN">
                <text:p>NaN</text:p>
              </table:table-cell>
              <table:table-cell office:value-type="float" office:value="0.09843">
                <text:p>0.098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4.350453">
                <text:p>1034.350453</text:p>
              </table:table-cell>
              <table:table-cell office:value-type="float" office:value="NaN">
                <text:p>NaN</text:p>
              </table:table-cell>
              <table:table-cell office:value-type="float" office:value="0.100283">
                <text:p>0.1002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8.836943">
                <text:p>1038.836943</text:p>
              </table:table-cell>
              <table:table-cell office:value-type="float" office:value="NaN">
                <text:p>NaN</text:p>
              </table:table-cell>
              <table:table-cell office:value-type="float" office:value="0.101381">
                <text:p>0.1013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42.208863">
                <text:p>1042.208863</text:p>
              </table:table-cell>
              <table:table-cell office:value-type="float" office:value="NaN">
                <text:p>NaN</text:p>
              </table:table-cell>
              <table:table-cell office:value-type="float" office:value="0.101534">
                <text:p>0.101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5.575483">
                <text:p>1045.575483</text:p>
              </table:table-cell>
              <table:table-cell office:value-type="float" office:value="NaN">
                <text:p>NaN</text:p>
              </table:table-cell>
              <table:table-cell office:value-type="float" office:value="0.101201">
                <text:p>0.1012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8.962727">
                <text:p>1048.962727</text:p>
              </table:table-cell>
              <table:table-cell office:value-type="float" office:value="NaN">
                <text:p>NaN</text:p>
              </table:table-cell>
              <table:table-cell office:value-type="float" office:value="0.100391">
                <text:p>0.1003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3.443883">
                <text:p>1053.443883</text:p>
              </table:table-cell>
              <table:table-cell office:value-type="float" office:value="NaN">
                <text:p>NaN</text:p>
              </table:table-cell>
              <table:table-cell office:value-type="float" office:value="0.098678">
                <text:p>0.098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6.79747">
                <text:p>1056.79747</text:p>
              </table:table-cell>
              <table:table-cell office:value-type="float" office:value="NaN">
                <text:p>NaN</text:p>
              </table:table-cell>
              <table:table-cell office:value-type="float" office:value="0.096254">
                <text:p>0.0962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60.342887">
                <text:p>1060.342887</text:p>
              </table:table-cell>
              <table:table-cell office:value-type="float" office:value="NaN">
                <text:p>NaN</text:p>
              </table:table-cell>
              <table:table-cell office:value-type="float" office:value="0.093168">
                <text:p>0.0931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3.650357">
                <text:p>1063.650357</text:p>
              </table:table-cell>
              <table:table-cell office:value-type="float" office:value="NaN">
                <text:p>NaN</text:p>
              </table:table-cell>
              <table:table-cell office:value-type="float" office:value="0.089667">
                <text:p>0.089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2.519657">
                <text:p>1062.519657</text:p>
              </table:table-cell>
              <table:table-cell office:value-type="float" office:value="NaN">
                <text:p>NaN</text:p>
              </table:table-cell>
              <table:table-cell office:value-type="float" office:value="0.090981">
                <text:p>0.0909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59.225473">
                <text:p>1059.225473</text:p>
              </table:table-cell>
              <table:table-cell office:value-type="float" office:value="NaN">
                <text:p>NaN</text:p>
              </table:table-cell>
              <table:table-cell office:value-type="float" office:value="0.093896">
                <text:p>0.0938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5.724477">
                <text:p>1055.724477</text:p>
              </table:table-cell>
              <table:table-cell office:value-type="float" office:value="NaN">
                <text:p>NaN</text:p>
              </table:table-cell>
              <table:table-cell office:value-type="float" office:value="0.096625">
                <text:p>0.096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2.384163">
                <text:p>1052.384163</text:p>
              </table:table-cell>
              <table:table-cell office:value-type="float" office:value="NaN">
                <text:p>NaN</text:p>
              </table:table-cell>
              <table:table-cell office:value-type="float" office:value="0.098962">
                <text:p>0.0989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48.93206">
                <text:p>1048.93206</text:p>
              </table:table-cell>
              <table:table-cell office:value-type="float" office:value="NaN">
                <text:p>NaN</text:p>
              </table:table-cell>
              <table:table-cell office:value-type="float" office:value="0.10054">
                <text:p>0.100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4.460987">
                <text:p>1044.460987</text:p>
              </table:table-cell>
              <table:table-cell office:value-type="float" office:value="NaN">
                <text:p>NaN</text:p>
              </table:table-cell>
              <table:table-cell office:value-type="float" office:value="0.101381">
                <text:p>0.1013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1.08501">
                <text:p>1041.08501</text:p>
              </table:table-cell>
              <table:table-cell office:value-type="float" office:value="NaN">
                <text:p>NaN</text:p>
              </table:table-cell>
              <table:table-cell office:value-type="float" office:value="0.101568">
                <text:p>0.1015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7.708867">
                <text:p>1037.708867</text:p>
              </table:table-cell>
              <table:table-cell office:value-type="float" office:value="NaN">
                <text:p>NaN</text:p>
              </table:table-cell>
              <table:table-cell office:value-type="float" office:value="0.101176">
                <text:p>0.1011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4.318727">
                <text:p>1034.318727</text:p>
              </table:table-cell>
              <table:table-cell office:value-type="float" office:value="NaN">
                <text:p>NaN</text:p>
              </table:table-cell>
              <table:table-cell office:value-type="float" office:value="0.099945">
                <text:p>0.099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29.89256">
                <text:p>1029.89256</text:p>
              </table:table-cell>
              <table:table-cell office:value-type="float" office:value="NaN">
                <text:p>NaN</text:p>
              </table:table-cell>
              <table:table-cell office:value-type="float" office:value="0.097891">
                <text:p>0.097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5.47583">
                <text:p>1025.47583</text:p>
              </table:table-cell>
              <table:table-cell office:value-type="float" office:value="NaN">
                <text:p>NaN</text:p>
              </table:table-cell>
              <table:table-cell office:value-type="float" office:value="0.095059">
                <text:p>0.0950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4.21565">
                <text:p>1024.21565</text:p>
              </table:table-cell>
              <table:table-cell office:value-type="float" office:value="NaN">
                <text:p>NaN</text:p>
              </table:table-cell>
              <table:table-cell office:value-type="float" office:value="0.091405">
                <text:p>0.091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